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Configurations2/" manifest:media-type="application/vnd.sun.xml.ui.configuration"/>
  <manifest:file-entry manifest:full-path="Object 206/" manifest:version="1.3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Configurations2/" manifest:media-type="application/vnd.sun.xml.ui.configuration"/>
  <manifest:file-entry manifest:full-path="Object 246/" manifest:version="1.3" manifest:media-type="application/vnd.oasis.opendocument.formula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Configurations2/" manifest:media-type="application/vnd.sun.xml.ui.configuration"/>
  <manifest:file-entry manifest:full-path="Object 225/" manifest:version="1.3" manifest:media-type="application/vnd.oasis.opendocument.formula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45/content.xml" manifest:media-type="text/xml"/>
  <manifest:file-entry manifest:full-path="Object 245/settings.xml" manifest:media-type="text/xml"/>
  <manifest:file-entry manifest:full-path="Object 245/Configurations2/" manifest:media-type="application/vnd.sun.xml.ui.configuration"/>
  <manifest:file-entry manifest:full-path="Object 245/" manifest:version="1.3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" manifest:version="1.3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" manifest:version="1.3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163/settings.xml" manifest:media-type="text/xml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70/content.xml" manifest:media-type="text/xml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" manifest:version="1.3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Configurations2/" manifest:media-type="application/vnd.sun.xml.ui.configuration"/>
  <manifest:file-entry manifest:full-path="Object 230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240/settings.xml" manifest:media-type="text/xml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223/content.xml" manifest:media-type="text/xml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" manifest:version="1.3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Configurations2/" manifest:media-type="application/vnd.sun.xml.ui.configuration"/>
  <manifest:file-entry manifest:full-path="Object 241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Configurations2/" manifest:media-type="application/vnd.sun.xml.ui.configuration"/>
  <manifest:file-entry manifest:full-path="Object 188/" manifest:version="1.3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Replacements/Object 3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84" manifest:media-type=""/>
  <manifest:file-entry manifest:full-path="ObjectReplacements/Object 16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82" manifest:media-type=""/>
  <manifest:file-entry manifest:full-path="ObjectReplacements/Object 1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250" manifest:media-type=""/>
  <manifest:file-entry manifest:full-path="ObjectReplacements/Object 1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234" manifest:media-type=""/>
  <manifest:file-entry manifest:full-path="ObjectReplacements/Object 244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5" manifest:media-type=""/>
  <manifest:file-entry manifest:full-path="ObjectReplacements/Object 40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65" manifest:media-type=""/>
  <manifest:file-entry manifest:full-path="ObjectReplacements/Object 20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7" manifest:media-type=""/>
  <manifest:file-entry manifest:full-path="ObjectReplacements/Object 4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251/content.xml" manifest:media-type="text/xml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1/content.xml" manifest:media-type="text/xml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Configurations2/" manifest:media-type="application/vnd.sun.xml.ui.configuration"/>
  <manifest:file-entry manifest:full-path="Object 185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11/content.xml" manifest:media-type="text/xml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" manifest:version="1.3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13/content.xml" manifest:media-type="text/xml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59/content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229/content.xml" manifest:media-type="text/xml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Configurations2/" manifest:media-type="application/vnd.sun.xml.ui.configuration"/>
  <manifest:file-entry manifest:full-path="Object 172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3" manifest:media-type="application/vnd.oasis.opendocument.formula"/>
  <manifest:file-entry manifest:full-path="settings.xml" manifest:media-type="text/xml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style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content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201/settings.xml" manifest:media-type="text/xml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19/settings.xml" manifest:media-type="text/xml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" manifest:version="1.3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eb4db4"/>
    </style:style>
    <style:style style:name="P5" style:family="paragraph" style:parent-style-name="Standard">
      <style:text-properties officeooo:rsid="0011604b" officeooo:paragraph-rsid="010fc4d2"/>
    </style:style>
    <style:style style:name="P6" style:family="paragraph" style:parent-style-name="Standard">
      <style:text-properties officeooo:rsid="0013ba7a" officeooo:paragraph-rsid="0013cd02"/>
    </style:style>
    <style:style style:name="P7" style:family="paragraph" style:parent-style-name="Standard">
      <style:text-properties officeooo:rsid="0013ba7a" officeooo:paragraph-rsid="0114ae7c"/>
    </style:style>
    <style:style style:name="P8" style:family="paragraph" style:parent-style-name="Standard">
      <style:text-properties officeooo:paragraph-rsid="001b4754"/>
    </style:style>
    <style:style style:name="P9" style:family="paragraph" style:parent-style-name="Standard">
      <style:text-properties officeooo:paragraph-rsid="001ce192"/>
    </style:style>
    <style:style style:name="P10" style:family="paragraph" style:parent-style-name="Standard">
      <style:text-properties officeooo:paragraph-rsid="001fa100"/>
    </style:style>
    <style:style style:name="P11" style:family="paragraph" style:parent-style-name="Standard">
      <style:text-properties officeooo:rsid="0023ea92" officeooo:paragraph-rsid="0023ea92"/>
    </style:style>
    <style:style style:name="P12" style:family="paragraph" style:parent-style-name="Standard">
      <style:text-properties officeooo:rsid="00298ab7" officeooo:paragraph-rsid="00298ab7"/>
    </style:style>
    <style:style style:name="P13" style:family="paragraph" style:parent-style-name="Standard">
      <style:text-properties officeooo:rsid="00298ab7" officeooo:paragraph-rsid="002e3703"/>
    </style:style>
    <style:style style:name="P14" style:family="paragraph" style:parent-style-name="Standard">
      <style:text-properties officeooo:rsid="002b8f69" officeooo:paragraph-rsid="002b8f69"/>
    </style:style>
    <style:style style:name="P15" style:family="paragraph" style:parent-style-name="Standard">
      <style:text-properties officeooo:rsid="002b8f69" officeooo:paragraph-rsid="00c87004"/>
    </style:style>
    <style:style style:name="P16" style:family="paragraph" style:parent-style-name="Standard">
      <style:text-properties officeooo:rsid="002f7dbb" officeooo:paragraph-rsid="0062162e"/>
    </style:style>
    <style:style style:name="P17" style:family="paragraph" style:parent-style-name="Standard">
      <style:text-properties officeooo:rsid="002f7dbb" officeooo:paragraph-rsid="006aa50f"/>
    </style:style>
    <style:style style:name="P18" style:family="paragraph" style:parent-style-name="Standard">
      <style:text-properties officeooo:rsid="002f7dbb" officeooo:paragraph-rsid="006c26ad"/>
    </style:style>
    <style:style style:name="P19" style:family="paragraph" style:parent-style-name="Standard">
      <style:text-properties officeooo:rsid="002f7dbb" officeooo:paragraph-rsid="006c96a8"/>
    </style:style>
    <style:style style:name="P20" style:family="paragraph" style:parent-style-name="Standard">
      <style:text-properties officeooo:rsid="002f7dbb" officeooo:paragraph-rsid="006ce159"/>
    </style:style>
    <style:style style:name="P21" style:family="paragraph" style:parent-style-name="Standard">
      <style:text-properties officeooo:rsid="002f7dbb" officeooo:paragraph-rsid="00c7af19"/>
    </style:style>
    <style:style style:name="P22" style:family="paragraph" style:parent-style-name="Standard">
      <style:text-properties officeooo:rsid="002f7dbb" officeooo:paragraph-rsid="00e75396"/>
    </style:style>
    <style:style style:name="P23" style:family="paragraph" style:parent-style-name="Standard">
      <style:text-properties officeooo:rsid="002f7dbb" officeooo:paragraph-rsid="010fc4d2"/>
    </style:style>
    <style:style style:name="P24" style:family="paragraph" style:parent-style-name="Standard">
      <style:text-properties officeooo:rsid="0030255c" officeooo:paragraph-rsid="0030255c"/>
    </style:style>
    <style:style style:name="P25" style:family="paragraph" style:parent-style-name="Standard">
      <style:text-properties officeooo:rsid="0030255c" officeooo:paragraph-rsid="006aa50f"/>
    </style:style>
    <style:style style:name="P26" style:family="paragraph" style:parent-style-name="Standard">
      <style:text-properties officeooo:rsid="0030255c" officeooo:paragraph-rsid="006b5bc9"/>
    </style:style>
    <style:style style:name="P27" style:family="paragraph" style:parent-style-name="Standard">
      <style:text-properties officeooo:rsid="0030255c" officeooo:paragraph-rsid="006e904c"/>
    </style:style>
    <style:style style:name="P28" style:family="paragraph" style:parent-style-name="Standard">
      <style:text-properties officeooo:rsid="0030255c" officeooo:paragraph-rsid="009eb43a"/>
    </style:style>
    <style:style style:name="P29" style:family="paragraph" style:parent-style-name="Standard">
      <style:text-properties officeooo:rsid="0030255c" officeooo:paragraph-rsid="00c67e96"/>
    </style:style>
    <style:style style:name="P30" style:family="paragraph" style:parent-style-name="Standard">
      <style:text-properties officeooo:rsid="0030255c" officeooo:paragraph-rsid="010fc4d2"/>
    </style:style>
    <style:style style:name="P31" style:family="paragraph" style:parent-style-name="Standard">
      <style:text-properties officeooo:rsid="0030d99f" officeooo:paragraph-rsid="0093a2a6"/>
    </style:style>
    <style:style style:name="P32" style:family="paragraph" style:parent-style-name="Standard">
      <style:text-properties officeooo:rsid="0030d99f" officeooo:paragraph-rsid="006aa50f"/>
    </style:style>
    <style:style style:name="P33" style:family="paragraph" style:parent-style-name="Standard">
      <style:text-properties officeooo:paragraph-rsid="0030d99f"/>
    </style:style>
    <style:style style:name="P34" style:family="paragraph" style:parent-style-name="Standard">
      <style:text-properties officeooo:paragraph-rsid="00333b02"/>
    </style:style>
    <style:style style:name="P35" style:family="paragraph" style:parent-style-name="Standard">
      <style:text-properties officeooo:rsid="00333b02" officeooo:paragraph-rsid="00433466"/>
    </style:style>
    <style:style style:name="P36" style:family="paragraph" style:parent-style-name="Standard">
      <style:text-properties officeooo:rsid="003c13b4" officeooo:paragraph-rsid="003c13b4"/>
    </style:style>
    <style:style style:name="P37" style:family="paragraph" style:parent-style-name="Standard">
      <style:text-properties officeooo:rsid="0041f697" officeooo:paragraph-rsid="00740e47"/>
    </style:style>
    <style:style style:name="P38" style:family="paragraph" style:parent-style-name="Standard">
      <style:text-properties officeooo:rsid="0041f697" officeooo:paragraph-rsid="0093a2a6"/>
    </style:style>
    <style:style style:name="P39" style:family="paragraph" style:parent-style-name="Standard">
      <style:text-properties officeooo:rsid="0041f697" officeooo:paragraph-rsid="00e75396"/>
    </style:style>
    <style:style style:name="P40" style:family="paragraph" style:parent-style-name="Standard">
      <style:text-properties officeooo:rsid="0041f697" officeooo:paragraph-rsid="006aa50f"/>
    </style:style>
    <style:style style:name="P41" style:family="paragraph" style:parent-style-name="Standard">
      <style:text-properties officeooo:rsid="0041f697" officeooo:paragraph-rsid="00e9c8cf"/>
    </style:style>
    <style:style style:name="P42" style:family="paragraph" style:parent-style-name="Standard">
      <style:text-properties officeooo:rsid="0047032a" officeooo:paragraph-rsid="0062162e"/>
    </style:style>
    <style:style style:name="P43" style:family="paragraph" style:parent-style-name="Standard">
      <style:text-properties officeooo:rsid="0047032a" officeooo:paragraph-rsid="00792785"/>
    </style:style>
    <style:style style:name="P44" style:family="paragraph" style:parent-style-name="Standard">
      <style:text-properties officeooo:rsid="0047032a" officeooo:paragraph-rsid="00abff4e"/>
    </style:style>
    <style:style style:name="P45" style:family="paragraph" style:parent-style-name="Standard">
      <style:text-properties officeooo:rsid="0047032a" officeooo:paragraph-rsid="00c87004"/>
    </style:style>
    <style:style style:name="P46" style:family="paragraph" style:parent-style-name="Standard">
      <style:text-properties officeooo:rsid="0047032a" officeooo:paragraph-rsid="006380e0"/>
    </style:style>
    <style:style style:name="P47" style:family="paragraph" style:parent-style-name="Standard">
      <style:text-properties officeooo:rsid="0047032a" officeooo:paragraph-rsid="00ca450b"/>
    </style:style>
    <style:style style:name="P48" style:family="paragraph" style:parent-style-name="Standard">
      <style:text-properties officeooo:rsid="0062162e" officeooo:paragraph-rsid="0062162e"/>
    </style:style>
    <style:style style:name="P49" style:family="paragraph" style:parent-style-name="Standard">
      <style:text-properties officeooo:rsid="0062162e" officeooo:paragraph-rsid="006b5bc9"/>
    </style:style>
    <style:style style:name="P50" style:family="paragraph" style:parent-style-name="Standard">
      <style:text-properties officeooo:paragraph-rsid="0062162e"/>
    </style:style>
    <style:style style:name="P51" style:family="paragraph" style:parent-style-name="Standard">
      <style:text-properties officeooo:paragraph-rsid="006380e0"/>
    </style:style>
    <style:style style:name="P52" style:family="paragraph" style:parent-style-name="Standard">
      <style:text-properties officeooo:paragraph-rsid="0047032a"/>
    </style:style>
    <style:style style:name="P53" style:family="paragraph" style:parent-style-name="Standard">
      <style:text-properties officeooo:rsid="005d3d16" officeooo:paragraph-rsid="006b5bc9"/>
    </style:style>
    <style:style style:name="P54" style:family="paragraph" style:parent-style-name="Standard">
      <style:text-properties officeooo:rsid="005d3d16" officeooo:paragraph-rsid="007025f2"/>
    </style:style>
    <style:style style:name="P55" style:family="paragraph" style:parent-style-name="Standard">
      <style:text-properties officeooo:rsid="006aa50f" officeooo:paragraph-rsid="006aa50f"/>
    </style:style>
    <style:style style:name="P56" style:family="paragraph" style:parent-style-name="Standard">
      <style:text-properties officeooo:paragraph-rsid="006b5bc9"/>
    </style:style>
    <style:style style:name="P57" style:family="paragraph" style:parent-style-name="Standard">
      <style:text-properties officeooo:rsid="002f0427" officeooo:paragraph-rsid="006b5bc9"/>
    </style:style>
    <style:style style:name="P58" style:family="paragraph" style:parent-style-name="Standard">
      <style:text-properties officeooo:rsid="006b5bc9" officeooo:paragraph-rsid="006b5bc9"/>
    </style:style>
    <style:style style:name="P59" style:family="paragraph" style:parent-style-name="Standard">
      <style:text-properties officeooo:rsid="006b5bc9" officeooo:paragraph-rsid="00eb4db4"/>
    </style:style>
    <style:style style:name="P60" style:family="paragraph" style:parent-style-name="Standard">
      <style:text-properties officeooo:rsid="006b5bc9" officeooo:paragraph-rsid="0111db8e"/>
    </style:style>
    <style:style style:name="P61" style:family="paragraph" style:parent-style-name="Standard">
      <style:text-properties officeooo:rsid="007025f2" officeooo:paragraph-rsid="007025f2"/>
    </style:style>
    <style:style style:name="P62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63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64" style:family="paragraph" style:parent-style-name="Standard">
      <style:text-properties officeooo:rsid="001a560d" officeooo:paragraph-rsid="001a560d"/>
    </style:style>
    <style:style style:name="P65" style:family="paragraph" style:parent-style-name="Standard">
      <style:text-properties officeooo:rsid="006ce159" officeooo:paragraph-rsid="006c26ad"/>
    </style:style>
    <style:style style:name="P66" style:family="paragraph" style:parent-style-name="Standard">
      <style:text-properties officeooo:paragraph-rsid="00953d61"/>
    </style:style>
    <style:style style:name="P67" style:family="paragraph" style:parent-style-name="Standard">
      <style:text-properties officeooo:paragraph-rsid="00983ce0"/>
    </style:style>
    <style:style style:name="P68" style:family="paragraph" style:parent-style-name="Standard">
      <style:text-properties officeooo:paragraph-rsid="006c96a8"/>
    </style:style>
    <style:style style:name="P69" style:family="paragraph" style:parent-style-name="Standard">
      <style:text-properties officeooo:paragraph-rsid="00b2e5f8"/>
    </style:style>
    <style:style style:name="P70" style:family="paragraph" style:parent-style-name="Standard">
      <style:text-properties officeooo:rsid="0047dae3" officeooo:paragraph-rsid="0047dae3"/>
    </style:style>
    <style:style style:name="P71" style:family="paragraph" style:parent-style-name="Standard">
      <style:text-properties officeooo:rsid="001ce192" officeooo:paragraph-rsid="000ffb35"/>
    </style:style>
    <style:style style:name="P72" style:family="paragraph" style:parent-style-name="Standard">
      <style:text-properties officeooo:rsid="00b8f63d" officeooo:paragraph-rsid="00b8f63d"/>
    </style:style>
    <style:style style:name="P73" style:family="paragraph" style:parent-style-name="Standard">
      <style:text-properties officeooo:rsid="00b9b6a8" officeooo:paragraph-rsid="00b9b6a8"/>
    </style:style>
    <style:style style:name="P74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75" style:family="paragraph" style:parent-style-name="Standard">
      <style:text-properties officeooo:rsid="007227ab" officeooo:paragraph-rsid="0062162e"/>
    </style:style>
    <style:style style:name="P76" style:family="paragraph" style:parent-style-name="Standard">
      <style:text-properties officeooo:rsid="00c67e96" officeooo:paragraph-rsid="00c67e96"/>
    </style:style>
    <style:style style:name="P77" style:family="paragraph" style:parent-style-name="Standard">
      <style:text-properties officeooo:rsid="00c7bf39" officeooo:paragraph-rsid="001b4754"/>
    </style:style>
    <style:style style:name="P78" style:family="paragraph" style:parent-style-name="Standard">
      <style:text-properties officeooo:rsid="00c7bf39" officeooo:paragraph-rsid="010b2171"/>
    </style:style>
    <style:style style:name="P79" style:family="paragraph" style:parent-style-name="Standard">
      <style:text-properties officeooo:paragraph-rsid="00c87004"/>
    </style:style>
    <style:style style:name="P80" style:family="paragraph" style:parent-style-name="Standard">
      <style:text-properties officeooo:rsid="00ca450b" officeooo:paragraph-rsid="00ca450b"/>
    </style:style>
    <style:style style:name="P81" style:family="paragraph" style:parent-style-name="Standard">
      <style:text-properties officeooo:rsid="00d30adb" officeooo:paragraph-rsid="00d30adb"/>
    </style:style>
    <style:style style:name="P82" style:family="paragraph" style:parent-style-name="Standard">
      <style:text-properties officeooo:rsid="00d30adb" officeooo:paragraph-rsid="00d417fa"/>
    </style:style>
    <style:style style:name="P83" style:family="paragraph" style:parent-style-name="Standard">
      <style:text-properties officeooo:rsid="00d3667a" officeooo:paragraph-rsid="00d3667a"/>
    </style:style>
    <style:style style:name="P84" style:family="paragraph" style:parent-style-name="Standard">
      <style:text-properties officeooo:paragraph-rsid="00d30adb"/>
    </style:style>
    <style:style style:name="P85" style:family="paragraph" style:parent-style-name="Standard">
      <style:text-properties officeooo:rsid="00db0418" officeooo:paragraph-rsid="00db0418"/>
    </style:style>
    <style:style style:name="P86" style:family="paragraph" style:parent-style-name="Standard">
      <style:text-properties officeooo:rsid="00db0418" officeooo:paragraph-rsid="00d911df"/>
    </style:style>
    <style:style style:name="P87" style:family="paragraph" style:parent-style-name="Standard">
      <style:text-properties officeooo:rsid="00e75396" officeooo:paragraph-rsid="00e75396"/>
    </style:style>
    <style:style style:name="P88" style:family="paragraph" style:parent-style-name="Standard">
      <style:text-properties officeooo:paragraph-rsid="00e75396"/>
    </style:style>
    <style:style style:name="P89" style:family="paragraph" style:parent-style-name="Standard">
      <style:text-properties officeooo:rsid="00dc6155" officeooo:paragraph-rsid="00e75396"/>
    </style:style>
    <style:style style:name="P90" style:family="paragraph" style:parent-style-name="Standard">
      <style:text-properties officeooo:rsid="00e95667" officeooo:paragraph-rsid="00e95667"/>
    </style:style>
    <style:style style:name="P91" style:family="paragraph" style:parent-style-name="Standard">
      <style:text-properties officeooo:rsid="00e95667" officeooo:paragraph-rsid="00e96ba8"/>
    </style:style>
    <style:style style:name="P92" style:family="paragraph" style:parent-style-name="Standard">
      <style:text-properties officeooo:rsid="00e95667" officeooo:paragraph-rsid="0103dac1"/>
    </style:style>
    <style:style style:name="P93" style:family="paragraph" style:parent-style-name="Standard">
      <style:text-properties officeooo:rsid="00e96ba8" officeooo:paragraph-rsid="00e96ba8"/>
    </style:style>
    <style:style style:name="P94" style:family="paragraph" style:parent-style-name="Standard">
      <style:text-properties officeooo:rsid="00e982a6" officeooo:paragraph-rsid="00e982a6"/>
    </style:style>
    <style:style style:name="P95" style:family="paragraph" style:parent-style-name="Standard">
      <style:text-properties officeooo:rsid="00e982a6" officeooo:paragraph-rsid="00e96ba8"/>
    </style:style>
    <style:style style:name="P96" style:family="paragraph" style:parent-style-name="Standard">
      <style:text-properties officeooo:rsid="002e70e1" officeooo:paragraph-rsid="00e9c8cf"/>
    </style:style>
    <style:style style:name="P97" style:family="paragraph" style:parent-style-name="Standard">
      <style:text-properties officeooo:rsid="002e70e1" officeooo:paragraph-rsid="00eb4db4"/>
    </style:style>
    <style:style style:name="P98" style:family="paragraph" style:parent-style-name="Standard">
      <style:text-properties officeooo:rsid="00eb4db4" officeooo:paragraph-rsid="00eb4db4"/>
    </style:style>
    <style:style style:name="P99" style:family="paragraph" style:parent-style-name="Standard">
      <style:text-properties officeooo:rsid="00eb4db4" officeooo:paragraph-rsid="00f11bf0"/>
    </style:style>
    <style:style style:name="P100" style:family="paragraph" style:parent-style-name="Standard">
      <style:text-properties officeooo:paragraph-rsid="00eb4db4"/>
    </style:style>
    <style:style style:name="P101" style:family="paragraph" style:parent-style-name="Standard">
      <style:text-properties officeooo:rsid="00dff138" officeooo:paragraph-rsid="006b5bc9"/>
    </style:style>
    <style:style style:name="P102" style:family="paragraph" style:parent-style-name="Standard">
      <style:text-properties officeooo:rsid="00dff138" officeooo:paragraph-rsid="00eb4db4"/>
    </style:style>
    <style:style style:name="P103" style:family="paragraph" style:parent-style-name="Standard">
      <style:text-properties officeooo:rsid="005822aa" officeooo:paragraph-rsid="00eb4db4"/>
    </style:style>
    <style:style style:name="P104" style:family="paragraph" style:parent-style-name="Standard">
      <style:text-properties officeooo:rsid="009d7745" officeooo:paragraph-rsid="00eb4db4"/>
    </style:style>
    <style:style style:name="P105" style:family="paragraph" style:parent-style-name="Standard">
      <style:text-properties officeooo:rsid="007c7c90" officeooo:paragraph-rsid="00eb4db4"/>
    </style:style>
    <style:style style:name="P106" style:family="paragraph" style:parent-style-name="Standard">
      <style:text-properties officeooo:rsid="009f4918" officeooo:paragraph-rsid="00eb4db4"/>
    </style:style>
    <style:style style:name="P107" style:family="paragraph" style:parent-style-name="Standard">
      <style:text-properties officeooo:rsid="00e9c8cf" officeooo:paragraph-rsid="00eb4db4"/>
    </style:style>
    <style:style style:name="P108" style:family="paragraph" style:parent-style-name="Standard">
      <style:text-properties officeooo:rsid="00f36b4e" officeooo:paragraph-rsid="00f36b4e"/>
    </style:style>
    <style:style style:name="P109" style:family="paragraph" style:parent-style-name="Standard">
      <style:text-properties officeooo:rsid="00f36b4e" officeooo:paragraph-rsid="0108ecd0"/>
    </style:style>
    <style:style style:name="P110" style:family="paragraph" style:parent-style-name="Standard">
      <style:text-properties officeooo:rsid="00f6c0e9" officeooo:paragraph-rsid="00f6c0e9"/>
    </style:style>
    <style:style style:name="P111" style:family="paragraph" style:parent-style-name="Standard">
      <style:text-properties officeooo:rsid="00f6c0e9" officeooo:paragraph-rsid="01075ad4"/>
    </style:style>
    <style:style style:name="P112" style:family="paragraph" style:parent-style-name="Standard">
      <style:text-properties officeooo:rsid="01046086" officeooo:paragraph-rsid="0105c8fb"/>
    </style:style>
    <style:style style:name="P113" style:family="paragraph" style:parent-style-name="Standard">
      <style:text-properties officeooo:rsid="0105c8fb" officeooo:paragraph-rsid="0105c8fb"/>
    </style:style>
    <style:style style:name="P114" style:family="paragraph" style:parent-style-name="Standard">
      <style:text-properties officeooo:rsid="010cd7bc" officeooo:paragraph-rsid="010e417c"/>
    </style:style>
    <style:style style:name="P115" style:family="paragraph" style:parent-style-name="Standard">
      <style:text-properties officeooo:rsid="010e417c" officeooo:paragraph-rsid="010e417c"/>
    </style:style>
    <style:style style:name="P116" style:family="paragraph" style:parent-style-name="Standard">
      <style:text-properties officeooo:rsid="0111e1cf" officeooo:paragraph-rsid="0111e1cf"/>
    </style:style>
    <style:style style:name="P117" style:family="paragraph" style:parent-style-name="Standard">
      <style:text-properties officeooo:rsid="00f11bf0" officeooo:paragraph-rsid="00f11bf0"/>
    </style:style>
    <style:style style:name="P118" style:family="paragraph" style:parent-style-name="Standard">
      <style:text-properties officeooo:rsid="011cc148" officeooo:paragraph-rsid="011cc148"/>
    </style:style>
    <style:style style:name="P119" style:family="paragraph" style:parent-style-name="Standard">
      <style:text-properties officeooo:rsid="011cc148" officeooo:paragraph-rsid="015f35d2"/>
    </style:style>
    <style:style style:name="P120" style:family="paragraph" style:parent-style-name="Standard">
      <style:text-properties officeooo:paragraph-rsid="0120dd66"/>
    </style:style>
    <style:style style:name="P121" style:family="paragraph" style:parent-style-name="Standard">
      <style:text-properties officeooo:paragraph-rsid="01282e3b"/>
    </style:style>
    <style:style style:name="P122" style:family="paragraph" style:parent-style-name="Standard">
      <style:text-properties officeooo:paragraph-rsid="0128d7a1"/>
    </style:style>
    <style:style style:name="P123" style:family="paragraph" style:parent-style-name="Standard">
      <style:text-properties officeooo:paragraph-rsid="012e200f"/>
    </style:style>
    <style:style style:name="P124" style:family="paragraph" style:parent-style-name="Standard">
      <style:text-properties officeooo:rsid="0128d7a1" officeooo:paragraph-rsid="012efaed"/>
    </style:style>
    <style:style style:name="P125" style:family="paragraph" style:parent-style-name="Standard">
      <style:text-properties officeooo:rsid="0128d7a1" officeooo:paragraph-rsid="0155f58d"/>
    </style:style>
    <style:style style:name="P126" style:family="paragraph" style:parent-style-name="Standard">
      <style:text-properties officeooo:paragraph-rsid="013692bf"/>
    </style:style>
    <style:style style:name="P127" style:family="paragraph" style:parent-style-name="Standard">
      <style:text-properties officeooo:paragraph-rsid="013b9a2f"/>
    </style:style>
    <style:style style:name="P128" style:family="paragraph" style:parent-style-name="Standard">
      <style:text-properties officeooo:rsid="012e200f" officeooo:paragraph-rsid="01444e07"/>
    </style:style>
    <style:style style:name="P129" style:family="paragraph" style:parent-style-name="Standard">
      <style:text-properties officeooo:rsid="012e200f" officeooo:paragraph-rsid="014d6c41"/>
    </style:style>
    <style:style style:name="P130" style:family="paragraph" style:parent-style-name="Standard">
      <style:text-properties officeooo:rsid="01444e07" officeooo:paragraph-rsid="01444e07"/>
    </style:style>
    <style:style style:name="P131" style:family="paragraph" style:parent-style-name="Standard">
      <style:text-properties officeooo:rsid="01444e07" officeooo:paragraph-rsid="014548cf"/>
    </style:style>
    <style:style style:name="P132" style:family="paragraph" style:parent-style-name="Standard">
      <style:text-properties officeooo:rsid="01444e07" officeooo:paragraph-rsid="017bda08"/>
    </style:style>
    <style:style style:name="P133" style:family="paragraph" style:parent-style-name="Standard">
      <style:text-properties officeooo:paragraph-rsid="01534d25"/>
    </style:style>
    <style:style style:name="P134" style:family="paragraph" style:parent-style-name="Standard">
      <style:text-properties officeooo:rsid="01534d25" officeooo:paragraph-rsid="0155f58d"/>
    </style:style>
    <style:style style:name="P135" style:family="paragraph" style:parent-style-name="Standard">
      <style:text-properties officeooo:rsid="01534d25" officeooo:paragraph-rsid="01534d25"/>
    </style:style>
    <style:style style:name="P136" style:family="paragraph" style:parent-style-name="Standard">
      <style:text-properties officeooo:rsid="0155f58d" officeooo:paragraph-rsid="0155f58d"/>
    </style:style>
    <style:style style:name="P137" style:family="paragraph" style:parent-style-name="Standard">
      <style:text-properties officeooo:paragraph-rsid="0155f58d"/>
    </style:style>
    <style:style style:name="P138" style:family="paragraph" style:parent-style-name="Standard">
      <style:text-properties officeooo:rsid="00aa3ca6" officeooo:paragraph-rsid="006aa50f"/>
    </style:style>
    <style:style style:name="P139" style:family="paragraph" style:parent-style-name="Standard">
      <style:text-properties officeooo:rsid="015d4340" officeooo:paragraph-rsid="015d4340"/>
    </style:style>
    <style:style style:name="P140" style:family="paragraph" style:parent-style-name="Standard">
      <style:text-properties officeooo:paragraph-rsid="015ec3a1"/>
    </style:style>
    <style:style style:name="P141" style:family="paragraph" style:parent-style-name="Standard">
      <style:text-properties officeooo:paragraph-rsid="015f35d2"/>
    </style:style>
    <style:style style:name="P142" style:family="paragraph" style:parent-style-name="Standard">
      <style:text-properties officeooo:paragraph-rsid="01608f27"/>
    </style:style>
    <style:style style:name="P143" style:family="paragraph" style:parent-style-name="Standard">
      <style:text-properties officeooo:rsid="013865a3" officeooo:paragraph-rsid="01659c5c"/>
    </style:style>
    <style:style style:name="P144" style:family="paragraph" style:parent-style-name="Standard">
      <style:text-properties officeooo:rsid="0170a9cc" officeooo:paragraph-rsid="01795f30"/>
    </style:style>
    <style:style style:name="P145" style:family="paragraph" style:parent-style-name="Standard">
      <style:text-properties officeooo:rsid="0170a9cc" officeooo:paragraph-rsid="00e9c8cf"/>
    </style:style>
    <style:style style:name="P146" style:family="paragraph" style:parent-style-name="Standard">
      <style:text-properties officeooo:paragraph-rsid="0177cd0a"/>
    </style:style>
    <style:style style:name="P147" style:family="paragraph" style:parent-style-name="Standard">
      <style:text-properties officeooo:rsid="014548cf" officeooo:paragraph-rsid="017bda08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fo:font-style="italic" officeooo:rsid="004d63d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4a799c" style:font-style-asian="normal" style:font-style-complex="normal"/>
    </style:style>
    <style:style style:name="T23" style:family="text">
      <style:text-properties fo:font-style="normal" officeooo:rsid="004d63dc" style:font-style-asian="normal" style:font-style-complex="normal"/>
    </style:style>
    <style:style style:name="T24" style:family="text">
      <style:text-properties fo:font-style="normal" officeooo:rsid="005995f1" style:font-style-asian="normal" style:font-style-complex="normal"/>
    </style:style>
    <style:style style:name="T25" style:family="text">
      <style:text-properties fo:font-style="normal" officeooo:rsid="005c510d" style:font-style-asian="normal" style:font-style-complex="normal"/>
    </style:style>
    <style:style style:name="T26" style:family="text">
      <style:text-properties fo:font-style="normal" officeooo:rsid="0062162e" style:font-style-asian="normal" style:font-style-complex="normal"/>
    </style:style>
    <style:style style:name="T27" style:family="text">
      <style:text-properties fo:font-style="normal" officeooo:rsid="006b5bc9" style:font-style-asian="normal" style:font-style-complex="normal"/>
    </style:style>
    <style:style style:name="T28" style:family="text">
      <style:text-properties fo:font-style="normal" officeooo:rsid="006e904c" style:font-style-asian="normal" style:font-style-complex="normal"/>
    </style:style>
    <style:style style:name="T29" style:family="text">
      <style:text-properties officeooo:rsid="0056281f"/>
    </style:style>
    <style:style style:name="T30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1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2" style:family="text">
      <style:text-properties officeooo:rsid="005822aa"/>
    </style:style>
    <style:style style:name="T33" style:family="text">
      <style:text-properties officeooo:rsid="00605f5e"/>
    </style:style>
    <style:style style:name="T34" style:family="text">
      <style:text-properties officeooo:rsid="006380e0"/>
    </style:style>
    <style:style style:name="T35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6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37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38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d1fdc3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e75396" style:font-size-asian="12pt" style:font-style-asian="normal" style:font-weight-asian="normal" style:font-size-complex="12pt"/>
    </style:style>
    <style:style style:name="T43" style:family="text">
      <style:text-properties officeooo:rsid="0062162e"/>
    </style:style>
    <style:style style:name="T44" style:family="text">
      <style:text-properties officeooo:rsid="006b5bc9"/>
    </style:style>
    <style:style style:name="T45" style:family="text">
      <style:text-properties officeooo:rsid="006c96a8"/>
    </style:style>
    <style:style style:name="T46" style:family="text">
      <style:text-properties officeooo:rsid="006ce159"/>
    </style:style>
    <style:style style:name="T47" style:family="text">
      <style:text-properties officeooo:rsid="006e904c"/>
    </style:style>
    <style:style style:name="T48" style:family="text">
      <style:text-properties officeooo:rsid="007025f2"/>
    </style:style>
    <style:style style:name="T49" style:family="text">
      <style:text-properties officeooo:rsid="00760b4d"/>
    </style:style>
    <style:style style:name="T50" style:family="text">
      <style:text-properties officeooo:rsid="00838c62"/>
    </style:style>
    <style:style style:name="T51" style:family="text">
      <style:text-properties officeooo:rsid="00953d61"/>
    </style:style>
    <style:style style:name="T52" style:family="text">
      <style:text-properties officeooo:rsid="00983ce0"/>
    </style:style>
    <style:style style:name="T53" style:family="text">
      <style:text-properties officeooo:rsid="009eb43a"/>
    </style:style>
    <style:style style:name="T54" style:family="text">
      <style:text-properties officeooo:rsid="00a00e39"/>
    </style:style>
    <style:style style:name="T55" style:family="text">
      <style:text-properties officeooo:rsid="00a4e2f3"/>
    </style:style>
    <style:style style:name="T56" style:family="text">
      <style:text-properties officeooo:rsid="00b153a3"/>
    </style:style>
    <style:style style:name="T57" style:family="text">
      <style:text-properties officeooo:rsid="00b2e5f8"/>
    </style:style>
    <style:style style:name="T58" style:family="text">
      <style:text-properties officeooo:rsid="00b3ceac"/>
    </style:style>
    <style:style style:name="T59" style:family="text">
      <style:text-properties officeooo:rsid="00bfa910"/>
    </style:style>
    <style:style style:name="T60" style:family="text">
      <style:text-properties officeooo:rsid="00c5aa9d"/>
    </style:style>
    <style:style style:name="T61" style:family="text">
      <style:text-properties officeooo:rsid="00c67e96"/>
    </style:style>
    <style:style style:name="T62" style:family="text">
      <style:text-properties officeooo:rsid="00c7af19"/>
    </style:style>
    <style:style style:name="T63" style:family="text">
      <style:text-properties officeooo:rsid="00ca450b"/>
    </style:style>
    <style:style style:name="T64" style:family="text">
      <style:text-properties officeooo:rsid="00d417fa"/>
    </style:style>
    <style:style style:name="T65" style:family="text">
      <style:text-properties officeooo:rsid="00e01356"/>
    </style:style>
    <style:style style:name="T66" style:family="text">
      <style:text-properties officeooo:rsid="00e535c3"/>
    </style:style>
    <style:style style:name="T67" style:family="text">
      <style:text-properties officeooo:rsid="00e75396"/>
    </style:style>
    <style:style style:name="T68" style:family="text">
      <style:text-properties officeooo:rsid="0041f697"/>
    </style:style>
    <style:style style:name="T69" style:family="text">
      <style:text-properties officeooo:rsid="00e9c8cf"/>
    </style:style>
    <style:style style:name="T70" style:family="text">
      <style:text-properties officeooo:rsid="00eb4db4"/>
    </style:style>
    <style:style style:name="T71" style:family="text">
      <style:text-properties officeooo:rsid="00eb8bb3"/>
    </style:style>
    <style:style style:name="T72" style:family="text">
      <style:text-properties officeooo:rsid="00ebe251"/>
    </style:style>
    <style:style style:name="T73" style:family="text">
      <style:text-properties officeooo:rsid="00ef35ab"/>
    </style:style>
    <style:style style:name="T74" style:family="text">
      <style:text-properties officeooo:rsid="00f14580"/>
    </style:style>
    <style:style style:name="T75" style:family="text">
      <style:text-properties officeooo:rsid="00f4c75f"/>
    </style:style>
    <style:style style:name="T76" style:family="text">
      <style:text-properties officeooo:rsid="00f55486"/>
    </style:style>
    <style:style style:name="T77" style:family="text">
      <style:text-properties officeooo:rsid="00f58d49"/>
    </style:style>
    <style:style style:name="T78" style:family="text">
      <style:text-properties officeooo:rsid="00f77bd6"/>
    </style:style>
    <style:style style:name="T79" style:family="text">
      <style:text-properties officeooo:rsid="00f95f7f"/>
    </style:style>
    <style:style style:name="T80" style:family="text">
      <style:text-properties officeooo:rsid="00fac8cc"/>
    </style:style>
    <style:style style:name="T81" style:family="text">
      <style:text-properties officeooo:rsid="00ff4374"/>
    </style:style>
    <style:style style:name="T82" style:family="text">
      <style:text-properties officeooo:rsid="0103dac1"/>
    </style:style>
    <style:style style:name="T83" style:family="text">
      <style:text-properties officeooo:rsid="0105c8fb"/>
    </style:style>
    <style:style style:name="T84" style:family="text">
      <style:text-properties officeooo:rsid="010699f9"/>
    </style:style>
    <style:style style:name="T85" style:family="text">
      <style:text-properties officeooo:rsid="0108ecd0"/>
    </style:style>
    <style:style style:name="T86" style:family="text">
      <style:text-properties officeooo:rsid="010b2171"/>
    </style:style>
    <style:style style:name="T87" style:family="text">
      <style:text-properties officeooo:rsid="010cd7bc"/>
    </style:style>
    <style:style style:name="T88" style:family="text">
      <style:text-properties officeooo:rsid="010e417c"/>
    </style:style>
    <style:style style:name="T89" style:family="text">
      <style:text-properties officeooo:rsid="010fc4d2"/>
    </style:style>
    <style:style style:name="T90" style:family="text">
      <style:text-properties officeooo:rsid="0011604b"/>
    </style:style>
    <style:style style:name="T91" style:family="text">
      <style:text-properties officeooo:rsid="0114ae7c"/>
    </style:style>
    <style:style style:name="T92" style:family="text">
      <style:text-properties officeooo:rsid="01188e64"/>
    </style:style>
    <style:style style:name="T93" style:family="text">
      <style:text-properties officeooo:rsid="0119ffcd"/>
    </style:style>
    <style:style style:name="T94" style:family="text">
      <style:text-properties officeooo:rsid="011b412f"/>
    </style:style>
    <style:style style:name="T95" style:family="text">
      <style:text-properties officeooo:rsid="011e3ab1"/>
    </style:style>
    <style:style style:name="T96" style:family="text">
      <style:text-properties officeooo:rsid="011fa1f3"/>
    </style:style>
    <style:style style:name="T97" style:family="text">
      <style:text-properties officeooo:rsid="0120dd66"/>
    </style:style>
    <style:style style:name="T98" style:family="text">
      <style:text-properties officeooo:rsid="00f11bf0"/>
    </style:style>
    <style:style style:name="T99" style:family="text">
      <style:text-properties officeooo:rsid="01222931"/>
    </style:style>
    <style:style style:name="T100" style:family="text">
      <style:text-properties officeooo:rsid="012369c2"/>
    </style:style>
    <style:style style:name="T101" style:family="text">
      <style:text-properties officeooo:rsid="01244705"/>
    </style:style>
    <style:style style:name="T102" style:family="text">
      <style:text-properties officeooo:rsid="01263c00"/>
    </style:style>
    <style:style style:name="T103" style:family="text">
      <style:text-properties officeooo:rsid="01282e3b"/>
    </style:style>
    <style:style style:name="T104" style:family="text">
      <style:text-properties officeooo:rsid="0128d7a1"/>
    </style:style>
    <style:style style:name="T105" style:family="text">
      <style:text-properties officeooo:rsid="012ca4e2"/>
    </style:style>
    <style:style style:name="T106" style:family="text">
      <style:text-properties officeooo:rsid="012e200f"/>
    </style:style>
    <style:style style:name="T107" style:family="text">
      <style:text-properties officeooo:rsid="012efaed"/>
    </style:style>
    <style:style style:name="T108" style:family="text">
      <style:text-properties officeooo:rsid="01316f45"/>
    </style:style>
    <style:style style:name="T109" style:family="text">
      <style:text-properties officeooo:rsid="0133ea4d"/>
    </style:style>
    <style:style style:name="T110" style:family="text">
      <style:text-properties officeooo:rsid="013692bf"/>
    </style:style>
    <style:style style:name="T111" style:family="text">
      <style:text-properties officeooo:rsid="0139d545"/>
    </style:style>
    <style:style style:name="T112" style:family="text">
      <style:text-properties officeooo:rsid="013a86f9"/>
    </style:style>
    <style:style style:name="T113" style:family="text">
      <style:text-properties officeooo:rsid="013b9a2f"/>
    </style:style>
    <style:style style:name="T114" style:family="text">
      <style:text-properties officeooo:rsid="013edfbe"/>
    </style:style>
    <style:style style:name="T115" style:family="text">
      <style:text-properties officeooo:rsid="01444e07"/>
    </style:style>
    <style:style style:name="T116" style:family="text">
      <style:text-properties officeooo:rsid="014548cf"/>
    </style:style>
    <style:style style:name="T117" style:family="text">
      <style:text-properties officeooo:rsid="014719f0"/>
    </style:style>
    <style:style style:name="T118" style:family="text">
      <style:text-properties officeooo:rsid="014ae8df"/>
    </style:style>
    <style:style style:name="T119" style:family="text">
      <style:text-properties officeooo:rsid="014c8bfd"/>
    </style:style>
    <style:style style:name="T120" style:family="text">
      <style:text-properties officeooo:rsid="014c9308"/>
    </style:style>
    <style:style style:name="T121" style:family="text">
      <style:text-properties officeooo:rsid="014e5f6d"/>
    </style:style>
    <style:style style:name="T122" style:family="text">
      <style:text-properties officeooo:rsid="015147d0"/>
    </style:style>
    <style:style style:name="T123" style:family="text">
      <style:text-properties officeooo:rsid="01534d25"/>
    </style:style>
    <style:style style:name="T124" style:family="text">
      <style:text-properties officeooo:rsid="0153a181"/>
    </style:style>
    <style:style style:name="T125" style:family="text">
      <style:text-properties officeooo:rsid="0155f58d"/>
    </style:style>
    <style:style style:name="T126" style:family="text">
      <style:text-properties officeooo:rsid="0156fa98"/>
    </style:style>
    <style:style style:name="T127" style:family="text">
      <style:text-properties officeooo:rsid="0158a18c"/>
    </style:style>
    <style:style style:name="T128" style:family="text">
      <style:text-properties officeooo:rsid="01599f67"/>
    </style:style>
    <style:style style:name="T129" style:family="text">
      <style:text-properties officeooo:rsid="015b71ca"/>
    </style:style>
    <style:style style:name="T130" style:family="text">
      <style:text-properties officeooo:rsid="015d4340"/>
    </style:style>
    <style:style style:name="T131" style:family="text">
      <style:text-properties officeooo:rsid="015ec3a1"/>
    </style:style>
    <style:style style:name="T132" style:family="text">
      <style:text-properties officeooo:rsid="015f35d2"/>
    </style:style>
    <style:style style:name="T133" style:family="text">
      <style:text-properties officeooo:rsid="01602754"/>
    </style:style>
    <style:style style:name="T134" style:family="text">
      <style:text-properties officeooo:rsid="01608f27"/>
    </style:style>
    <style:style style:name="T135" style:family="text">
      <style:text-properties officeooo:rsid="016307fb"/>
    </style:style>
    <style:style style:name="T136" style:family="text">
      <style:text-properties officeooo:rsid="01659584"/>
    </style:style>
    <style:style style:name="T137" style:family="text">
      <style:text-properties officeooo:rsid="01659c5c"/>
    </style:style>
    <style:style style:name="T138" style:family="text">
      <style:text-properties officeooo:rsid="0166ff83"/>
    </style:style>
    <style:style style:name="T139" style:family="text">
      <style:text-properties officeooo:rsid="0175e46f"/>
    </style:style>
    <style:style style:name="T140" style:family="text">
      <style:text-properties officeooo:rsid="0177cd0a"/>
    </style:style>
    <style:style style:name="T141" style:family="text">
      <style:text-properties officeooo:rsid="017bda08"/>
    </style:style>
    <style:style style:name="T142" style:family="text">
      <style:text-properties officeooo:rsid="017c1a9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<text:span text:style-name="T125">We develop here a</text:span><text:span text:style-name="T86">n a</text:span>lgorithm <text:span text:style-name="T86">based on the </text:span>Llewellyn Thomas <text:span text:style-name="T86">algorithm for tridiagonal matrices </text:span>for solving banded cyclic/periodic matrices.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4">eg.</text:span> :</text:p>
      <text:p text:style-name="P3"><draw:frame draw:style-name="fr1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1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64">A periodic version of a banded matrix can come from periodic boundary conditions. In these cases, none of the coefficients above are zero, whereas in a “regular” banded matrix, the boundary conditions make the off diagonal terms <text:span text:style-name="T125">zero</text:span>. </text:p>
      <text:p text:style-name="P6"/>
      <text:p text:style-name="P8"><text:span text:style-name="T6">For the first example, the three (m=3) point equation </text:span><draw:frame draw:style-name="fr1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8"/>
      <text:p text:style-name="P8"><draw:frame draw:style-name="fr2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77"/>
      <text:p text:style-name="P8"/>
      <text:p text:style-name="P100"><text:span text:style-name="T70">We will develop three versions of an algorithm for solving these systems. First, the</text:span> system can be solved in O[n] with <text:span text:style-name="T70">what we shall call the forward </text:span>algorithm. </text:p>
      <text:p text:style-name="P100"/>
      <text:p text:style-name="P98">Forward algorithm:</text:p>
      <text:p text:style-name="P100"/>
      <text:p text:style-name="P100">Starting with the 1st and nth equations and working inwards to the 2nd and n-1st an so on, for the jth pair of equations <text:s/>we can write, <text:span text:style-name="T72">for the three point equations</text:span>:</text:p>
      <text:p text:style-name="P34">for <text:s/><text:span text:style-name="T12">j:{2,3,4…} 1 &lt; j &lt; n/2 <text:s/></text:span></text:p>
      <text:p text:style-name="P2"/>
      <text:p text:style-name="P2"/>
      <text:p text:style-name="P2"><draw:frame draw:style-name="fr2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4">which we rewrite as</text:p>
      <text:p text:style-name="P2"/>
      <text:p text:style-name="P2"><draw:frame draw:style-name="fr2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9">for <text:s/><text:span text:style-name="T12">j:{1,2,3,4…} 0 &lt; j &lt; n/2 </text:span></text:p>
      <text:p text:style-name="P34"><text:span text:style-name="T57">defining</text:span> <draw:frame draw:style-name="fr2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4"/>
      <text:p text:style-name="P73">then we have</text:p>
      <text:p text:style-name="P34"><text:soft-page-break/><draw:frame draw:style-name="fr2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4"/>
      <text:p text:style-name="P34">and <draw:frame draw:style-name="fr2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58">because at j=1:</text:span></text:p>
      <text:p text:style-name="P34"/>
      <text:p text:style-name="P34"><draw:frame draw:style-name="fr2" draw:name="Object53" text:anchor-type="as-char" svg:y="-0.2744in" svg:width="3.4902in" svg:height="0.5016in" draw:z-index="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7">Each pair is solved for in terms of the inner next pair of values. <text:s/>Using the first equation with j=1 yields the result for the second equation for j=2 by solving a 2x2 system of equations. <text:s/>Using the matrix<draw:frame draw:style-name="fr1" draw:name="Object62" text:anchor-type="as-char" svg:y="-0.1634in" svg:width="0.2571in" svg:height="0.2236in" draw:z-index="21"><draw:object xlink:href="./Object 82" xlink:type="simple" xlink:show="embed" xlink:actuate="onLoad"/><draw:image xlink:href="./ObjectReplacements/Object 82" xlink:type="simple" xlink:show="embed" xlink:actuate="onLoad"/><svg:desc>formula</svg:desc></draw:frame>and vector <draw:frame draw:style-name="fr1" draw:name="Object85" text:anchor-type="as-char" svg:y="-0.1484in" svg:width="0.2165in" svg:height="0.2091in" draw:z-index="22"><draw:object xlink:href="./Object 87" xlink:type="simple" xlink:show="embed" xlink:actuate="onLoad"/><draw:image xlink:href="./ObjectReplacements/Object 87" xlink:type="simple" xlink:show="embed" xlink:actuate="onLoad"/><svg:desc>formula</svg:desc></draw:frame><text:s text:c="2"/>the process is iterated repeatedly almost n/2 times, <text:span text:style-name="T52">solving for all the</text:span><text:span text:style-name="T2"> </text:span><text:span text:style-name="T2"><draw:frame draw:style-name="fr1" draw:name="Object83" text:anchor-type="as-char" svg:y="-0.1634in" svg:width="0.252in" svg:height="0.2236in" draw:z-index="23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52">and</text:span><draw:frame draw:style-name="fr1" draw:name="Object84" text:anchor-type="as-char" svg:y="-0.1484in" svg:width="0.2126in" svg:height="0.2091in" draw:z-index="24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67"/>
      <text:p text:style-name="P67">At the center of the matrix we have to solve either a 2x2 system of equations if n is even or a 3x3 system if n is odd. <text:s/>If n is even the final equation becomes, with j=n/2:</text:p>
      <text:p text:style-name="P2"/>
      <text:p text:style-name="P66"><draw:frame draw:style-name="fr2" draw:name="Object21" text:anchor-type="as-char" svg:y="-0.3016in" svg:width="6.3744in" svg:height="0.556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6"/>
      <text:p text:style-name="P82">which is <text:span text:style-name="T51">a </text:span>2x2 system solvable for the middle two <text:span text:style-name="T64">values:</text:span></text:p>
      <text:p text:style-name="P81"/>
      <text:p text:style-name="P83"><draw:frame draw:style-name="fr2" draw:name="Object5" text:anchor-type="as-char" svg:y="-0.3071in" svg:width="5.628in" svg:height="0.5598in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84"/>
      <text:p text:style-name="P66"><text:s text:c="2"/></text:p>
      <text:p text:style-name="P74"/>
      <text:p text:style-name="P33">If n is odd, <text:span text:style-name="T16">the middle term is included</text:span>:</text:p>
      <text:p text:style-name="P2"/>
      <text:p text:style-name="P71"><draw:frame draw:style-name="fr2" draw:name="Object32" text:anchor-type="as-char" svg:y="-0.6354in" svg:width="3.8138in" svg:height="1.2701in" draw:z-index="2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1"/>
      <text:p text:style-name="P70">With</text:p>
      <text:p text:style-name="P35"/>
      <text:p text:style-name="P36"><draw:frame draw:style-name="fr1" draw:name="Object44" text:anchor-type="as-char" svg:y="-0.3937in" svg:width="3.8854in" svg:height="0.7307in" draw:z-index="27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6"/>
      <text:p text:style-name="P36"><text:soft-page-break/><draw:frame draw:style-name="fr2" draw:name="Object45" text:anchor-type="as-char" svg:y="-0.4035in" svg:width="5.6437in" svg:height="0.7602in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72"/>
      <text:p text:style-name="P72">or, <text:span text:style-name="T59">writing the components of </text:span><text:span text:style-name="T59"><draw:frame draw:style-name="fr1" draw:name="Object74" text:anchor-type="as-char" svg:y="-0.1634in" svg:width="0.3862in" svg:height="0.2236in" draw:z-index="29"><draw:object xlink:href="./Object 74" xlink:type="simple" xlink:show="embed" xlink:actuate="onLoad"/><draw:image xlink:href="./ObjectReplacements/Object 74" xlink:type="simple" xlink:show="embed" xlink:actuate="onLoad"/></draw:frame></text:span><text:span text:style-name="T59">explicitly:</text:span></text:p>
      <text:p text:style-name="P36"/>
      <text:p text:style-name="P36"><draw:frame draw:style-name="fr2" draw:name="Object68" text:anchor-type="as-char" svg:y="-0.4417in" svg:width="4.0929in" svg:height="0.8134in" draw:z-index="68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52"/>
      <text:p text:style-name="P55">We can then solve for all of the <draw:frame draw:style-name="fr1" draw:name="Object34" text:anchor-type="as-char" svg:y="-0.1484in" svg:width="0.2063in" svg:height="0.2091in" draw:z-index="69"><draw:object xlink:href="./Object 34" xlink:type="simple" xlink:show="embed" xlink:actuate="onLoad"/><draw:image xlink:href="./ObjectReplacements/Object 34" xlink:type="simple" xlink:show="embed" xlink:actuate="onLoad"/></draw:frame><text:span text:style-name="T56">by back substitution using </text:span><text:span text:style-name="T56"><draw:frame draw:style-name="fr2" draw:name="Object31" text:anchor-type="as-char" svg:y="-0.2992in" svg:width="2.1575in" svg:height="0.552in" draw:z-index="7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52"/>
      <text:p text:style-name="P52"/>
      <text:p text:style-name="P137"><text:span text:style-name="T125">Proceeding in complexity, </text:span><text:span text:style-name="T13"><text:s/>the m=5 point scheme </text:span><draw:frame draw:style-name="fr1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10"/>
      <text:p text:style-name="P1"><draw:frame draw:style-name="fr2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1">We can then write, <text:span text:style-name="T10">for any set of 4 equations j</text:span>:</text:p>
      <text:p text:style-name="P11"/>
      <text:p text:style-name="P11"><draw:frame draw:style-name="fr2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9"/>
      <text:p text:style-name="P12">where we can <text:span text:style-name="T9">define</text:span> </text:p>
      <text:p text:style-name="P12"/>
      <text:p text:style-name="P13"><draw:frame draw:style-name="fr2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2" draw:name="Object15" text:anchor-type="as-char" svg:y="-0.4701in" svg:width="1.978in" svg:height="0.8571in" draw:z-index="71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2"/>
      <text:p text:style-name="P14">and then</text:p>
      <text:p text:style-name="P14"/>
      <text:p text:style-name="P15"><text:soft-page-break/><draw:frame draw:style-name="fr2" draw:name="Object11" text:anchor-type="as-char" svg:y="-1.0689in" svg:width="5.5138in" svg:height="2.161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5"/>
      <text:p text:style-name="P79"><text:span text:style-name="T27">W</text:span><text:span text:style-name="T22">e </text:span><text:span text:style-name="T27">then </text:span><text:span text:style-name="T22">have either 5,6 or 7 rows left after iterating the recurrence relations: <text:s/></text:span><text:span text:style-name="T26">for example with </text:span><text:span text:style-name="T24">6 rows, </text:span><text:span text:style-name="T25">w</text:span><text:span text:style-name="T24">e have:</text:span></text:p>
      <text:p text:style-name="P79"/>
      <text:p text:style-name="P79"><draw:frame draw:style-name="fr1" draw:name="Object42" text:anchor-type="as-char" svg:y="-0.7957in" svg:width="7.2409in" svg:height="1.5453in" draw:z-index="30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6"/>
      <text:p text:style-name="P56"/>
      <text:p text:style-name="P53">but </text:p>
      <text:p text:style-name="P53"/>
      <text:p text:style-name="P53"><draw:frame draw:style-name="fr1" draw:name="Object37" text:anchor-type="as-char" svg:y="-0.7516in" svg:width="4.6398in" svg:height="1.4571in" draw:z-index="31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6"/>
      <text:p text:style-name="P53">and <text:span text:style-name="T33">so</text:span><text:span text:style-name="T33"><draw:frame draw:style-name="fr1" draw:name="Object41" text:anchor-type="as-char" svg:y="-0.7516in" svg:width="6.4319in" svg:height="1.4571in" draw:z-index="32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136">and then</text:p>
      <text:p text:style-name="P25"><text:soft-page-break/><draw:frame draw:style-name="fr1" draw:name="Object49" text:anchor-type="as-char" svg:y="-1.5189in" svg:width="5.1516in" svg:height="3.0839in" draw:z-index="33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38"/>
      <text:p text:style-name="P25"/>
      <text:p text:style-name="P58">We can workout similar formulae for <text:span text:style-name="T43">5 and 7 </text:span>rows left, with:<text:span text:style-name="T43"> </text:span></text:p>
      <text:p text:style-name="P57"/>
      <text:p text:style-name="P56"><text:span text:style-name="T30"><draw:frame draw:style-name="fr1" draw:name="Object36" text:anchor-type="as-char" svg:y="-0.6681in" svg:width="3.0854in" svg:height="1.2898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0"><text:s/></text:span><text:span text:style-name="T29">with 5 rows</text:span></text:p>
      <text:p text:style-name="P56"/>
      <text:p text:style-name="P56"/>
      <text:p text:style-name="P49">and</text:p>
      <text:p text:style-name="P56"><draw:frame draw:style-name="fr1" draw:name="Object43" text:anchor-type="as-char" svg:y="-0.9319in" svg:width="4.0972in" svg:height="1.8173in" draw:z-index="35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2">with 7 rows</text:span></text:p>
      <text:p text:style-name="P26"/>
      <text:p text:style-name="P136">It all gets rather tedious. <text:s/><text:span text:style-name="T14">Writing more generally, </text:span><text:span text:style-name="T15">if we write </text:span><text:span text:style-name="T14">the first equation </text:span><text:span text:style-name="T61">corresponding to the 3 point formula</text:span></text:p>
      <text:p text:style-name="P29"/>
      <text:p text:style-name="P29"><draw:frame draw:style-name="fr2" draw:name="Object75" text:anchor-type="as-char" svg:y="-0.2744in" svg:width="5.0811in" svg:height="0.5016in" draw:z-index="36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9"/>
      <text:p text:style-name="P76">as</text:p>
      <text:p text:style-name="P17"/>
      <text:p text:style-name="P18"><text:soft-page-break/><draw:frame draw:style-name="fr1" draw:name="Object16" text:anchor-type="as-char" svg:y="-0.1744in" svg:width="1.952in" svg:height="0.2346in" draw:z-index="37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0">and defining </text:span><text:span text:style-name="T60"><draw:frame draw:style-name="fr1" draw:name="Object58" text:anchor-type="as-char" svg:y="-0.2598in" svg:width="0.972in" svg:height="0.4083in" draw:z-index="52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8"/>
      <text:p text:style-name="P20"><text:span text:style-name="T14">where</text:span><text:span text:style-name="T14"><draw:frame draw:style-name="fr1" draw:name="Object22" text:anchor-type="as-char" svg:y="-0.1484in" svg:width="0.2339in" svg:height="0.2091in" draw:z-index="5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0"/>
      <text:p text:style-name="P28"><draw:frame draw:style-name="fr1" draw:name="Object33" text:anchor-type="as-char" svg:y="-0.152in" svg:width="6.1752in" svg:height="0.222in" draw:z-index="6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8"><text:s/></text:p>
      <text:p text:style-name="P21"><text:span text:style-name="T53">with <text:s text:c="2"/></text:span><text:span text:style-name="T53"><draw:frame draw:style-name="fr1" draw:name="Object73" text:anchor-type="as-char" svg:y="-0.1744in" svg:width="0.2409in" svg:height="0.2346in" draw:z-index="66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3">defined similarly so that </text:span><text:span text:style-name="T53"><draw:frame draw:style-name="fr1" draw:name="Object72" text:anchor-type="as-char" svg:y="-0.1744in" svg:width="1.1972in" svg:height="0.2346in" draw:z-index="67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3">are defined (see Appendix) for jj every j KU apart.</text:span></text:p>
      <text:p text:style-name="P18"/>
      <text:p text:style-name="P20"><text:span text:style-name="T46">Substituting</text:span><draw:frame draw:style-name="fr1" draw:name="Object59" text:anchor-type="as-char" svg:y="-0.1634in" svg:width="0.2807in" svg:height="0.2236in" draw:z-index="72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5">and <text:s/></text:span><text:span text:style-name="T45"><draw:frame draw:style-name="fr1" draw:name="Object60" text:anchor-type="as-char" svg:y="-0.1484in" svg:width="0.2402in" svg:height="0.2091in" draw:z-index="75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5">defined as:</text:span></text:p>
      <text:p text:style-name="P20"/>
      <text:p text:style-name="P20"><draw:frame draw:style-name="fr1" draw:name="Object61" text:anchor-type="as-char" svg:y="-0.1634in" svg:width="1.4909in" svg:height="0.2362in" draw:z-index="76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0"><text:s/></text:span></text:p>
      <text:p text:style-name="P65">results in the second equation as</text:p>
      <text:p text:style-name="P18"/>
      <text:p text:style-name="P18"><text:span text:style-name="T14"><text:s/></text:span><text:span text:style-name="T14"><draw:frame draw:style-name="fr1" draw:name="Object24" text:anchor-type="as-char" svg:y="-0.1752in" svg:width="2.6839in" svg:height="0.2472in" draw:z-index="77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62"/>
      <text:p text:style-name="P19"><text:span text:style-name="T37">Using the </text:span><text:span text:style-name="T38">definition of </text:span><text:span text:style-name="T35"><draw:frame draw:style-name="fr1" draw:name="Object39" text:anchor-type="as-char" svg:y="-0.1634in" svg:width="0.2807in" svg:height="0.2236in" draw:z-index="78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37">and <text:s/></text:span><text:span text:style-name="T37"><draw:frame draw:style-name="fr1" draw:name="Object46" text:anchor-type="as-char" svg:y="-0.1484in" svg:width="0.2402in" svg:height="0.2091in" draw:z-index="79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7"><text:s/>and the second equation we can recognize </text:span><text:span text:style-name="T38">the recurrence relatio</text:span><text:span text:style-name="T37">ns:</text:span></text:p>
      <text:p text:style-name="P19"/>
      <text:p text:style-name="P19"><draw:frame draw:style-name="fr1" draw:name="Object25" text:anchor-type="as-char" svg:y="-0.2008in" svg:width="1.7965in" svg:height="0.2728in" draw:z-index="8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9"/>
      <text:p text:style-name="P68"><draw:frame draw:style-name="fr1" draw:name="Object26" text:anchor-type="as-char" svg:y="-0.2008in" svg:width="2.322in" svg:height="0.2736in" draw:z-index="81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8"/>
      <text:p text:style-name="P32">which are solved every j<text:span text:style-name="T62">j</text:span>, reducing the number of equations by <text:span text:style-name="T44">(m-1)</text:span> <text:span text:style-name="T46">each iteration with <text:s/></text:span><text:span text:style-name="T30"><draw:frame draw:style-name="fr1" draw:name="Object56" text:anchor-type="as-char" svg:y="-0.2937in" svg:width="1.5654in" svg:height="0.5256in" draw:z-index="82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0"><text:s/></text:span><text:span text:style-name="T36">an </text:span><text:span text:style-name="T31">(</text:span><text:span text:style-name="T36">m-1)x(m-1) </text:span><text:span text:style-name="T41">orthogonal </text:span><text:span text:style-name="T36">matrix and </text:span><text:span text:style-name="T36"><draw:frame draw:style-name="fr1" draw:name="Object57" text:anchor-type="as-char" svg:y="-0.1626in" svg:width="0.528in" svg:height="0.2319in" draw:z-index="83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6">the </text:span><text:span text:style-name="T39">(m-1)/2x(m-1)/2</text:span><text:span text:style-name="T36"> identity matrix. </text:span></text:p>
      <text:p text:style-name="P40"/>
      <text:p text:style-name="P38">At the center of the <text:span text:style-name="T62">system </text:span>matrix, if <text:span text:style-name="T69">p=</text:span>modulo(n,m-<text:span text:style-name="T17">1</text:span>) <text:span text:style-name="T55">=0</text:span>, then <text:span text:style-name="T15"><draw:frame draw:style-name="fr1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1" draw:name="Object47" text:anchor-type="as-char" svg:y="-0.172in" svg:width="0.9465in" svg:height="0.2327in" draw:z-index="84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38"/>
      <text:p text:style-name="P31">so that the final inner values are given by</text:p>
      <text:p text:style-name="P37"/>
      <text:p text:style-name="P41"><draw:frame draw:style-name="fr1" draw:name="Object38" text:anchor-type="as-char" svg:y="-0.2008in" svg:width="2.7866in" svg:height="0.2736in" draw:z-index="85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49">for the last 2*(m-1) values at jj=n/2</text:span></text:p>
      <text:p text:style-name="P41"><text:span text:style-name="T49">More generally, i</text:span>f <text:span text:style-name="T69">p= </text:span>modulo(n,m-<text:span text:style-name="T47">1</text:span>) <text:span text:style-name="T69">and </text:span><text:span text:style-name="T69"><draw:frame draw:style-name="fr1" draw:name="Object110" text:anchor-type="as-char" svg:y="-0.1484in" svg:width="0.4102in" svg:height="0.1839in" draw:z-index="86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21">,</text:span><text:span text:style-name="T20"> </text:span><text:span text:style-name="T22">we have </text:span><text:span text:style-name="T28"><text:s/></text:span><text:span text:style-name="T22">m-</text:span><text:span text:style-name="T28">1</text:span><text:span text:style-name="T22">+p rows lef</text:span><text:span text:style-name="T23">t. <text:s/></text:span><text:span text:style-name="T28">The central rows can be written</text:span></text:p>
      <text:p text:style-name="P63"/>
      <text:p text:style-name="P44"><draw:frame draw:style-name="fr1" draw:name="Object28" text:anchor-type="as-char" svg:y="-0.1484in" svg:width="1.7256in" svg:height="0.2091in" draw:z-index="87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7"/>
      <text:p text:style-name="P61">We can then state that these central values are given by:</text:p>
      <text:p text:style-name="P42"/>
      <text:p text:style-name="P47"><draw:frame draw:style-name="fr1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3">or </text:span></text:p>
      <text:p text:style-name="P80"/>
      <text:p text:style-name="P80"><text:soft-page-break/><draw:frame draw:style-name="fr1" draw:name="Object81" text:anchor-type="as-char" svg:y="-0.211in" svg:width="2.8799in" svg:height="0.2846in" draw:z-index="88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80"/>
      <text:p text:style-name="P80">where <draw:frame draw:style-name="fr1" draw:name="Object79" text:anchor-type="as-char" svg:y="-0.1634in" svg:width="1.1362in" svg:height="0.2244in" draw:z-index="89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1" draw:name="Object80" text:anchor-type="as-char" svg:y="-0.1744in" svg:width="0.2291in" svg:height="0.2346in" draw:z-index="90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47"><text:s/></text:p>
      <text:p text:style-name="P45"><text:span text:style-name="T19"><draw:frame draw:style-name="fr1" draw:name="Object48" text:anchor-type="as-char" svg:y="-0.198in" svg:width="0.211in" svg:height="0.2583in" draw:z-index="91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orthonormal matrix composed of the (m-1) x (m-1) identity matrix with p=modulo(n,m-1) extra zero rows . Note we use the fact that <text:s/></text:span><text:span text:style-name="T19"><draw:frame draw:style-name="fr1" draw:name="Object27" text:anchor-type="as-char" svg:y="-0.198in" svg:width="0.9839in" svg:height="0.2583in" draw:z-index="92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:</text:span><text:span text:style-name="T19"><draw:frame draw:style-name="fr1" draw:name="Object30" text:anchor-type="as-char" svg:y="-0.2807in" svg:width="4.0299in" svg:height="0.5346in" draw:z-index="93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5"/>
      <text:p text:style-name="P42"/>
      <text:p text:style-name="P48">In summary, the forward algorithm consists of computing the matrix and vector every (m-1) sets of rows with</text:p>
      <text:p text:style-name="P16"/>
      <text:p text:style-name="P16"><draw:frame draw:style-name="fr1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6"/>
      <text:p text:style-name="P50"><draw:frame draw:style-name="fr1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48"/>
      <text:p text:style-name="P48"><text:span text:style-name="T48">for</text:span> <text:span text:style-name="T34">n/(m-1) number of times. (integer division)</text:span></text:p>
      <text:p text:style-name="P48"/>
      <text:p text:style-name="P51"><text:span text:style-name="T43">then computing the m-1+p central values needing only </text:span><text:span text:style-name="T36"><draw:frame draw:style-name="fr1" draw:name="Object70" text:anchor-type="as-char" svg:y="-0.1634in" svg:width="0.4138in" svg:height="0.2236in" draw:z-index="94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37">and <text:s/></text:span><text:span text:style-name="T37"><draw:frame draw:style-name="fr1" draw:name="Object71" text:anchor-type="as-char" svg:y="-0.1484in" svg:width="0.3744in" svg:height="0.2091in" draw:z-index="118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7"><text:s/></text:span></text:p>
      <text:p text:style-name="P42"/>
      <text:p text:style-name="P46"><draw:frame draw:style-name="fr1" draw:name="Object29" text:anchor-type="as-char" svg:y="-0.211in" svg:width="3.302in" svg:height="0.2846in" draw:z-index="11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6"/>
      <text:p text:style-name="P80">or </text:p>
      <text:p text:style-name="P80"/>
      <text:p text:style-name="P80"><draw:frame draw:style-name="fr1" draw:name="Object76" text:anchor-type="as-char" svg:y="-0.211in" svg:width="2.8799in" svg:height="0.2846in" draw:z-index="120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80"/>
      <text:p text:style-name="P80">where <draw:frame draw:style-name="fr1" draw:name="Object77" text:anchor-type="as-char" svg:y="-0.1634in" svg:width="1.1362in" svg:height="0.2244in" draw:z-index="123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1" draw:name="Object78" text:anchor-type="as-char" svg:y="-0.1744in" svg:width="0.2291in" svg:height="0.2346in" draw:z-index="127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43"/>
      <text:p text:style-name="P51"><text:span text:style-name="T19">where</text:span><text:span text:style-name="T19"><draw:frame draw:style-name="fr1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1" draw:name="Object66" text:anchor-type="as-char" svg:y="-0.1634in" svg:width="0.2591in" svg:height="0.2236in" draw:z-index="38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48"/>
      <text:p text:style-name="P54">Once the center values are known the stored matrices<text:span text:style-name="T1"><draw:frame draw:style-name="fr1" draw:name="Object12" text:anchor-type="as-char" svg:y="-0.1634in" svg:width="0.2807in" svg:height="0.2236in" draw:z-index="39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1" draw:name="Object13" text:anchor-type="as-char" svg:y="-0.1484in" svg:width="0.2402in" svg:height="0.2091in" draw:z-index="40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0">using </text:span><text:span text:style-name="T50"><draw:frame draw:style-name="fr1" draw:name="Object67" text:anchor-type="as-char" svg:y="-0.1634in" svg:width="1.4909in" svg:height="0.2362in" draw:z-index="41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0">.</text:span></text:p>
      <text:p text:style-name="P48"/>
      <text:p text:style-name="P101"/>
      <text:p text:style-name="P94">Reverse algorithm:</text:p>
      <text:p text:style-name="P87"/>
      <text:p text:style-name="P87">We can also solve the equations in reverse. Defining <draw:frame draw:style-name="fr1" draw:name="Object89" text:anchor-type="as-char" svg:y="-0.1484in" svg:width="1.4374in" svg:height="0.2217in" draw:z-index="42"><draw:object xlink:href="./Object 89" xlink:type="simple" xlink:show="embed" xlink:actuate="onLoad"/><draw:image xlink:href="./ObjectReplacements/Object 89" xlink:type="simple" xlink:show="embed" xlink:actuate="onLoad"/><svg:desc>formula</svg:desc></draw:frame>then <text:span text:style-name="T72">our equations are</text:span></text:p>
      <text:p text:style-name="P87"/>
      <text:p text:style-name="P9"><draw:frame draw:style-name="fr1" draw:name="Object90" text:anchor-type="as-char" svg:y="-0.1752in" svg:width="2.689in" svg:height="0.2472in" draw:z-index="43"><draw:object xlink:href="./Object 90" xlink:type="simple" xlink:show="embed" xlink:actuate="onLoad"/><draw:image xlink:href="./ObjectReplacements/Object 90" xlink:type="simple" xlink:show="embed" xlink:actuate="onLoad"/><svg:desc>formula</svg:desc></draw:frame><text:s/><text:span text:style-name="T67">leading to</text:span></text:p>
      <text:p text:style-name="P9"/>
      <text:p text:style-name="P22"><text:soft-page-break/></text:p>
      <text:p text:style-name="P22"><draw:frame draw:style-name="fr1" draw:name="Object91" text:anchor-type="as-char" svg:y="-0.2008in" svg:width="1.7811in" svg:height="0.2728in" draw:z-index="44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22"/>
      <text:p text:style-name="P88"><draw:frame draw:style-name="fr1" draw:name="Object92" text:anchor-type="as-char" svg:y="-0.2008in" svg:width="2.3307in" svg:height="0.2736in" draw:z-index="45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88"/>
      <text:p text:style-name="P88"><text:span text:style-name="T67">Instead of starting at jj=0, we start at jj=(n-p)/2, and calculate each decreasing jj starting with</text:span><text:span text:style-name="T38"> </text:span><text:span text:style-name="T42"><draw:frame draw:style-name="fr1" draw:name="Object93" text:anchor-type="as-char" svg:y="-0.1484in" svg:width="0.6846in" svg:height="0.2181in" draw:z-index="46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37">and</text:span><draw:frame draw:style-name="fr1" draw:name="Object94" text:anchor-type="as-char" svg:y="-0.1484in" svg:width="0.6453in" svg:height="0.2181in" draw:z-index="47"><draw:object xlink:href="./Object 94" xlink:type="simple" xlink:show="embed" xlink:actuate="onLoad"/><draw:image xlink:href="./ObjectReplacements/Object 94" xlink:type="simple" xlink:show="embed" xlink:actuate="onLoad"/><svg:desc>formula</svg:desc></draw:frame>, <text:span text:style-name="T67">which we will define shortly.</text:span></text:p>
      <text:p text:style-name="P88"/>
      <text:p text:style-name="P39">At the <text:span text:style-name="T67">beginning and end, or edges,</text:span> of the <text:span text:style-name="T62">system </text:span>matrix, <text:span text:style-name="T15"><draw:frame draw:style-name="fr1" draw:name="Object95" text:anchor-type="as-char" svg:y="-0.1484in" svg:width="0.8583in" svg:height="0.2091in" draw:z-index="48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5">(recognizing that the final </text:span><text:span text:style-name="T15"><draw:frame draw:style-name="fr1" draw:name="Object96" text:anchor-type="as-char" svg:y="-0.172in" svg:width="0.8134in" svg:height="0.2327in" draw:z-index="49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5">) so that the last 2*(m-1) values at jj=1 are solved for in terms of jj=2 by</text:span></text:p>
      <text:p text:style-name="P39"/>
      <text:p text:style-name="P39"><draw:frame draw:style-name="fr1" draw:name="Object97" text:anchor-type="as-char" svg:y="-0.2008in" svg:width="2.3799in" svg:height="0.2736in" draw:z-index="50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39"/>
      <text:p text:style-name="P87">The 2 x 2 version is given below as an example:</text:p>
      <text:p text:style-name="P89"/>
      <text:p text:style-name="P89"><draw:frame draw:style-name="fr2" draw:name="Object3" text:anchor-type="as-char" svg:y="-0.2992in" svg:width="2.772in" svg:height="0.552in" draw:z-index="12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9"/>
      <text:p text:style-name="P93">The rest of the values are then solved by back substitution <text:span text:style-name="T73">with</text:span><draw:frame draw:style-name="fr1" draw:name="Object88" text:anchor-type="as-char" svg:y="-0.1484in" svg:width="1.4374in" svg:height="0.2217in" draw:z-index="129"><draw:object xlink:href="./Object 88" xlink:type="simple" xlink:show="embed" xlink:actuate="onLoad"/><draw:image xlink:href="./ObjectReplacements/Object 88" xlink:type="simple" xlink:show="embed" xlink:actuate="onLoad"/><svg:desc>formula</svg:desc></draw:frame>.</text:p>
      <text:p text:style-name="P39"/>
      <text:p text:style-name="P87">Here we have implicitly decided to start the iterative solution at <text:s/>jj=(n-p)/2. <text:s/>If p=<text:span text:style-name="T68">modulo(n,m-1) =0, </text:span>then <text:span text:style-name="T77">we have the 2KU x 2KU matrix:</text:span></text:p>
      <text:p text:style-name="P87"/>
      <text:p text:style-name="P87"><draw:frame draw:style-name="fr2" draw:name="Object98" text:anchor-type="as-char" svg:y="-0.2898in" svg:width="2.2311in" svg:height="0.5063in" draw:z-index="51"><draw:object xlink:href="./Object 98" xlink:type="simple" xlink:show="embed" xlink:actuate="onLoad"/><draw:image xlink:href="./ObjectReplacements/Object 98" xlink:type="simple" xlink:show="embed" xlink:actuate="onLoad"/><svg:desc>formula</svg:desc></draw:frame><text:s text:c="2"/><text:span text:style-name="T81">because </text:span><text:span text:style-name="T81"><draw:frame draw:style-name="fr1" draw:name="Object127" text:anchor-type="as-char" svg:y="-0.1634in" svg:width="0.9874in" svg:height="0.2236in" draw:z-index="130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p>
      <text:p text:style-name="P87"/>
      <text:p text:style-name="P87">If<draw:frame draw:style-name="fr1" draw:name="Object99" text:anchor-type="as-char" svg:y="-0.1484in" svg:width="0.4102in" svg:height="0.1839in" draw:z-index="53"><draw:object xlink:href="./Object 99" xlink:type="simple" xlink:show="embed" xlink:actuate="onLoad"/><draw:image xlink:href="./ObjectReplacements/Object 99" xlink:type="simple" xlink:show="embed" xlink:actuate="onLoad"/><svg:desc>formula</svg:desc></draw:frame>, <text:span text:style-name="T73">we have p additional values of </text:span><text:span text:style-name="T73"><draw:frame draw:style-name="fr1" draw:name="Object111" text:anchor-type="as-char" svg:y="-0.1484in" svg:width="0.2339in" svg:height="0.2091in" draw:z-index="131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73">to solve for, and </text:span>the definitions of<text:span text:style-name="T35"><draw:frame draw:style-name="fr1" draw:name="Object100" text:anchor-type="as-char" svg:y="-0.1484in" svg:width="0.6846in" svg:height="0.2181in" draw:z-index="54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37">and</text:span><draw:frame draw:style-name="fr1" draw:name="Object101" text:anchor-type="as-char" svg:y="-0.1484in" svg:width="0.6453in" svg:height="0.2181in" draw:z-index="55"><draw:object xlink:href="./Object 101" xlink:type="simple" xlink:show="embed" xlink:actuate="onLoad"/><draw:image xlink:href="./ObjectReplacements/Object 101" xlink:type="simple" xlink:show="embed" xlink:actuate="onLoad"/><svg:desc>formula</svg:desc></draw:frame><text:span text:style-name="T73">are more complex. <text:s/>There are two cases, p &gt; KU or p &lt; KU, with both reducing to the same solution at p=KU. <text:s/>Consider the central rows:</text:span></text:p>
      <text:p text:style-name="P90"/>
      <text:p text:style-name="P94"><draw:frame draw:style-name="fr1" draw:name="Object113" text:anchor-type="as-char" svg:y="-0.1484in" svg:width="2.6272in" svg:height="0.2181in" draw:z-index="108"><draw:object xlink:href="./Object 113" xlink:type="simple" xlink:show="embed" xlink:actuate="onLoad"/><draw:image xlink:href="./ObjectReplacements/Object 113" xlink:type="simple" xlink:show="embed" xlink:actuate="onLoad"/><svg:desc>formula</svg:desc></draw:frame><text:span text:style-name="T74">a vector p in length vs the definition of </text:span><text:span text:style-name="T74"><draw:frame draw:style-name="fr1" draw:name="Object114" text:anchor-type="as-char" svg:y="-0.1484in" svg:width="0.2063in" svg:height="0.2091in" draw:z-index="109"><draw:object xlink:href="./Object 114" xlink:type="simple" xlink:show="embed" xlink:actuate="onLoad"/><draw:image xlink:href="./ObjectReplacements/Object 114" xlink:type="simple" xlink:show="embed" xlink:actuate="onLoad"/></draw:frame></text:span><text:span text:style-name="T74">at j=(n-p)/2+1:</text:span></text:p>
      <text:p text:style-name="P94"/>
      <text:p text:style-name="P94"/>
      <text:p text:style-name="P94"><draw:frame draw:style-name="fr1" draw:name="Object115" text:anchor-type="as-char" svg:y="-0.152in" svg:width="5.1465in" svg:height="0.222in" draw:z-index="111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94"/>
      <text:p text:style-name="P108"/>
      <text:p text:style-name="P109">If p &gt; KU, then vecto<text:span text:style-name="T75">r</text:span><draw:frame draw:style-name="fr1" draw:name="Object116" text:anchor-type="as-char" svg:y="-0.1484in" svg:width="0.2228in" svg:height="0.2091in" draw:z-index="112"><draw:object xlink:href="./Object 116" xlink:type="simple" xlink:show="embed" xlink:actuate="onLoad"/><draw:image xlink:href="./ObjectReplacements/Object 116" xlink:type="simple" xlink:show="embed" xlink:actuate="onLoad"/></draw:frame> is longer than each half of vector<draw:frame draw:style-name="fr1" draw:name="Object118" text:anchor-type="as-char" svg:y="-0.1484in" svg:width="0.639in" svg:height="0.2181in" draw:z-index="114"><draw:object xlink:href="./Object 118" xlink:type="simple" xlink:show="embed" xlink:actuate="onLoad"/><draw:image xlink:href="./ObjectReplacements/Object 118" xlink:type="simple" xlink:show="embed" xlink:actuate="onLoad"/><svg:desc>formula</svg:desc></draw:frame><text:span text:style-name="T78">so that there is a duplication of the middle 2KU-p rows.</text:span> </text:p>
      <text:p text:style-name="P109"/>
      <text:p text:style-name="P109"><text:span text:style-name="T85">I</text:span>f p &lt; KU, vector<draw:frame draw:style-name="fr1" draw:name="Object119" text:anchor-type="as-char" svg:y="-0.1484in" svg:width="0.2228in" svg:height="0.2091in" draw:z-index="115"><draw:object xlink:href="./Object 119" xlink:type="simple" xlink:show="embed" xlink:actuate="onLoad"/><draw:image xlink:href="./ObjectReplacements/Object 119" xlink:type="simple" xlink:show="embed" xlink:actuate="onLoad"/><svg:desc>formula</svg:desc></draw:frame> is contained within each half of vector<draw:frame draw:style-name="fr1" draw:name="Object117" text:anchor-type="as-char" svg:y="-0.1484in" svg:width="0.639in" svg:height="0.2181in" draw:z-index="117"><draw:object xlink:href="./Object 117" xlink:type="simple" xlink:show="embed" xlink:actuate="onLoad"/><draw:image xlink:href="./ObjectReplacements/Object 117" xlink:type="simple" xlink:show="embed" xlink:actuate="onLoad"/></draw:frame><text:span text:style-name="T76">and an additional 2KU-2p rows are required. <text:s/></text:span></text:p>
      <text:p text:style-name="P109"/>
      <text:p text:style-name="P109"><text:span text:style-name="T76">If p=0, the 2KU rows (and columns) are generated by </text:span><text:span text:style-name="T76"><draw:frame draw:style-name="fr1" draw:name="Object120" text:anchor-type="as-char" svg:y="-0.1484in" svg:width="0.8583in" svg:height="0.2181in" draw:z-index="132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76">given above.</text:span></text:p>
      <text:p text:style-name="P108"/>
      <text:p text:style-name="P110"><text:soft-page-break/>The p rows are generated by the central p equations <text:span text:style-name="T79">given by</text:span><draw:frame draw:style-name="fr1" draw:name="Object121" text:anchor-type="as-char" svg:y="-0.1744in" svg:width="1.4437in" svg:height="0.2437in" draw:z-index="136"><draw:object xlink:href="./Object 121" xlink:type="simple" xlink:show="embed" xlink:actuate="onLoad"/><draw:image xlink:href="./ObjectReplacements/Object 121" xlink:type="simple" xlink:show="embed" xlink:actuate="onLoad"/><svg:desc>formula</svg:desc></draw:frame><text:span text:style-name="T78">where</text:span><text:span text:style-name="T78"><draw:frame draw:style-name="fr1" draw:name="Object124" text:anchor-type="as-char" svg:y="-0.1744in" svg:width="0.4516in" svg:height="0.2346in" draw:z-index="138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78">consists of the middle p inner values and </text:span><text:span text:style-name="T78"><draw:frame draw:style-name="fr1" draw:name="Object122" text:anchor-type="as-char" svg:y="-0.1634in" svg:width="0.498in" svg:height="0.2244in" draw:z-index="139"><draw:object xlink:href="./Object 122" xlink:type="simple" xlink:show="embed" xlink:actuate="onLoad"/><draw:image xlink:href="./ObjectReplacements/Object 122" xlink:type="simple" xlink:show="embed" xlink:actuate="onLoad"/></draw:frame></text:span><text:span text:style-name="T78">are p x p <text:s/>and p x 2KU matrices. <text:s/></text:span></text:p>
      <text:p text:style-name="P111"/>
      <text:p text:style-name="P111"><text:span text:style-name="T80">Using the relationship between vector</text:span><text:span text:style-name="T80"><draw:frame draw:style-name="fr1" draw:name="Object123" text:anchor-type="as-char" svg:y="-0.1484in" svg:width="0.2228in" svg:height="0.2091in" draw:z-index="140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80"> and vector</text:span><text:span text:style-name="T80"><draw:frame draw:style-name="fr1" draw:name="Object125" text:anchor-type="as-char" svg:y="-0.1484in" svg:width="0.639in" svg:height="0.2181in" draw:z-index="141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80">, and</text:span><draw:frame draw:style-name="fr1" draw:name="Object126" text:anchor-type="as-char" svg:y="-0.1484in" svg:width="2.6752in" svg:height="0.2327in" draw:z-index="142"><draw:object xlink:href="./Object 126" xlink:type="simple" xlink:show="embed" xlink:actuate="onLoad"/><draw:image xlink:href="./ObjectReplacements/Object 126" xlink:type="simple" xlink:show="embed" xlink:actuate="onLoad"/><svg:desc>formula</svg:desc></draw:frame>, <text:span text:style-name="T84">we can define </text:span><text:span text:style-name="T42"><draw:frame draw:style-name="fr1" draw:name="Object133" text:anchor-type="as-char" svg:y="-0.1484in" svg:width="0.6854in" svg:height="0.2189in" draw:z-index="143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37">and</text:span><text:span text:style-name="T67"><draw:frame draw:style-name="fr1" draw:name="Object134" text:anchor-type="as-char" svg:y="-0.1484in" svg:width="0.6457in" svg:height="0.2189in" draw:z-index="144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67">. <text:s text:c="2"/></text:span></text:p>
      <text:p text:style-name="P111"/>
      <text:p text:style-name="P111"><text:span text:style-name="T84">If p &lt; KU, the first p rows of</text:span><text:span text:style-name="T84"><draw:frame draw:style-name="fr1" draw:name="Object135" text:anchor-type="as-char" svg:y="-0.1484in" svg:width="0.6854in" svg:height="0.2189in" draw:z-index="145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84">are given by the first p rows of</text:span><text:span text:style-name="T84"><draw:frame draw:style-name="fr1" draw:name="Object136" text:anchor-type="as-char" svg:y="-0.172in" svg:width="0.6354in" svg:height="0.2327in" draw:z-index="146"><draw:object xlink:href="./Object 136" xlink:type="simple" xlink:show="embed" xlink:actuate="onLoad"/><draw:image xlink:href="./ObjectReplacements/Object 136" xlink:type="simple" xlink:show="embed" xlink:actuate="onLoad"/></draw:frame></text:span><text:span text:style-name="T84">and the last p rows of</text:span><text:span text:style-name="T84"><draw:frame draw:style-name="fr1" draw:name="Object137" text:anchor-type="as-char" svg:y="-0.1484in" svg:width="0.6854in" svg:height="0.2189in" draw:z-index="147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84">are given by the last p rows of</text:span><text:span text:style-name="T84"><draw:frame draw:style-name="fr1" draw:name="Object138" text:anchor-type="as-char" svg:y="-0.172in" svg:width="0.6354in" svg:height="0.2327in" draw:z-index="150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84">. <text:s/>The center of the matrix is a 2KU-2p version of</text:span><text:span text:style-name="T84"><draw:frame draw:style-name="fr1" draw:name="Object139" text:anchor-type="as-char" svg:y="-0.1484in" svg:width="0.2591in" svg:height="0.2091in" draw:z-index="151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84">. </text:span></text:p>
      <text:p text:style-name="P111"/>
      <text:p text:style-name="P111"><text:span text:style-name="T84">If p &gt; KU, then first KU rows of</text:span><text:span text:style-name="T84"><draw:frame draw:style-name="fr1" draw:name="Object140" text:anchor-type="as-char" svg:y="-0.1484in" svg:width="0.6854in" svg:height="0.2189in" draw:z-index="152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84">are given by the first KU rows of</text:span><text:span text:style-name="T84"><draw:frame draw:style-name="fr1" draw:name="Object141" text:anchor-type="as-char" svg:y="-0.172in" svg:width="0.6354in" svg:height="0.2327in" draw:z-index="153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84">and the last KU rows of</text:span><text:span text:style-name="T84"><draw:frame draw:style-name="fr1" draw:name="Object142" text:anchor-type="as-char" svg:y="-0.1484in" svg:width="0.6854in" svg:height="0.2189in" draw:z-index="154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84">are given by the last KU rows of</text:span><text:span text:style-name="T84"><draw:frame draw:style-name="fr1" draw:name="Object143" text:anchor-type="as-char" svg:y="-0.172in" svg:width="0.6354in" svg:height="0.2327in" draw:z-index="155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84">, resulting in a duplication of the middle 2KU-p rows. <text:s/></text:span><text:span text:style-name="T84"><draw:frame draw:style-name="fr1" draw:name="Object144" text:anchor-type="as-char" svg:y="-0.1484in" svg:width="0.6457in" svg:height="0.2189in" draw:z-index="157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84">is similarly defined, using</text:span><text:span text:style-name="T84"><draw:frame draw:style-name="fr1" draw:name="Object145" text:anchor-type="as-char" svg:y="-0.172in" svg:width="0.4929in" svg:height="0.2327in" draw:z-index="158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84">and </text:span><text:span text:style-name="T84"><draw:frame draw:style-name="fr1" draw:name="Object146" text:anchor-type="as-char" svg:y="-0.1484in" svg:width="0.3811in" svg:height="0.2189in" draw:z-index="159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84">.</text:span></text:p>
      <text:p text:style-name="P94"/>
      <text:p text:style-name="P94">Parallel <text:span text:style-name="T70">algorithm</text:span>:</text:p>
      <text:p text:style-name="P87"/>
      <text:p text:style-name="P98">Although the algorithms developed are <text:span text:style-name="T112">recursive</text:span> and inherently serial, we can solve both <text:span text:style-name="T72">forward and back algorithms </text:span>in parallel, <text:span text:style-name="T72">cutting down the computation time.</text:span></text:p>
      <text:p text:style-name="P98"/>
      <text:p text:style-name="P92">Note that by definition<draw:frame draw:style-name="fr1" draw:name="Object102" text:anchor-type="as-char" svg:y="-0.1484in" svg:width="1.461in" svg:height="0.222in" draw:z-index="56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92"/>
      <text:p text:style-name="P92"><text:span text:style-name="T82">Now, recalling that</text:span><draw:frame draw:style-name="fr1" draw:name="Object104" text:anchor-type="as-char" svg:y="-0.1634in" svg:width="1.5134in" svg:height="0.2362in" draw:z-index="161"><draw:object xlink:href="./Object 104" xlink:type="simple" xlink:show="embed" xlink:actuate="onLoad"/><draw:image xlink:href="./ObjectReplacements/Object 104" xlink:type="simple" xlink:show="embed" xlink:actuate="onLoad"/><svg:desc>formula</svg:desc></draw:frame><text:span text:style-name="T82">which is also</text:span> <draw:frame draw:style-name="fr1" draw:name="Object103" text:anchor-type="as-char" svg:y="-0.1634in" svg:width="1.2016in" svg:height="0.2362in" draw:z-index="57"><draw:object xlink:href="./Object 103" xlink:type="simple" xlink:show="embed" xlink:actuate="onLoad"/><draw:image xlink:href="./ObjectReplacements/Object 103" xlink:type="simple" xlink:show="embed" xlink:actuate="onLoad"/><svg:desc>formula</svg:desc></draw:frame>, <text:span text:style-name="T82">then inverting leads to</text:span> <draw:frame draw:style-name="fr1" draw:name="Object105" text:anchor-type="as-char" svg:y="-0.172in" svg:width="1.5398in" svg:height="0.2457in" draw:z-index="59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92"/>
      <text:p text:style-name="P92"><text:span text:style-name="T82">Note however despite that</text:span>:</text:p>
      <text:p text:style-name="P91"><draw:frame draw:style-name="fr1" draw:name="Object106" text:anchor-type="as-char" svg:y="-0.172in" svg:width="0.7937in" svg:height="0.2457in" draw:z-index="60"><draw:object xlink:href="./Object 106" xlink:type="simple" xlink:show="embed" xlink:actuate="onLoad"/><draw:image xlink:href="./ObjectReplacements/Object 106" xlink:type="simple" xlink:show="embed" xlink:actuate="onLoad"/><svg:desc>formula</svg:desc></draw:frame>and <draw:frame draw:style-name="fr1" draw:name="Object107" text:anchor-type="as-char" svg:y="-0.172in" svg:width="1.0717in" svg:height="0.2457in" draw:z-index="61"><draw:object xlink:href="./Object 107" xlink:type="simple" xlink:show="embed" xlink:actuate="onLoad"/><draw:image xlink:href="./ObjectReplacements/Object 107" xlink:type="simple" xlink:show="embed" xlink:actuate="onLoad"/><svg:desc>formula</svg:desc></draw:frame>. <text:s/></text:p>
      <text:p text:style-name="P91"/>
      <text:p text:style-name="P95">We can use this lack of equality to solve the iteration equations simultaneously forward and backward, starting from the first and last set of z at the edges, jj=1 and also starting from the middle of the matrix at kk=(n-p)/2. <text:s/>Proceeding iteratively from either direction eventually we will be at some value jj=kk+1, and we can solve for the values of z there, then back substitute simultaneously in both directions to solve for the all the values. <text:s/>It is straightforward to show that at <text:span text:style-name="T93">any</text:span> value jj:</text:p>
      <text:p text:style-name="P91"><draw:frame draw:style-name="fr1" draw:name="Object108" text:anchor-type="as-char" svg:y="-0.1992in" svg:width="2.2929in" svg:height="0.272in" draw:z-index="62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P93">and</text:p>
      <text:p text:style-name="P93"><draw:frame draw:style-name="fr1" draw:name="Object109" text:anchor-type="as-char" svg:y="-0.1992in" svg:width="2.5646in" svg:height="0.272in" draw:z-index="63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P93"/>
      <text:p text:style-name="P117">We can pick jj=(n/4) so that each iterative series takes half as many steps as either the usual forward or backward algorithm. <text:s text:c="2"/><text:span text:style-name="T125">As a bonus, we only have to do the</text:span><text:span text:style-name="T125"><draw:frame draw:style-name="fr1" draw:name="Object212" text:anchor-type="as-char" svg:y="-0.1484in" svg:width="0.3311in" svg:height="0.1846in" draw:z-index="95"><draw:object xlink:href="./Object 212" xlink:type="simple" xlink:show="embed" xlink:actuate="onLoad"/><draw:image xlink:href="./ObjectReplacements/Object 212" xlink:type="simple" xlink:show="embed" xlink:actuate="onLoad"/></draw:frame></text:span><text:span text:style-name="T125">equations for the reverse algorithm. </text:span>Since each iterative series is independent, the computation can be done in parallel. <text:span text:style-name="T106">Each step requires a solution of a KU x KU system, (for overall O(n x KU x KU) time) but the price of splitting the calculations in two parallel segments is solving one </text:span><text:span text:style-name="T109">4</text:span><text:span text:style-name="T106">KU x </text:span><text:span text:style-name="T109">4</text:span><text:span text:style-name="T106">KU system at the center.</text:span></text:p>
      <text:p text:style-name="P117"/>
      <text:p text:style-name="P117"/>
      <text:p text:style-name="P117"/>
      <text:p text:style-name="P118"/>
      <text:p text:style-name="P118"><text:soft-page-break/>Extend<text:span text:style-name="T101">ed</text:span> Parallel <text:span text:style-name="T101">algorithm </text:span><text:span text:style-name="T133">using rotation</text:span><text:span text:style-name="T101">:</text:span></text:p>
      <text:p text:style-name="P118"/>
      <text:p text:style-name="P119">Let <draw:frame draw:style-name="fr1" draw:name="Object112" text:anchor-type="as-char" svg:y="-0.1626in" svg:width="0.1465in" svg:height="0.2228in" draw:z-index="96"><draw:object xlink:href="./Object 112" xlink:type="simple" xlink:show="embed" xlink:actuate="onLoad"/><draw:image xlink:href="./ObjectReplacements/Object 112" xlink:type="simple" xlink:show="embed" xlink:actuate="onLoad"/></draw:frame>be the n x n exchange matrix, eg. <draw:frame draw:style-name="fr2" draw:name="Object162" text:anchor-type="as-char" svg:y="-0.4717in" svg:width="1.3827in" svg:height="0.8598in" draw:z-index="97"><draw:object xlink:href="./Object 162" xlink:type="simple" xlink:show="embed" xlink:actuate="onLoad"/><draw:image xlink:href="./ObjectReplacements/Object 162" xlink:type="simple" xlink:show="embed" xlink:actuate="onLoad"/><svg:desc>formula</svg:desc></draw:frame><text:s/>and <text:span text:style-name="T97">the permutation/</text:span><text:span text:style-name="T106">rotation</text:span><text:span text:style-name="T97"> matrix</text:span> <draw:frame draw:style-name="fr2" draw:name="Object161" text:anchor-type="as-char" svg:y="-0.2898in" svg:width="1.0701in" svg:height="0.5063in" draw:z-index="98"><draw:object xlink:href="./Object 161" xlink:type="simple" xlink:show="embed" xlink:actuate="onLoad"/><draw:image xlink:href="./ObjectReplacements/Object 161" xlink:type="simple" xlink:show="embed" xlink:actuate="onLoad"/><svg:desc>formula</svg:desc></draw:frame><text:s/>where <draw:frame draw:style-name="fr2" draw:name="Object163" text:anchor-type="as-char" svg:y="-0.172in" svg:width="0.2681in" svg:height="0.2457in" draw:z-index="99"><draw:object xlink:href="./Object 163" xlink:type="simple" xlink:show="embed" xlink:actuate="onLoad"/><draw:image xlink:href="./ObjectReplacements/Object 163" xlink:type="simple" xlink:show="embed" xlink:actuate="onLoad"/><svg:desc>formula</svg:desc></draw:frame><text:s/>is an n x n matrix with unequal k x k and n-k x n-k identity matrices. <text:s/>Note that when k=0 or n <draw:frame draw:style-name="fr2" draw:name="Object164" text:anchor-type="as-char" svg:y="-0.172in" svg:width="0.2681in" svg:height="0.2457in" draw:z-index="100"><draw:object xlink:href="./Object 164" xlink:type="simple" xlink:show="embed" xlink:actuate="onLoad"/><draw:image xlink:href="./ObjectReplacements/Object 164" xlink:type="simple" xlink:show="embed" xlink:actuate="onLoad"/><svg:desc>formula</svg:desc></draw:frame><text:s/>is the identity matrix, <text:span text:style-name="T96">and </text:span>with k=n/2<text:span text:style-name="T95">=KU</text:span> resulting in<draw:frame draw:style-name="fr1" draw:name="Object165" text:anchor-type="as-char" svg:y="-0.1634in" svg:width="0.2591in" svg:height="0.2236in" draw:z-index="101"><draw:object xlink:href="./Object 165" xlink:type="simple" xlink:show="embed" xlink:actuate="onLoad"/><draw:image xlink:href="./ObjectReplacements/Object 165" xlink:type="simple" xlink:show="embed" xlink:actuate="onLoad"/><svg:desc>formula</svg:desc></draw:frame>,<text:span text:style-name="T19"> the (m-1) x (m-1) <text:s/>circular permutation matrix, </text:span><text:span text:style-name="T95">or the p=0 </text:span><text:span text:style-name="T97">case <text:s/>of </text:span><text:span text:style-name="T98"><draw:frame draw:style-name="fr2" draw:name="Object166" text:anchor-type="as-char" svg:y="-0.1484in" svg:width="0.5819in" svg:height="0.2327in" draw:z-index="102"><draw:object xlink:href="./Object 166" xlink:type="simple" xlink:show="embed" xlink:actuate="onLoad"/><draw:image xlink:href="./ObjectReplacements/Object 166" xlink:type="simple" xlink:show="embed" xlink:actuate="onLoad"/><svg:desc>formula</svg:desc></draw:frame></text:span><text:span text:style-name="T98">. <text:s/></text:span></text:p>
      <text:p text:style-name="P119"/>
      <text:p text:style-name="P119"><text:span text:style-name="T97">If we apply </text:span><text:span text:style-name="T97"><draw:frame draw:style-name="fr2" draw:name="Object167" text:anchor-type="as-char" svg:y="-0.172in" svg:width="0.4283in" svg:height="0.2457in" draw:z-index="103"><draw:object xlink:href="./Object 167" xlink:type="simple" xlink:show="embed" xlink:actuate="onLoad"/><draw:image xlink:href="./ObjectReplacements/Object 167" xlink:type="simple" xlink:show="embed" xlink:actuate="onLoad"/><svg:desc>formula</svg:desc></draw:frame></text:span><text:span text:style-name="T97"><text:s/>to </text:span><text:span text:style-name="T97"><draw:frame draw:style-name="fr2" draw:name="Object168" text:anchor-type="as-char" svg:y="-0.1752in" svg:width="0.2228in" svg:height="0.248in" draw:z-index="104"><draw:object xlink:href="./Object 168" xlink:type="simple" xlink:show="embed" xlink:actuate="onLoad"/><draw:image xlink:href="./ObjectReplacements/Object 168" xlink:type="simple" xlink:show="embed" xlink:actuate="onLoad"/><svg:desc>formula</svg:desc></draw:frame></text:span><text:span text:style-name="T97"><text:s/>defined as in the</text:span><text:span text:style-name="T90"> m-point equation, </text:span><text:span text:style-name="T3">with m-odd</text:span><text:span text:style-name="T90">, </text:span><text:span text:style-name="T97">and n data points</text:span><text:span text:style-name="T90">:</text:span></text:p>
      <text:p text:style-name="P133"><text:span text:style-name="T3"><text:s/></text:span><text:span text:style-name="T3"><draw:frame draw:style-name="fr1" draw:name="Object170" text:anchor-type="as-char" svg:y="-0.2807in" svg:width="0.8508in" svg:height="0.4484in" draw:z-index="105"><draw:object xlink:href="./Object 170" xlink:type="simple" xlink:show="embed" xlink:actuate="onLoad"/><draw:image xlink:href="./ObjectReplacements/Object 170" xlink:type="simple" xlink:show="embed" xlink:actuate="onLoad"/><svg:desc>formula</svg:desc></draw:frame></text:span><text:span text:style-name="T89">l</text:span><text:span text:style-name="T87">etting </text:span><text:span text:style-name="T87"><draw:frame draw:style-name="fr1" draw:name="Object171" text:anchor-type="as-char" svg:y="-0.1484in" svg:width="0.2835in" svg:height="0.1839in" draw:z-index="106"><draw:object xlink:href="./Object 171" xlink:type="simple" xlink:show="embed" xlink:actuate="onLoad"/><draw:image xlink:href="./ObjectReplacements/Object 171" xlink:type="simple" xlink:show="embed" xlink:actuate="onLoad"/><svg:desc>formula</svg:desc></draw:frame></text:span><text:span text:style-name="T88">run from 1 t</text:span><text:span text:style-name="T89">o </text:span><text:span text:style-name="T97">n. (N.B. which is not </text:span><text:span text:style-name="T97"><draw:frame draw:style-name="fr2" draw:name="Object169" text:anchor-type="as-char" svg:y="-0.1752in" svg:width="0.2535in" svg:height="0.248in" draw:z-index="126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97">), then</text:span><text:span text:style-name="T97"><draw:frame draw:style-name="fr1" draw:name="Object172" text:anchor-type="as-char" svg:y="-0.2807in" svg:width="1.2173in" svg:height="0.4484in" draw:z-index="137"><draw:object xlink:href="./Object 172" xlink:type="simple" xlink:show="embed" xlink:actuate="onLoad"/><draw:image xlink:href="./ObjectReplacements/Object 172" xlink:type="simple" xlink:show="embed" xlink:actuate="onLoad"/><svg:desc>formula</svg:desc></draw:frame></text:span><text:span text:style-name="T123">s</text:span><text:span text:style-name="T97">olves the equations with </text:span><text:span text:style-name="T97"><draw:frame draw:style-name="fr1" draw:name="Object173" text:anchor-type="as-char" svg:y="-0.1839in" svg:width="0.0925in" svg:height="0.2193in" draw:z-index="148"><draw:object xlink:href="./Object 173" xlink:type="simple" xlink:show="embed" xlink:actuate="onLoad"/><draw:image xlink:href="./ObjectReplacements/Object 173" xlink:type="simple" xlink:show="embed" xlink:actuate="onLoad"/></draw:frame></text:span><text:span text:style-name="T123">using the </text:span><text:span text:style-name="T100">r</text:span><text:span text:style-name="T97">otated k indices so that </text:span><text:span text:style-name="T97"><draw:frame draw:style-name="fr2" draw:name="Object175" text:anchor-type="as-char" svg:y="-0.1839in" svg:width="0.7972in" svg:height="0.2571in" draw:z-index="149"><draw:object xlink:href="./Object 175" xlink:type="simple" xlink:show="embed" xlink:actuate="onLoad"/><draw:image xlink:href="./ObjectReplacements/Object 175" xlink:type="simple" xlink:show="embed" xlink:actuate="onLoad"/><svg:desc>formula</svg:desc></draw:frame></text:span><text:span text:style-name="T97">. <text:s text:c="2"/></text:span></text:p>
      <text:p text:style-name="P133"/>
      <text:p text:style-name="P133"><text:span text:style-name="T99">I</text:span><text:span text:style-name="T100">t can be seen that if</text:span><text:span text:style-name="T99"> we use k=</text:span><text:span text:style-name="T125">(</text:span><text:span text:style-name="T99">n-</text:span><text:span text:style-name="T125">p)</text:span><text:span text:style-name="T99">/2, and start with the p=0 case, then</text:span><text:span text:style-name="T99"><draw:frame draw:style-name="fr1" draw:name="Object179" text:anchor-type="as-char" svg:y="-0.1484in" svg:width="0.1272in" svg:height="0.2098in" draw:z-index="156"><draw:object xlink:href="./Object 179" xlink:type="simple" xlink:show="embed" xlink:actuate="onLoad"/><draw:image xlink:href="./ObjectReplacements/Object 179" xlink:type="simple" xlink:show="embed" xlink:actuate="onLoad"/><svg:desc>formula</svg:desc></draw:frame></text:span><text:span text:style-name="T100">is </text:span><text:span text:style-name="T99"><text:s/></text:span><text:span text:style-name="T123">nearly the same</text:span><text:span text:style-name="T99"> </text:span><text:span text:style-name="T123">as</text:span><text:span text:style-name="T99"> </text:span><text:span text:style-name="T99"><draw:frame draw:style-name="fr1" draw:name="Object180" text:anchor-type="as-char" svg:y="-0.1484in" svg:width="0.1272in" svg:height="0.2098in" draw:z-index="160"><draw:object xlink:href="./Object 180" xlink:type="simple" xlink:show="embed" xlink:actuate="onLoad"/><draw:image xlink:href="./ObjectReplacements/Object 180" xlink:type="simple" xlink:show="embed" xlink:actuate="onLoad"/><svg:desc>formula</svg:desc></draw:frame></text:span><text:span text:style-name="T99">proceeding from the reverse direction, so that running the forward algorithm on </text:span><text:span text:style-name="T99"><draw:frame draw:style-name="fr1" draw:name="Object181" text:anchor-type="as-char" svg:y="-0.1484in" svg:width="0.1272in" svg:height="0.2098in" draw:z-index="163"><draw:object xlink:href="./Object 181" xlink:type="simple" xlink:show="embed" xlink:actuate="onLoad"/><draw:image xlink:href="./ObjectReplacements/Object 181" xlink:type="simple" xlink:show="embed" xlink:actuate="onLoad"/><svg:desc>formula</svg:desc></draw:frame></text:span><text:span text:style-name="T99">is </text:span><text:span text:style-name="T123">nearly </text:span><text:span text:style-name="T99">the same as running the backward algorithm on </text:span><draw:frame draw:style-name="fr1" draw:name="Object182" text:anchor-type="as-char" svg:y="-0.1484in" svg:width="0.1272in" svg:height="0.2098in" draw:z-index="164"><draw:object xlink:href="./Object 182" xlink:type="simple" xlink:show="embed" xlink:actuate="onLoad"/><draw:image xlink:href="./ObjectReplacements/Object 182" xlink:type="simple" xlink:show="embed" xlink:actuate="onLoad"/><svg:desc>formula</svg:desc></draw:frame><text:span text:style-name="T100">and vice versa, </text:span><text:span text:style-name="T123">since we have reversed the direction of indices and solution as well as rotating the indices. <text:s text:c="2"/></text:span><text:span text:style-name="T132">What does “nearly the same” mean? <text:s/>Let us see.</text:span></text:p>
      <text:p text:style-name="P123"/>
      <text:p text:style-name="P140"><text:span text:style-name="T132">Rewriting</text:span><text:span text:style-name="T102"> the parallel algorithm, </text:span><text:span text:style-name="T132">w</text:span><text:span text:style-name="T123">e write</text:span><text:span text:style-name="T102"> </text:span><text:span text:style-name="T132">the “reverse solution”</text:span><text:span text:style-name="T102"><draw:frame draw:style-name="fr1" draw:name="Object185" text:anchor-type="as-char" svg:y="-0.1484in" svg:width="1.439in" svg:height="0.222in" draw:z-index="165"><draw:object xlink:href="./Object 185" xlink:type="simple" xlink:show="embed" xlink:actuate="onLoad"/><draw:image xlink:href="./ObjectReplacements/Object 185" xlink:type="simple" xlink:show="embed" xlink:actuate="onLoad"/><svg:desc>formula</svg:desc></draw:frame></text:span><text:span text:style-name="T102">and </text:span><text:span text:style-name="T132">the “forward solution”</text:span><text:span text:style-name="T102"><draw:frame draw:style-name="fr1" draw:name="Object186" text:anchor-type="as-char" svg:y="-0.1634in" svg:width="1.1783in" svg:height="0.2362in" draw:z-index="166"><draw:object xlink:href="./Object 186" xlink:type="simple" xlink:show="embed" xlink:actuate="onLoad"/><draw:image xlink:href="./ObjectReplacements/Object 186" xlink:type="simple" xlink:show="embed" xlink:actuate="onLoad"/><svg:desc>formula</svg:desc></draw:frame></text:span><text:span text:style-name="T102">. </text:span><text:span text:style-name="T132">Here </text:span><text:span text:style-name="T123">we </text:span><text:span text:style-name="T132">have not </text:span><text:span text:style-name="T123">rotate</text:span><text:span text:style-name="T132">d the indices of </text:span><text:span text:style-name="T123"><draw:frame draw:style-name="fr1" draw:name="Object250" text:anchor-type="as-char" svg:y="-0.1484in" svg:width="0.1272in" svg:height="0.2098in" draw:z-index="167"><draw:object xlink:href="./Object 250" xlink:type="simple" xlink:show="embed" xlink:actuate="onLoad"/><draw:image xlink:href="./ObjectReplacements/Object 250" xlink:type="simple" xlink:show="embed" xlink:actuate="onLoad"/><svg:desc>formula</svg:desc></draw:frame></text:span><text:span text:style-name="T123">i.e.</text:span><text:span text:style-name="T102"><draw:frame draw:style-name="fr1" draw:name="Object187" text:anchor-type="as-char" svg:y="-0.1839in" svg:width="0.4717in" svg:height="0.2445in" draw:z-index="168"><draw:object xlink:href="./Object 187" xlink:type="simple" xlink:show="embed" xlink:actuate="onLoad"/><draw:image xlink:href="./ObjectReplacements/Object 187" xlink:type="simple" xlink:show="embed" xlink:actuate="onLoad"/></draw:frame></text:span><text:span text:style-name="T104">,</text:span><text:span text:style-name="T102"> leading to a </text:span><text:span text:style-name="T110">2</text:span><text:span text:style-name="T105">KU </text:span><text:span text:style-name="T102">solution for </text:span><text:span text:style-name="T110">each</text:span><text:span text:style-name="T102"> </text:span><text:span text:style-name="T102"><draw:frame draw:style-name="fr1" draw:name="Object188" text:anchor-type="as-char" svg:y="-0.1484in" svg:width="0.1547in" svg:height="0.2098in" draw:z-index="169"><draw:object xlink:href="./Object 188" xlink:type="simple" xlink:show="embed" xlink:actuate="onLoad"/><draw:image xlink:href="./ObjectReplacements/Object 188" xlink:type="simple" xlink:show="embed" xlink:actuate="onLoad"/><svg:desc>formula</svg:desc></draw:frame></text:span><text:span text:style-name="T105">and </text:span><text:span text:style-name="T105"><draw:frame draw:style-name="fr1" draw:name="Object202" text:anchor-type="as-char" svg:y="-0.1484in" svg:width="0.2839in" svg:height="0.2098in" draw:z-index="170"><draw:object xlink:href="./Object 183" xlink:type="simple" xlink:show="embed" xlink:actuate="onLoad"/><draw:image xlink:href="./ObjectReplacements/Object 183" xlink:type="simple" xlink:show="embed" xlink:actuate="onLoad"/><svg:desc>formula</svg:desc></draw:frame></text:span><text:span text:style-name="T105">, </text:span><text:span text:style-name="T123">written as:</text:span></text:p>
      <text:p text:style-name="P126"/>
      <text:p text:style-name="P146"><draw:frame draw:style-name="fr1" draw:name="Object218" text:anchor-type="as-char" svg:y="-0.2965in" svg:width="2.2228in" svg:height="0.5339in" draw:z-index="171"><draw:object xlink:href="./Object 218" xlink:type="simple" xlink:show="embed" xlink:actuate="onLoad"/><draw:image xlink:href="./ObjectReplacements/Object 218" xlink:type="simple" xlink:show="embed" xlink:actuate="onLoad"/><svg:desc>formula</svg:desc></draw:frame><text:span text:style-name="T123">the solution given in the previous section. <text:s/></text:span><text:span text:style-name="T139">(Compare with the </text:span><text:span text:style-name="T140">p=0 </text:span><text:span text:style-name="T139">simple <text:s/>forward </text:span><text:span text:style-name="T68"><draw:frame draw:style-name="fr1" draw:name="Object220" text:anchor-type="as-char" svg:y="-0.1634in" svg:width="0.8654in" svg:height="0.2236in" draw:z-index="173"><draw:object xlink:href="./Object 232" xlink:type="simple" xlink:show="embed" xlink:actuate="onLoad"/><draw:image xlink:href="./ObjectReplacements/Object 232" xlink:type="simple" xlink:show="embed" xlink:actuate="onLoad"/><svg:desc>formula</svg:desc></draw:frame></text:span><text:span text:style-name="T139">or reverse </text:span><text:span text:style-name="T139"><draw:frame draw:style-name="fr1" draw:name="Object234" text:anchor-type="as-char" svg:y="-0.1484in" svg:width="0.8807in" svg:height="0.2098in" draw:z-index="174"><draw:object xlink:href="./Object 234" xlink:type="simple" xlink:show="embed" xlink:actuate="onLoad"/><draw:image xlink:href="./ObjectReplacements/Object 234" xlink:type="simple" xlink:show="embed" xlink:actuate="onLoad"/><svg:desc>formula</svg:desc></draw:frame></text:span><text:span text:style-name="T140">solutions </text:span><text:span text:style-name="T139">at the “edges” of the system.)</text:span></text:p>
      <text:p text:style-name="P141"><text:span text:style-name="T132">If we make a rotated version of the system with k=(n-p)/2, and considering that there are </text:span><text:span text:style-name="T123"><text:s/></text:span><text:span text:style-name="T123"><draw:frame draw:style-name="fr1" draw:name="Object243" text:anchor-type="as-char" svg:y="-0.152in" svg:width="1.2681in" svg:height="0.2008in" draw:z-index="175"><draw:object xlink:href="./Object 243" xlink:type="simple" xlink:show="embed" xlink:actuate="onLoad"/><draw:image xlink:href="./ObjectReplacements/Object 243" xlink:type="simple" xlink:show="embed" xlink:actuate="onLoad"/></draw:frame></text:span><text:span text:style-name="T123">blocks of </text:span><text:span text:style-name="T123"><draw:frame draw:style-name="fr1" draw:name="Object244" text:anchor-type="as-char" svg:y="-0.1484in" svg:width="0.1547in" svg:height="0.2098in" draw:z-index="176"><draw:object xlink:href="./Object 244" xlink:type="simple" xlink:show="embed" xlink:actuate="onLoad"/><draw:image xlink:href="./ObjectReplacements/Object 244" xlink:type="simple" xlink:show="embed" xlink:actuate="onLoad"/><svg:desc>formula</svg:desc></draw:frame></text:span><text:span text:style-name="T123">to solve, we can write the </text:span><text:span text:style-name="T132">a new </text:span><text:span text:style-name="T123">rotated coordinate system as <text:s/></text:span><text:span text:style-name="T123"><draw:frame draw:style-name="fr1" draw:name="Object176" text:anchor-type="as-char" svg:y="-0.1839in" svg:width="1.5575in" svg:height="0.2571in" draw:z-index="177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131">w</text:span><text:span text:style-name="T123">ith </text:span><text:span text:style-name="T123"><draw:frame draw:style-name="fr1" draw:name="Object177" text:anchor-type="as-char" svg:y="-0.1634in" svg:width="1.2016in" svg:height="0.2362in" draw:z-index="178"><draw:object xlink:href="./Object 177" xlink:type="simple" xlink:show="embed" xlink:actuate="onLoad"/><draw:image xlink:href="./ObjectReplacements/Object 177" xlink:type="simple" xlink:show="embed" xlink:actuate="onLoad"/><svg:desc>formula</svg:desc></draw:frame></text:span><text:span text:style-name="T132">as before, but</text:span><text:span text:style-name="T123"> defining </text:span><text:span text:style-name="T123"><draw:frame draw:style-name="fr1" draw:name="Object178" text:anchor-type="as-char" svg:y="-0.1839in" svg:width="1.1862in" svg:height="0.2571in" draw:z-index="179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pan text:style-name="T123">as the forward algorithm for the rotated system. (</text:span><text:span text:style-name="T123"><draw:frame draw:style-name="fr1" draw:name="Object248" text:anchor-type="as-char" svg:y="-0.1862in" svg:width="1.0272in" svg:height="0.2465in" draw:z-index="180"><draw:object xlink:href="./Object 248" xlink:type="simple" xlink:show="embed" xlink:actuate="onLoad"/><draw:image xlink:href="./ObjectReplacements/Object 248" xlink:type="simple" xlink:show="embed" xlink:actuate="onLoad"/><svg:desc>formula</svg:desc></draw:frame></text:span><text:span text:style-name="T123">have to be redefined for the rotated and reversed system in order to compute </text:span><text:span text:style-name="T123"><draw:frame draw:style-name="fr1" draw:name="Object251" text:anchor-type="as-char" svg:y="-0.1626in" svg:width="0.5028in" svg:height="0.2228in" draw:z-index="181"><draw:object xlink:href="./Object 251" xlink:type="simple" xlink:show="embed" xlink:actuate="onLoad"/><draw:image xlink:href="./ObjectReplacements/Object 251" xlink:type="simple" xlink:show="embed" xlink:actuate="onLoad"/><svg:desc>formula</svg:desc></draw:frame></text:span><text:span text:style-name="T123">, see the Appendix) </text:span></text:p>
      <text:p text:style-name="P133"/>
      <text:p text:style-name="P135">We can then write a parallel system with two forward algorithms as </text:p>
      <text:p text:style-name="P122"/>
      <text:p text:style-name="P122"><draw:frame draw:style-name="fr1" draw:name="Object245" text:anchor-type="as-char" svg:y="-0.3075in" svg:width="2.9209in" svg:height="0.5457in" draw:z-index="182"><draw:object xlink:href="./Object 245" xlink:type="simple" xlink:show="embed" xlink:actuate="onLoad"/><draw:image xlink:href="./ObjectReplacements/Object 245" xlink:type="simple" xlink:show="embed" xlink:actuate="onLoad"/><svg:desc>formula</svg:desc></draw:frame><text:s/><text:span text:style-name="T123">which we then solve, thereafter using back substitution to retrieve the rest of the </text:span><text:span text:style-name="T123"><draw:frame draw:style-name="fr1" draw:name="Object246" text:anchor-type="as-char" svg:y="-0.1484in" svg:width="0.1547in" svg:height="0.2098in" draw:z-index="183"><draw:object xlink:href="./Object 246" xlink:type="simple" xlink:show="embed" xlink:actuate="onLoad"/><draw:image xlink:href="./ObjectReplacements/Object 246" xlink:type="simple" xlink:show="embed" xlink:actuate="onLoad"/><svg:desc>formula</svg:desc></draw:frame></text:span><text:span text:style-name="T123">and </text:span><text:span text:style-name="T123"><draw:frame draw:style-name="fr1" draw:name="Object247" text:anchor-type="as-char" svg:y="-0.1484in" svg:width="0.1547in" svg:height="0.2098in" draw:z-index="184"><draw:object xlink:href="./Object 247" xlink:type="simple" xlink:show="embed" xlink:actuate="onLoad"/><draw:image xlink:href="./ObjectReplacements/Object 247" xlink:type="simple" xlink:show="embed" xlink:actuate="onLoad"/><svg:desc>formula</svg:desc></draw:frame></text:span><text:span text:style-name="T123">. <text:s/>Or better yet, we can use two backward algorithms, which </text:span><text:span text:style-name="T124">sh</text:span><text:span text:style-name="T123">ould allow for the </text:span><draw:frame draw:style-name="fr1" draw:name="Object174" text:anchor-type="as-char" svg:y="-0.1484in" svg:width="0.3311in" svg:height="0.1846in" draw:z-index="185"><draw:object xlink:href="./Object 174" xlink:type="simple" xlink:show="embed" xlink:actuate="onLoad"/><draw:image xlink:href="./ObjectReplacements/Object 174" xlink:type="simple" xlink:show="embed" xlink:actuate="onLoad"/><svg:desc>formula</svg:desc></draw:frame><text:span text:style-name="T123">case. <text:s/></text:span></text:p>
      <text:p text:style-name="P122"/>
      <text:p text:style-name="P122"/>
      <text:p text:style-name="P127"><text:soft-page-break/><text:span text:style-name="T103">If we make a rotation, </text:span><text:span text:style-name="T127">for example at</text:span><text:span text:style-name="T103"> <text:s/></text:span><text:span text:style-name="T128">k</text:span><text:span text:style-name="T125">=</text:span><text:span text:style-name="T103">(n-p)/4 </text:span><text:span text:style-name="T113">with a “forward and “backward” algorithm, we can notate the rotated </text:span><text:span text:style-name="T125">and reversed </text:span><text:span text:style-name="T113">system as follows:</text:span></text:p>
      <text:p text:style-name="P127"/>
      <text:p text:style-name="P121"><text:span text:style-name="T103"><draw:frame draw:style-name="fr1" draw:name="Object189" text:anchor-type="as-char" svg:y="-0.1484in" svg:width="1.5043in" svg:height="0.222in" draw:z-index="186"><draw:object xlink:href="./Object 189" xlink:type="simple" xlink:show="embed" xlink:actuate="onLoad"/><draw:image xlink:href="./ObjectReplacements/Object 189" xlink:type="simple" xlink:show="embed" xlink:actuate="onLoad"/><svg:desc>formula</svg:desc></draw:frame></text:span><text:span text:style-name="T103">and </text:span><text:span text:style-name="T103"><draw:frame draw:style-name="fr1" draw:name="Object190" text:anchor-type="as-char" svg:y="-0.1839in" svg:width="1.2465in" svg:height="0.2571in" draw:z-index="187"><draw:object xlink:href="./Object 190" xlink:type="simple" xlink:show="embed" xlink:actuate="onLoad"/><draw:image xlink:href="./ObjectReplacements/Object 190" xlink:type="simple" xlink:show="embed" xlink:actuate="onLoad"/><svg:desc>formula</svg:desc></draw:frame></text:span><text:span text:style-name="T103">where </text:span><text:span text:style-name="T103"><draw:frame draw:style-name="fr1" draw:name="Object195" text:anchor-type="as-char" svg:y="-0.1752in" svg:width="0.8in" svg:height="0.248in" draw:z-index="188"><draw:object xlink:href="./Object 195" xlink:type="simple" xlink:show="embed" xlink:actuate="onLoad"/><draw:image xlink:href="./ObjectReplacements/Object 195" xlink:type="simple" xlink:show="embed" xlink:actuate="onLoad"/></draw:frame></text:span><text:span text:style-name="T103"><text:s/></text:span><text:span text:style-name="T103"><draw:frame draw:style-name="fr1" draw:name="Object196" text:anchor-type="as-char" svg:y="-0.152in" svg:width="3.5181in" svg:height="0.222in" draw:z-index="189"><draw:object xlink:href="./Object 196" xlink:type="simple" xlink:show="embed" xlink:actuate="onLoad"/><draw:image xlink:href="./ObjectReplacements/Object 196" xlink:type="simple" xlink:show="embed" xlink:actuate="onLoad"/><svg:desc>formula</svg:desc></draw:frame></text:span></text:p>
      <text:p text:style-name="P121"><text:span text:style-name="T103"><draw:frame draw:style-name="fr1" draw:name="Object191" text:anchor-type="as-char" svg:y="-0.2098in" svg:width="1.7701in" svg:height="0.2819in" draw:z-index="190"><draw:object xlink:href="./Object 191" xlink:type="simple" xlink:show="embed" xlink:actuate="onLoad"/><draw:image xlink:href="./ObjectReplacements/Object 191" xlink:type="simple" xlink:show="embed" xlink:actuate="onLoad"/><svg:desc>formula</svg:desc></draw:frame></text:span><text:span text:style-name="T103"><draw:frame draw:style-name="fr1" draw:name="Object192" text:anchor-type="as-char" svg:y="-0.2098in" svg:width="2.3161in" svg:height="0.2819in" draw:z-index="192"><draw:object xlink:href="./Object 192" xlink:type="simple" xlink:show="embed" xlink:actuate="onLoad"/><draw:image xlink:href="./ObjectReplacements/Object 192" xlink:type="simple" xlink:show="embed" xlink:actuate="onLoad"/><svg:desc>formula</svg:desc></draw:frame></text:span></text:p>
      <text:p text:style-name="P121"><text:span text:style-name="T103"><draw:frame draw:style-name="fr1" draw:name="Object193" text:anchor-type="as-char" svg:y="-0.2098in" svg:width="1.7957in" svg:height="0.2819in" draw:z-index="193"><draw:object xlink:href="./Object 193" xlink:type="simple" xlink:show="embed" xlink:actuate="onLoad"/><draw:image xlink:href="./ObjectReplacements/Object 193" xlink:type="simple" xlink:show="embed" xlink:actuate="onLoad"/><svg:desc>formula</svg:desc></draw:frame></text:span><text:span text:style-name="T103"><draw:frame draw:style-name="fr1" draw:name="Object194" text:anchor-type="as-char" svg:y="-0.2098in" svg:width="2.3547in" svg:height="0.2819in" draw:z-index="194"><draw:object xlink:href="./Object 194" xlink:type="simple" xlink:show="embed" xlink:actuate="onLoad"/><draw:image xlink:href="./ObjectReplacements/Object 194" xlink:type="simple" xlink:show="embed" xlink:actuate="onLoad"/><svg:desc>formula</svg:desc></draw:frame></text:span></text:p>
      <text:p text:style-name="P121"/>
      <text:p text:style-name="P124"/>
      <text:p text:style-name="P142"><text:span text:style-name="T107">Consider the two KU block of numbers </text:span><text:span text:style-name="T134">which the first and second piece of</text:span><text:span text:style-name="T107"> </text:span><text:span text:style-name="T107"><draw:frame draw:style-name="fr1" draw:name="Object204" text:anchor-type="as-char" svg:y="-0.1484in" svg:width="0.2339in" svg:height="0.2091in" draw:z-index="195"><draw:object xlink:href="./Object 204" xlink:type="simple" xlink:show="embed" xlink:actuate="onLoad"/><draw:image xlink:href="./ObjectReplacements/Object 204" xlink:type="simple" xlink:show="embed" xlink:actuate="onLoad"/><svg:desc>formula</svg:desc></draw:frame></text:span><text:span text:style-name="T107">: </text:span><draw:frame draw:style-name="fr1" draw:name="Object205" text:anchor-type="as-char" svg:y="-0.152in" svg:width="3.3283in" svg:height="0.222in" draw:z-index="196"><draw:object xlink:href="./Object 205" xlink:type="simple" xlink:show="embed" xlink:actuate="onLoad"/><draw:image xlink:href="./ObjectReplacements/Object 205" xlink:type="simple" xlink:show="embed" xlink:actuate="onLoad"/><svg:desc>formula</svg:desc></draw:frame></text:p>
      <text:p text:style-name="P142"/>
      <text:p text:style-name="P142"><text:span text:style-name="T108">By aligning the components of the vectors , we can simultaneously solve for all four vector components corresponding to the same </text:span><text:span text:style-name="T126">two </text:span><text:span text:style-name="T108">KU block of numbers</text:span><text:span text:style-name="T108"><draw:frame draw:style-name="fr1" draw:name="Object217" text:anchor-type="as-char" svg:y="-0.1484in" svg:width="0.1547in" svg:height="0.2098in" draw:z-index="197"><draw:object xlink:href="./Object 206" xlink:type="simple" xlink:show="embed" xlink:actuate="onLoad"/><draw:image xlink:href="./ObjectReplacements/Object 206" xlink:type="simple" xlink:show="embed" xlink:actuate="onLoad"/><svg:desc>formula</svg:desc></draw:frame></text:span><text:span text:style-name="T108">. <text:s/></text:span><text:span text:style-name="T128">Given a rotation</text:span><text:span text:style-name="T128"><draw:frame draw:style-name="fr1" draw:name="Object184" text:anchor-type="as-char" svg:y="-0.1201in" svg:width="0.0874in" svg:height="0.1307in" draw:z-index="198"><draw:object xlink:href="./Object 202" xlink:type="simple" xlink:show="embed" xlink:actuate="onLoad"/><draw:image xlink:href="./ObjectReplacements/Object 202" xlink:type="simple" xlink:show="embed" xlink:actuate="onLoad"/></draw:frame></text:span><text:span text:style-name="T128"> </text:span><text:span text:style-name="T133">(in blocks jj, not indices j) </text:span><text:span text:style-name="T134">e.g.</text:span><text:span text:style-name="T128"><draw:frame draw:style-name="fr1" draw:name="Object208" text:anchor-type="as-char" svg:y="-0.152in" svg:width="1.1661in" svg:height="0.2008in" draw:z-index="199"><draw:object xlink:href="./Object 208" xlink:type="simple" xlink:show="embed" xlink:actuate="onLoad"/><draw:image xlink:href="./ObjectReplacements/Object 208" xlink:type="simple" xlink:show="embed" xlink:actuate="onLoad"/></draw:frame></text:span><text:span text:style-name="T128">the corresponding </text:span><text:span text:style-name="T137">sets of </text:span><text:span text:style-name="T128">blocks for any jj are </text:span><text:span text:style-name="T135">then</text:span><draw:frame draw:style-name="fr1" draw:name="Object209" text:anchor-type="as-char" svg:y="-0.1484in" svg:width="1.5874in" svg:height="0.2098in" draw:z-index="200"><draw:object xlink:href="./Object 184" xlink:type="simple" xlink:show="embed" xlink:actuate="onLoad"/><draw:image xlink:href="./ObjectReplacements/Object 184" xlink:type="simple" xlink:show="embed" xlink:actuate="onLoad"/></draw:frame></text:p>
      <text:p text:style-name="P125"/>
      <text:p text:style-name="P124">We can <text:span text:style-name="T107">then </text:span>recognize that <text:span text:style-name="T126">because </text:span><text:span text:style-name="T126"><draw:frame draw:style-name="fr1" draw:name="Object199" text:anchor-type="as-char" svg:y="-0.1484in" svg:width="0.4508in" svg:height="0.2098in" draw:z-index="201"><draw:object xlink:href="./Object 199" xlink:type="simple" xlink:show="embed" xlink:actuate="onLoad"/><draw:image xlink:href="./ObjectReplacements/Object 199" xlink:type="simple" xlink:show="embed" xlink:actuate="onLoad"/><svg:desc>formula</svg:desc></draw:frame></text:span><text:span text:style-name="T126">and </text:span><text:span text:style-name="T126"><draw:frame draw:style-name="fr1" draw:name="Object200" text:anchor-type="as-char" svg:y="-0.1839in" svg:width="0.4764in" svg:height="0.2445in" draw:z-index="202"><draw:object xlink:href="./Object 200" xlink:type="simple" xlink:show="embed" xlink:actuate="onLoad"/><draw:image xlink:href="./ObjectReplacements/Object 200" xlink:type="simple" xlink:show="embed" xlink:actuate="onLoad"/><svg:desc>formula</svg:desc></draw:frame></text:span><text:span text:style-name="T126">are made of the same four blocks, though in reverse order, </text:span><text:span text:style-name="T135">and transposed,</text:span><text:span text:style-name="T126"> </text:span><text:span text:style-name="T130">so </text:span><text:span text:style-name="T126">that </text:span><text:span text:style-name="T130">if </text:span></text:p>
      <text:p text:style-name="P124"><draw:frame draw:style-name="fr1" draw:name="Object241" text:anchor-type="as-char" svg:y="-0.2717in" svg:width="4.1008in" svg:height="0.4902in" draw:z-index="203"><draw:object xlink:href="./Object 241" xlink:type="simple" xlink:show="embed" xlink:actuate="onLoad"/><draw:image xlink:href="./ObjectReplacements/Object 241" xlink:type="simple" xlink:show="embed" xlink:actuate="onLoad"/><svg:desc>formula</svg:desc></draw:frame></text:p>
      <text:p text:style-name="P124"/>
      <text:p text:style-name="P139"><text:span text:style-name="T133">where i </text:span>then <text:span text:style-name="T133">corre</text:span><text:span text:style-name="T136">s</text:span><text:span text:style-name="T133">ponds to ii just as j corresponds to jj </text:span><text:span text:style-name="T136">then</text:span><text:span text:style-name="T133"> </text:span></text:p>
      <text:p text:style-name="P124"/>
      <text:p text:style-name="P124"><text:span text:style-name="T129"><draw:frame draw:style-name="fr1" draw:name="Object210" text:anchor-type="as-char" svg:y="-0.5583in" svg:width="2.8327in" svg:height="1.0898in" draw:z-index="204"><draw:object xlink:href="./Object 210" xlink:type="simple" xlink:show="embed" xlink:actuate="onLoad"/><draw:image xlink:href="./ObjectReplacements/Object 210" xlink:type="simple" xlink:show="embed" xlink:actuate="onLoad"/><svg:desc>formula</svg:desc></draw:frame></text:span><text:span text:style-name="T138">results in</text:span></text:p>
      <text:p text:style-name="P124"/>
      <text:p text:style-name="P124"><draw:frame draw:style-name="fr1" draw:name="Object213" text:anchor-type="as-char" svg:y="-0.2717in" svg:width="6.9909in" svg:height="0.4902in" draw:z-index="205"><draw:object xlink:href="./Object 216" xlink:type="simple" xlink:show="embed" xlink:actuate="onLoad"/><draw:image xlink:href="./ObjectReplacements/Object 216" xlink:type="simple" xlink:show="embed" xlink:actuate="onLoad"/><svg:desc>formula</svg:desc></draw:frame></text:p>
      <text:p text:style-name="P124">We can then substitute into the above equations and <text:span text:style-name="T125">solve,</text:span> at <text:span text:style-name="T133">any</text:span> jj. <text:s/><text:span text:style-name="T133">Keeping as to </text:span><text:span text:style-name="T125">close to</text:span> (n-p)/8<text:span text:style-name="T133">KU</text:span> <text:span text:style-name="T125">to minimize each branch’s number of steps</text:span>, <text:span text:style-name="T105">the </text:span><text:span text:style-name="T109">8</text:span><text:span text:style-name="T105">KU x </text:span><text:span text:style-name="T109">8</text:span><text:span text:style-name="T105">KU system of equations:</text:span></text:p>
      <text:p text:style-name="P124"/>
      <text:p text:style-name="P120"><draw:frame draw:style-name="fr1" draw:name="Object201" text:anchor-type="as-char" svg:y="-0.8984in" svg:width="6.4134in" svg:height="1.7354in" draw:z-index="206"><draw:object xlink:href="./Object 201" xlink:type="simple" xlink:show="embed" xlink:actuate="onLoad"/><draw:image xlink:href="./ObjectReplacements/Object 201" xlink:type="simple" xlink:show="embed" xlink:actuate="onLoad"/></draw:frame></text:p>
      <text:p text:style-name="P120"/>
      <text:p text:style-name="P120"/>
      <text:p text:style-name="P120"><text:soft-page-break/></text:p>
      <text:p text:style-name="P143"><text:span text:style-name="T111">We back substitute <text:s/></text:span><text:span text:style-name="T102"><draw:frame draw:style-name="fr1" draw:name="Object228" text:anchor-type="as-char" svg:y="-0.1484in" svg:width="0.1661in" svg:height="0.2098in" draw:z-index="207"><draw:object xlink:href="./Object 228" xlink:type="simple" xlink:show="embed" xlink:actuate="onLoad"/><draw:image xlink:href="./ObjectReplacements/Object 228" xlink:type="simple" xlink:show="embed" xlink:actuate="onLoad"/><svg:desc>formula</svg:desc></draw:frame></text:span><text:span text:style-name="T102">,</text:span><text:span text:style-name="T105"> </text:span><text:span text:style-name="T105"><draw:frame draw:style-name="fr1" draw:name="Object229" text:anchor-type="as-char" svg:y="-0.1484in" svg:width="0.2839in" svg:height="0.2098in" draw:z-index="208"><draw:object xlink:href="./Object 229" xlink:type="simple" xlink:show="embed" xlink:actuate="onLoad"/><draw:image xlink:href="./ObjectReplacements/Object 229" xlink:type="simple" xlink:show="embed" xlink:actuate="onLoad"/><svg:desc>formula</svg:desc></draw:frame></text:span><text:span text:style-name="T105">,</text:span><text:span text:style-name="T102"><draw:frame draw:style-name="fr1" draw:name="Object231" text:anchor-type="as-char" svg:y="-0.1839in" svg:width="0.15in" svg:height="0.2445in" draw:z-index="209"><draw:object xlink:href="./Object 207" xlink:type="simple" xlink:show="embed" xlink:actuate="onLoad"/><draw:image xlink:href="./ObjectReplacements/Object 207" xlink:type="simple" xlink:show="embed" xlink:actuate="onLoad"/><svg:desc>formula</svg:desc></draw:frame></text:span><text:span text:style-name="T105">and </text:span><draw:frame draw:style-name="fr1" draw:name="Object232" text:anchor-type="as-char" svg:y="-0.1839in" svg:width="0.2681in" svg:height="0.2445in" draw:z-index="210"><draw:object xlink:href="./Object 209" xlink:type="simple" xlink:show="embed" xlink:actuate="onLoad"/><draw:image xlink:href="./ObjectReplacements/Object 209" xlink:type="simple" xlink:show="embed" xlink:actuate="onLoad"/><svg:desc>formula</svg:desc></draw:frame><text:span text:style-name="T111">to get </text:span>the remaining values of <text:span text:style-name="T102"><draw:frame draw:style-name="fr1" draw:name="Object223" text:anchor-type="as-char" svg:y="-0.1484in" svg:width="0.1547in" svg:height="0.2098in" draw:z-index="211"><draw:object xlink:href="./Object 223" xlink:type="simple" xlink:show="embed" xlink:actuate="onLoad"/><draw:image xlink:href="./ObjectReplacements/Object 223" xlink:type="simple" xlink:show="embed" xlink:actuate="onLoad"/><svg:desc>formula</svg:desc></draw:frame></text:span><text:span text:style-name="T111">and </text:span><text:span text:style-name="T102"><draw:frame draw:style-name="fr1" draw:name="Object233" text:anchor-type="as-char" svg:y="-0.1839in" svg:width="0.15in" svg:height="0.2445in" draw:z-index="212"><draw:object xlink:href="./Object 233" xlink:type="simple" xlink:show="embed" xlink:actuate="onLoad"/><draw:image xlink:href="./ObjectReplacements/Object 233" xlink:type="simple" xlink:show="embed" xlink:actuate="onLoad"/><svg:desc>formula</svg:desc></draw:frame></text:span><text:span text:style-name="T102">, </text:span><text:span text:style-name="T111">which provides roughly half of the </text:span><text:span text:style-name="T111"><draw:frame draw:style-name="fr1" draw:name="Object230" text:anchor-type="as-char" svg:y="-0.1484in" svg:width="0.0925in" svg:height="0.1846in" draw:z-index="213"><draw:object xlink:href="./Object 230" xlink:type="simple" xlink:show="embed" xlink:actuate="onLoad"/><draw:image xlink:href="./ObjectReplacements/Object 230" xlink:type="simple" xlink:show="embed" xlink:actuate="onLoad"/><svg:desc>formula</svg:desc></draw:frame></text:span><text:span text:style-name="T102">. <text:s/></text:span><text:span text:style-name="T111">Simultaneously we</text:span> substitute<text:span text:style-name="T111"> </text:span><text:span text:style-name="T102"><draw:frame draw:style-name="fr1" draw:name="Object219" text:anchor-type="as-char" svg:y="-0.1484in" svg:width="0.1547in" svg:height="0.2098in" draw:z-index="214"><draw:object xlink:href="./Object 219" xlink:type="simple" xlink:show="embed" xlink:actuate="onLoad"/><draw:image xlink:href="./ObjectReplacements/Object 219" xlink:type="simple" xlink:show="embed" xlink:actuate="onLoad"/><svg:desc>formula</svg:desc></draw:frame></text:span><text:span text:style-name="T102">,</text:span><text:span text:style-name="T105"> </text:span><text:span text:style-name="T105"><draw:frame draw:style-name="fr1" draw:name="Object183" text:anchor-type="as-char" svg:y="-0.1484in" svg:width="0.2728in" svg:height="0.2098in" draw:z-index="215"><draw:object xlink:href="./Object 213" xlink:type="simple" xlink:show="embed" xlink:actuate="onLoad"/><draw:image xlink:href="./ObjectReplacements/Object 213" xlink:type="simple" xlink:show="embed" xlink:actuate="onLoad"/><svg:desc>formula</svg:desc></draw:frame></text:span><text:span text:style-name="T105">,</text:span><text:span text:style-name="T102"><draw:frame draw:style-name="fr1" draw:name="Object206" text:anchor-type="as-char" svg:y="-0.1839in" svg:width="0.1661in" svg:height="0.2445in" draw:z-index="216"><draw:object xlink:href="./Object 214" xlink:type="simple" xlink:show="embed" xlink:actuate="onLoad"/><draw:image xlink:href="./ObjectReplacements/Object 214" xlink:type="simple" xlink:show="embed" xlink:actuate="onLoad"/><svg:desc>formula</svg:desc></draw:frame></text:span><text:span text:style-name="T105">and </text:span><draw:frame draw:style-name="fr1" draw:name="Object207" text:anchor-type="as-char" svg:y="-0.1839in" svg:width="0.2839in" svg:height="0.2445in" draw:z-index="217"><draw:object xlink:href="./Object 215" xlink:type="simple" xlink:show="embed" xlink:actuate="onLoad"/><draw:image xlink:href="./ObjectReplacements/Object 215" xlink:type="simple" xlink:show="embed" xlink:actuate="onLoad"/><svg:desc>formula</svg:desc></draw:frame>to get <text:span text:style-name="T111"><text:s/></text:span><text:span text:style-name="T102"><draw:frame draw:style-name="fr1" draw:name="Object221" text:anchor-type="as-char" svg:y="-0.1484in" svg:width="0.1965in" svg:height="0.2098in" draw:z-index="218"><draw:object xlink:href="./Object 221" xlink:type="simple" xlink:show="embed" xlink:actuate="onLoad"/><draw:image xlink:href="./ObjectReplacements/Object 221" xlink:type="simple" xlink:show="embed" xlink:actuate="onLoad"/><svg:desc>formula</svg:desc></draw:frame></text:span><text:span text:style-name="T102">,</text:span><text:span text:style-name="T105"> </text:span><text:span text:style-name="T105"><draw:frame draw:style-name="fr1" draw:name="Object222" text:anchor-type="as-char" svg:y="-0.1484in" svg:width="0.3146in" svg:height="0.2098in" draw:z-index="219"><draw:object xlink:href="./Object 222" xlink:type="simple" xlink:show="embed" xlink:actuate="onLoad"/><draw:image xlink:href="./ObjectReplacements/Object 222" xlink:type="simple" xlink:show="embed" xlink:actuate="onLoad"/><svg:desc>formula</svg:desc></draw:frame></text:span><text:span text:style-name="T105">,</text:span><text:span text:style-name="T102"><draw:frame draw:style-name="fr1" draw:name="Object236" text:anchor-type="as-char" svg:y="-0.1839in" svg:width="0.1965in" svg:height="0.2445in" draw:z-index="220"><draw:object xlink:href="./Object 236" xlink:type="simple" xlink:show="embed" xlink:actuate="onLoad"/><draw:image xlink:href="./ObjectReplacements/Object 236" xlink:type="simple" xlink:show="embed" xlink:actuate="onLoad"/><svg:desc>formula</svg:desc></draw:frame></text:span><text:span text:style-name="T105">and </text:span><text:span text:style-name="T105"><draw:frame draw:style-name="fr1" draw:name="Object237" text:anchor-type="as-char" svg:y="-0.1839in" svg:width="0.3146in" svg:height="0.2445in" draw:z-index="221"><draw:object xlink:href="./Object 237" xlink:type="simple" xlink:show="embed" xlink:actuate="onLoad"/><draw:image xlink:href="./ObjectReplacements/Object 237" xlink:type="simple" xlink:show="embed" xlink:actuate="onLoad"/><svg:desc>formula</svg:desc></draw:frame></text:span>and back substitute to compute <text:span text:style-name="T111">the remaining</text:span> <text:span text:style-name="T102"><draw:frame draw:style-name="fr1" draw:name="Object224" text:anchor-type="as-char" svg:y="-0.1484in" svg:width="0.1965in" svg:height="0.2098in" draw:z-index="222"><draw:object xlink:href="./Object 224" xlink:type="simple" xlink:show="embed" xlink:actuate="onLoad"/><draw:image xlink:href="./ObjectReplacements/Object 224" xlink:type="simple" xlink:show="embed" xlink:actuate="onLoad"/><svg:desc>formula</svg:desc></draw:frame></text:span><text:span text:style-name="T111">and </text:span><text:span text:style-name="T102"><draw:frame draw:style-name="fr1" draw:name="Object238" text:anchor-type="as-char" svg:y="-0.1839in" svg:width="0.1965in" svg:height="0.2445in" draw:z-index="223"><draw:object xlink:href="./Object 238" xlink:type="simple" xlink:show="embed" xlink:actuate="onLoad"/><draw:image xlink:href="./ObjectReplacements/Object 238" xlink:type="simple" xlink:show="embed" xlink:actuate="onLoad"/><svg:desc>formula</svg:desc></draw:frame></text:span><text:s/>Finally, we can take the <draw:frame draw:style-name="fr1" draw:name="Object226" text:anchor-type="as-char" svg:y="-0.1484in" svg:width="0.1689in" svg:height="0.2098in" draw:z-index="224"><draw:object xlink:href="./Object 226" xlink:type="simple" xlink:show="embed" xlink:actuate="onLoad"/><draw:image xlink:href="./ObjectReplacements/Object 226" xlink:type="simple" xlink:show="embed" xlink:actuate="onLoad"/><svg:desc>formula</svg:desc></draw:frame>and rotate their indices to recover <text:span text:style-name="T111">the other half of the</text:span> <draw:frame draw:style-name="fr1" draw:name="Object227" text:anchor-type="as-char" svg:y="-0.1484in" svg:width="0.1272in" svg:height="0.2098in" draw:z-index="225"><draw:object xlink:href="./Object 227" xlink:type="simple" xlink:show="embed" xlink:actuate="onLoad"/><draw:image xlink:href="./ObjectReplacements/Object 227" xlink:type="simple" xlink:show="embed" xlink:actuate="onLoad"/><svg:desc>formula</svg:desc></draw:frame><text:s/>using <draw:frame draw:style-name="fr1" draw:name="Object225" text:anchor-type="as-char" svg:y="-0.172in" svg:width="0.8016in" svg:height="0.2457in" draw:z-index="226"><draw:object xlink:href="./Object 225" xlink:type="simple" xlink:show="embed" xlink:actuate="onLoad"/><draw:image xlink:href="./ObjectReplacements/Object 225" xlink:type="simple" xlink:show="embed" xlink:actuate="onLoad"/><svg:desc>formula</svg:desc></draw:frame>. <text:span text:style-name="T114">Since </text:span><text:span text:style-name="T114"><draw:frame draw:style-name="fr1" draw:name="Object239" text:anchor-type="as-char" svg:y="-0.2126in" svg:width="0.8571in" svg:height="0.2984in" draw:z-index="227"><draw:object xlink:href="./Object 239" xlink:type="simple" xlink:show="embed" xlink:actuate="onLoad"/><draw:image xlink:href="./ObjectReplacements/Object 239" xlink:type="simple" xlink:show="embed" xlink:actuate="onLoad"/><svg:desc>formula</svg:desc></draw:frame></text:span><text:span text:style-name="T114"><text:s/></text:span><text:span text:style-name="T125">and <text:s text:c="2"/></text:span><text:span text:style-name="T125"><draw:frame draw:style-name="fr1" draw:name="Object197" text:anchor-type="as-char" svg:y="-0.172in" svg:width="0.552in" svg:height="0.2335in" draw:z-index="228"><draw:object xlink:href="./Object 197" xlink:type="simple" xlink:show="embed" xlink:actuate="onLoad"/><draw:image xlink:href="./ObjectReplacements/Object 197" xlink:type="simple" xlink:show="embed" xlink:actuate="onLoad"/></draw:frame></text:span><text:span text:style-name="T125">, <text:s/></text:span><text:span text:style-name="T114"><draw:frame draw:style-name="fr1" draw:name="Object240" text:anchor-type="as-char" svg:y="-0.172in" svg:width="0.9311in" svg:height="0.2457in" draw:z-index="229"><draw:object xlink:href="./Object 240" xlink:type="simple" xlink:show="embed" xlink:actuate="onLoad"/><draw:image xlink:href="./ObjectReplacements/Object 240" xlink:type="simple" xlink:show="embed" xlink:actuate="onLoad"/><svg:desc>formula</svg:desc></draw:frame></text:span><text:span text:style-name="T114">.</text:span></text:p>
      <text:p text:style-name="P120"/>
      <text:p text:style-name="P128">Each step, <text:span text:style-name="T120">(N-</text:span><text:span text:style-name="T142">p)</text:span><text:span text:style-name="T120">/</text:span><text:span text:style-name="T142">2</text:span><text:span text:style-name="T120">KU of them, </text:span>requires a solution of a KU x KU system, (for overall O(<text:span text:style-name="T120">N</text:span> x KU) time) but the price of splitting the calculations in four parallel segments is solving one <text:span text:style-name="T109">8</text:span>KU x <text:span text:style-name="T109">8</text:span>KU system at the center. <text:s/></text:p>
      <text:p text:style-name="P128"/>
      <text:p text:style-name="P132">One can imagine that rather than starting at 1, 2 or 4 locations, we could have any number of evenly spaced starts with rotation, though clearly keeping with powers of two allows for using the reverse and forward equations with fewer rotations. <text:s/>The number of starts is limited by the size of n versus the block size KU, with the central simultaneous equations becoming increasing more complicated. <text:s/></text:p>
      <text:p text:style-name="P129"/>
      <text:p text:style-name="P129"><text:span text:style-name="T115">For example, if KU = 1 (the tridiagonal system) and n=</text:span><text:span text:style-name="T116">64</text:span><text:span text:style-name="T115">, a</text:span><text:span text:style-name="T119">n</text:span><text:span text:style-name="T115">d if we wanted to keep p=0 for simplicity, we could consider only powers of 2:</text:span></text:p>
      <text:p text:style-name="P128"/>
      <text:p text:style-name="P130">With one thread there are <text:span text:style-name="T116">31</text:span> 2x2 systems to solve, 1 end equation, and <text:span text:style-name="T116">31</text:span> back steps.</text:p>
      <text:p text:style-name="P130">With two threads there are <text:span text:style-name="T116">15</text:span> 2x2 systems, 2 simultaneous end equations (2x2 each) and <text:span text:style-name="T116">15</text:span> back steps.</text:p>
      <text:p text:style-name="P130">With four threads there are <text:span text:style-name="T116">7</text:span> 2x2 systems, 4 simultaneous end equations (2x2 each) and <text:span text:style-name="T116">7</text:span> back steps.</text:p>
      <text:p text:style-name="P130">With eight threads there <text:span text:style-name="T116">are 3</text:span> 2x2 systems, 8 simultaneous end equations (2x2) and <text:span text:style-name="T116">3</text:span> back step<text:span text:style-name="T116">s</text:span>.</text:p>
      <text:p text:style-name="P131">With <text:span text:style-name="T116">sixteen </text:span>threads there is <text:span text:style-name="T116">1</text:span> 2x2 systems, <text:span text:style-name="T116">16</text:span> simultaneous end equations (2x2) and <text:span text:style-name="T116">1</text:span> back step.</text:p>
      <text:p text:style-name="P131"/>
      <text:p text:style-name="P147">With parallel threads, if the number of threads is t then the time is O((<text:span text:style-name="T118">N*KU</text:span>/t + t <text:span text:style-name="T118">x </text:span>t x KU x KU) , with the caveat that the t*t*KU*KU system makes for a much more complicated book keeping arrangement, <text:span text:style-name="T121">and that initializing threads ca</text:span><text:span text:style-name="T122">r</text:span><text:span text:style-name="T121">ries overhead as well. </text:span><text:s/><text:span text:style-name="T117">There is potential economy </text:span><text:span text:style-name="T125">in</text:span><text:span text:style-name="T117"> </text:span><text:span text:style-name="T125">more efficiently defining the rotated systems and their equations in code. <text:s/></text:span><text:span text:style-name="T142">Clearly more threads are only helpful for large numbers of KuxKU systems (blocks). <text:s/></text:span><text:span text:style-name="T141">There </text:span><text:span text:style-name="T142">also</text:span><text:span text:style-name="T141"> need</text:span><text:span text:style-name="T142">s</text:span><text:span text:style-name="T141"> to be at least enough blocks to such that (N-p)/(2KU*t) &gt;2 </text:span><text:span text:style-name="T142">in order for the algorithm to function.</text:span></text:p>
      <text:p text:style-name="P117"/>
      <text:p text:style-name="P99"/>
      <text:p text:style-name="P98"><text:span text:style-name="T72">Appendix: </text:span>Definition of matrices</text:p>
      <text:p text:style-name="P90"/>
      <text:p text:style-name="P90"/>
      <text:p text:style-name="P4">In general, an m-point equation, <text:span text:style-name="T3">with m-odd</text:span>, can be written:</text:p>
      <text:p text:style-name="P5"><text:s/><text:span text:style-name="T3">in contrast with </text:span><text:span text:style-name="T3"><draw:frame draw:style-name="fr1" draw:name="Object4" text:anchor-type="as-char" svg:y="-0.2807in" svg:width="0.8508in" svg:height="0.4484in" draw:z-index="107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89">l</text:span><text:span text:style-name="T87">etting </text:span><text:span text:style-name="T87"><draw:frame draw:style-name="fr1" draw:name="Object150" text:anchor-type="as-char" svg:y="-0.1484in" svg:width="0.2835in" svg:height="0.1839in" draw:z-index="230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88">run from 1 t</text:span><text:span text:style-name="T89">o </text:span><text:span text:style-name="T91">N</text:span></text:p>
      <text:p text:style-name="P4"/>
      <text:p text:style-name="P4"><text:s/><draw:frame draw:style-name="fr1" draw:name="Object82" text:anchor-type="as-char" svg:y="-0.2807in" svg:width="3.2756in" svg:height="0.4484in" draw:z-index="110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"/>
      <text:p text:style-name="P7">where the AB matrix is m x <text:span text:style-name="T91">N</text:span>, with <text:span text:style-name="T91">N</text:span> the number of points, <text:span text:style-name="T62">similar to </text:span>the general LAPACK band matrix <text:s/><text:span text:style-name="T87">(which we shall call CD)</text:span> (https://www.netlib.org/lapack/lug/node124.html) notation, <text:span text:style-name="T91">again </text:span><text:span text:style-name="T89">l</text:span><text:span text:style-name="T87">etting </text:span><text:span text:style-name="T87"><draw:frame draw:style-name="fr1" draw:name="Object159" text:anchor-type="as-char" svg:y="-0.1484in" svg:width="0.2835in" svg:height="0.1839in" draw:z-index="231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88">run from 1 t</text:span><text:span text:style-name="T89">o </text:span><text:span text:style-name="T91">N</text:span><text:span text:style-name="T89">:</text:span></text:p>
      <text:p text:style-name="P100"><text:soft-page-break/></text:p>
      <text:p text:style-name="P103"><draw:frame draw:style-name="fr1" draw:name="Object6" text:anchor-type="as-char" svg:y="-0.152in" svg:width="3.0661in" svg:height="0.2134in" draw:z-index="113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69">where the </text:span><text:span text:style-name="Strong_20_Emphasis"><text:span text:style-name="T69">columns</text:span></text:span><text:span text:style-name="T69"> of A are the columns of </text:span><text:span text:style-name="T87">CD</text:span><text:span text:style-name="T69"> and the diagonals of A are the rows of </text:span><text:span text:style-name="T87">CD</text:span><text:span text:style-name="T69">,</text:span></text:p>
      <text:p text:style-name="P103"/>
      <text:p text:style-name="P107">except that we allow wrapping the periodic coefficients and have the <text:span text:style-name="Strong_20_Emphasis">rows</text:span> of A as the columns of AB and the diagonals of A are the rows of AB:</text:p>
      <text:p text:style-name="P104"/>
      <text:p text:style-name="P104"><draw:frame draw:style-name="fr1" draw:name="Object55" text:anchor-type="as-char" svg:y="-0.152in" svg:width="4.411in" svg:height="0.2134in" draw:z-index="232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04"/>
      <text:p text:style-name="P114"><text:span text:style-name="T91">However, l</text:span>etting <draw:frame draw:style-name="fr1" draw:name="Object147" text:anchor-type="as-char" svg:y="-0.1484in" svg:width="0.1283in" svg:height="0.1839in" draw:z-index="233"><draw:object xlink:href="./Object 147" xlink:type="simple" xlink:show="embed" xlink:actuate="onLoad"/><draw:image xlink:href="./ObjectReplacements/Object 147" xlink:type="simple" xlink:show="embed" xlink:actuate="onLoad"/></draw:frame><text:span text:style-name="T88">run from 1 to 1+2*KU (or 1 to m), with j from 1 to N, AB can efficiently be generated by</text:span></text:p>
      <text:p text:style-name="P114"/>
      <text:p text:style-name="P114"><text:span text:style-name="T88"><text:s/></text:span><text:span text:style-name="T88"><draw:frame draw:style-name="fr1" draw:name="Object148" text:anchor-type="as-char" svg:y="-0.152in" svg:width="3.2098in" svg:height="0.2in" draw:z-index="234"><draw:object xlink:href="./Object 148" xlink:type="simple" xlink:show="embed" xlink:actuate="onLoad"/><draw:image xlink:href="./ObjectReplacements/Object 148" xlink:type="simple" xlink:show="embed" xlink:actuate="onLoad"/></draw:frame></text:span></text:p>
      <text:p text:style-name="P114"/>
      <text:p text:style-name="P115">contrasted with the LAPACK “CD” form:</text:p>
      <text:p text:style-name="P115"/>
      <text:p text:style-name="P115"><draw:frame draw:style-name="fr1" draw:name="Object149" text:anchor-type="as-char" svg:y="-0.152in" svg:width="3.5492in" svg:height="0.2in" draw:z-index="235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<text:p text:style-name="P115"/>
      <text:p text:style-name="P116">from which we can also derive a conversion formula:</text:p>
      <text:p text:style-name="P116"/>
      <text:p text:style-name="P116"><draw:frame draw:style-name="fr1" draw:name="Object157" text:anchor-type="as-char" svg:y="-0.152in" svg:width="4.2272in" svg:height="0.2in" draw:z-index="236"><draw:object xlink:href="./Object 157" xlink:type="simple" xlink:show="embed" xlink:actuate="onLoad"/><draw:image xlink:href="./ObjectReplacements/Object 157" xlink:type="simple" xlink:show="embed" xlink:actuate="onLoad"/></draw:frame></text:p>
      <text:p text:style-name="P103"/>
      <text:p text:style-name="P60"><text:span text:style-name="T89">Note that i</text:span>n the non-periodic banded matrix, the coefficients <text:span text:style-name="T89">CD</text:span>(i,j)=0 when i+j-(m+1)/2 is &lt; 1 or &gt; <text:span text:style-name="T91">N</text:span>. <text:span text:style-name="T92">AB can be seen to be the periodic version of CD without the extra KL rows, and where if CD encodes </text:span><text:span text:style-name="T92"><draw:frame draw:style-name="fr1" draw:name="Object158" text:anchor-type="as-char" svg:y="-0.1484in" svg:width="0.148in" svg:height="0.2098in" draw:z-index="237"><draw:object xlink:href="./Object 158" xlink:type="simple" xlink:show="embed" xlink:actuate="onLoad"/><draw:image xlink:href="./ObjectReplacements/Object 158" xlink:type="simple" xlink:show="embed" xlink:actuate="onLoad"/></draw:frame></text:span><text:span text:style-name="T92">then AB encodes the transpose</text:span><text:span text:style-name="T92"><draw:frame draw:style-name="fr1" draw:name="Object160" text:anchor-type="as-char" svg:y="-0.172in" svg:width="0.1563in" svg:height="0.2335in" draw:z-index="238"><draw:object xlink:href="./Object 160" xlink:type="simple" xlink:show="embed" xlink:actuate="onLoad"/><draw:image xlink:href="./ObjectReplacements/Object 160" xlink:type="simple" xlink:show="embed" xlink:actuate="onLoad"/></draw:frame></text:span></text:p>
      <text:p text:style-name="P60"/>
      <text:p text:style-name="P60"><text:span text:style-name="T89">Then the </text:span><text:span text:style-name="T90">m-point equation, </text:span><text:span text:style-name="T3">with m-odd</text:span><text:span text:style-name="T90">, can be written:</text:span></text:p>
      <text:p text:style-name="P23"/>
      <text:p text:style-name="P23"><draw:frame draw:style-name="fr1" draw:name="Object153" text:anchor-type="as-char" svg:y="-0.1744in" svg:width="1.952in" svg:height="0.2346in" draw:z-index="239"><draw:object xlink:href="./Object 153" xlink:type="simple" xlink:show="embed" xlink:actuate="onLoad"/><draw:image xlink:href="./ObjectReplacements/Object 153" xlink:type="simple" xlink:show="embed" xlink:actuate="onLoad"/><svg:desc>formula</svg:desc></draw:frame><text:s/><text:span text:style-name="T60">and defining </text:span><text:span text:style-name="T60"><draw:frame draw:style-name="fr1" draw:name="Object154" text:anchor-type="as-char" svg:y="-0.2598in" svg:width="0.972in" svg:height="0.4083in" draw:z-index="240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p>
      <text:p text:style-name="P23"/>
      <text:p text:style-name="P23"><text:span text:style-name="T14">where</text:span><text:span text:style-name="T14"><draw:frame draw:style-name="fr1" draw:name="Object155" text:anchor-type="as-char" svg:y="-0.1484in" svg:width="0.2339in" svg:height="0.2091in" draw:z-index="241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3"/>
      <text:p text:style-name="P30"><draw:frame draw:style-name="fr1" draw:name="Object156" text:anchor-type="as-char" svg:y="-0.152in" svg:width="6.1752in" svg:height="0.222in" draw:z-index="242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<text:p text:style-name="P30"><text:s/></text:p>
      <text:p text:style-name="P23"><text:span text:style-name="T53">with <text:s text:c="2"/></text:span><text:span text:style-name="T53"><draw:frame draw:style-name="fr1" draw:name="Object151" text:anchor-type="as-char" svg:y="-0.1744in" svg:width="0.2409in" svg:height="0.2346in" draw:z-index="243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53">defined similarly so that </text:span><text:span text:style-name="T53"><draw:frame draw:style-name="fr1" draw:name="Object152" text:anchor-type="as-char" svg:y="-0.1744in" svg:width="1.1972in" svg:height="0.2346in" draw:z-index="244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53">are defined </text:span><text:span text:style-name="T89">below</text:span><text:span text:style-name="T53"> for jj every j KU apart.</text:span></text:p>
      <text:p text:style-name="P59"/>
      <text:p text:style-name="P105">With the above definition of AB[i,j] we have the square (i x k) for each j matrices:</text:p>
      <text:p text:style-name="P97"/>
      <text:p text:style-name="P97"><draw:frame draw:style-name="fr1" draw:name="Object63" text:anchor-type="as-char" svg:y="-0.3484in" svg:width="4.928in" svg:height="0.6366in" draw:z-index="116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97"/>
      <text:p text:style-name="P97"/>
      <text:p text:style-name="P97"><draw:frame draw:style-name="fr1" draw:name="Object64" text:anchor-type="as-char" svg:y="-0.3484in" svg:width="4.898in" svg:height="0.6366in" draw:z-index="121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97"><text:soft-page-break/></text:p>
      <text:p text:style-name="P97"><draw:frame draw:style-name="fr1" draw:name="Object65" text:anchor-type="as-char" svg:y="-0.3484in" svg:width="4.3516in" svg:height="0.6366in" draw:z-index="122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97"/>
      <text:p text:style-name="P105"/>
      <text:p text:style-name="P106"><text:span text:style-name="T71">For the forward algorithm, t</text:span>he last Cj<text:span text:style-name="T62">j</text:span> and Pj<text:span text:style-name="T62">j</text:span> are (m-1+p<text:span text:style-name="T54">)</text:span> x (m-1<text:span text:style-name="T54">+</text:span>p<text:span text:style-name="T54">)</text:span>, <text:s/><text:span text:style-name="T71">in combination we define Cj</text:span><text:span text:style-name="T94">j</text:span><text:span text:style-name="T71">L generally even if</text:span><text:span text:style-name="T71"><draw:frame draw:style-name="fr1" draw:name="Object86" text:anchor-type="as-char" svg:y="-0.1484in" svg:width="0.4102in" svg:height="0.1839in" draw:z-index="124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p>
      <text:p text:style-name="P106"/>
      <text:p text:style-name="P105"><draw:frame draw:style-name="fr1" draw:name="Object35" text:anchor-type="as-char" svg:y="-0.2402in" svg:width="5.2181in" svg:height="0.4209in" draw:z-index="125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105"/>
      <text:p text:style-name="P102">if p=0, <text:span text:style-name="T66">there are no extra rows:</text:span></text:p>
      <text:p text:style-name="P102"/>
      <text:p text:style-name="P102"><draw:frame draw:style-name="fr1" draw:name="Object87" text:anchor-type="as-char" svg:y="-0.1634in" svg:width="2.6398in" svg:height="0.2335in" draw:z-index="65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65">using the above definitions at the last j=(n-m+2)/2=(n+1)/2-KU</text:span></text:p>
      <text:p text:style-name="P102"/>
      <text:p text:style-name="P112">For the reverse algorithm, <text:span text:style-name="T83">the middle p equations can be written in the following format:</text:span><text:span text:style-name="T83"><draw:frame draw:style-name="fr1" draw:name="Object130" text:anchor-type="as-char" svg:y="-0.1744in" svg:width="1.4437in" svg:height="0.2437in" draw:z-index="133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83">where</text:span><text:span text:style-name="T83"><draw:frame draw:style-name="fr1" draw:name="Object131" text:anchor-type="as-char" svg:y="-0.1744in" svg:width="0.4516in" svg:height="0.2346in" draw:z-index="134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83">consists of the last p inner values and </text:span><text:span text:style-name="T83"><draw:frame draw:style-name="fr1" draw:name="Object132" text:anchor-type="as-char" svg:y="-0.1634in" svg:width="0.498in" svg:height="0.2244in" draw:z-index="135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83">are the matrices given below with dimensions <text:s/>p x p <text:s/>and p x 2KU. </text:span></text:p>
      <text:p text:style-name="P86"/>
      <text:p text:style-name="P86"><draw:frame draw:style-name="fr1" draw:name="Object128" text:anchor-type="as-char" svg:y="-0.2429in" svg:width="3.8008in" svg:height="0.4398in" draw:z-index="73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86"/>
      <text:p text:style-name="P113">and</text:p>
      <text:p text:style-name="P86"/>
      <text:p text:style-name="P86"><draw:frame draw:style-name="fr1" draw:name="Object129" text:anchor-type="as-char" svg:y="-0.352in" svg:width="5.2752in" svg:height="0.6575in" draw:z-index="74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<text:p text:style-name="P86"/>
      <text:p text:style-name="P86"/>
      <text:p text:style-name="P134">For rotated <text:span text:style-name="T125">and reversed </text:span>systems, it is easiest to <text:span text:style-name="T125">use </text:span>the same definitions <text:span text:style-name="T125">above</text:span> and apply the rotation to the matrix AB. <text:s/>In order to achieve the definitions <draw:frame draw:style-name="fr1" draw:name="Object203" text:anchor-type="as-char" svg:y="-0.1862in" svg:width="1.0272in" svg:height="0.2465in" draw:z-index="191"><draw:object xlink:href="./Object 203" xlink:type="simple" xlink:show="embed" xlink:actuate="onLoad"/><draw:image xlink:href="./ObjectReplacements/Object 203" xlink:type="simple" xlink:show="embed" xlink:actuate="onLoad"/><svg:desc>formula</svg:desc></draw:frame>needed to satisfy the rotated solutions given previously, it <text:span text:style-name="T125">suffices </text:span>to rotate the N columns of <draw:frame draw:style-name="fr1" draw:name="Object249" text:anchor-type="as-char" svg:y="-0.1752in" svg:width="0.0925in" svg:height="0.2102in" draw:z-index="162"><draw:object xlink:href="./Object 249" xlink:type="simple" xlink:show="embed" xlink:actuate="onLoad"/><draw:image xlink:href="./ObjectReplacements/Object 249" xlink:type="simple" xlink:show="embed" xlink:actuate="onLoad"/></draw:frame><text:span text:style-name="T125">(resulting in </text:span><text:span text:style-name="T125"><draw:frame draw:style-name="fr1" draw:name="Object211" text:anchor-type="as-char" svg:y="-0.1484in" svg:width="0.0925in" svg:height="0.1846in" draw:z-index="172"><draw:object xlink:href="./Object 211" xlink:type="simple" xlink:show="embed" xlink:actuate="onLoad"/><draw:image xlink:href="./ObjectReplacements/Object 211" xlink:type="simple" xlink:show="embed" xlink:actuate="onLoad"/><svg:desc>formula</svg:desc></draw:frame></text:span><text:span text:style-name="T125">given in the above main body) </text:span>and to rotate the N columns of AB and then to reverse the rows and reverse the columns of AB to switch the direction of the solution after renumbering the indices.</text:p>
      <text:p text:style-name="P86"/>
      <text:p text:style-name="P86"/>
      <text:p text:style-name="P85"/>
      <text:p text:style-name="P96">Copyright (c) 2021 <text:s text:c="2"/>Anthony M de Beus</text:p>
      <text:p text:style-name="P96"/>
      <text:p text:style-name="P145"/>
      <text:p text:style-name="P14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11:48:36.150657319</meta:creation-date>
    <dc:date>2023-07-12T09:59:31.316279383</dc:date>
    <meta:editing-duration>P10DT22M18S</meta:editing-duration>
    <meta:editing-cycles>223</meta:editing-cycles>
    <meta:generator>LibreOffice/7.5.4.2$Linux_X86_64 LibreOffice_project/50$Build-2</meta:generator>
    <meta:print-date>2021-02-02T11:15:39.552609276</meta:print-date>
    <meta:document-statistic meta:table-count="0" meta:image-count="0" meta:object-count="245" meta:page-count="14" meta:paragraph-count="195" meta:word-count="2570" meta:character-count="14288" meta:non-whitespace-character-count="11694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i>n</mi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sup>
            <mrow>
              <mo fence="true" form="prefix" stretchy="true">[</mo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  <mrow>
              <mo stretchy="false">−</mo>
              <mn>1</mn>
            </mrow>
          </msup>
        </mrow>
        <mrow>
          <mo fence="true" form="prefix" stretchy="true">{</mo>
          <mrow>
            <mrow>
              <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i>n</mi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c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a</mi>
                                <mstyle mathsize="8pt">
                                  <mi>n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n>2</mn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  <mrow/>
            </mrow>
          </mrow>
          <mo fence="true" form="postfix" stretchy="true">}</mo>
        </mrow>
      </mrow>
    </mstyle>
    <annotation encoding="StarMath 5.0"> size 12{  left [ matrix {
z rSub { size 8{1} }  rSup { size 8{""} }  {} ##
z rSub { size 8{n} }  rSup { size 8{""} } 
}  right ] = left [ matrix {
b rSub { size 8{1} }  {} # a rSub { size 8{1} } {} ##
c rSub { size 8{n} } {} # b rSub { size 8{n} } {}
}  right ] sup -1 left lbrace {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 right rbrace }</annotation>
  </semantics>
</math>
</file>

<file path=Object 100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01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02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z</mi>
            <mo stretchy="false">⃗</mo>
          </mover>
          <mi mathvariant="italic">jj</mi>
        </msub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vec z} sub {jj+1}=    bar  {A}} rSub { size 8{jj+1} } {vec z} sub jj + { {bar  v}} rSub { size 8{jj+1} }   {}
</annotation>
  </semantics>
</math>
</file>

<file path=Object 103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i mathvariant="italic">jj</mi>
            </msub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i>z</mi>
            <mo stretchy="false">⃗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{vec z} sub {jj}=    {tilde  A}} rSub { size 8{jj} } {vec z} sub {jj+1} + { {vec  v}} rSub { size 8{jj} }   {}
</annotation>
  </semantics>
</math>
</file>

<file path=Object 104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i mathvariant="italic">jj</mi>
                <mo stretchy="false">−</mo>
                <mn>1</mn>
              </mrow>
            </msub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sub>
          <mover accent="true">
            <mi>z</mi>
            <mo stretchy="false">⃗</mo>
          </mover>
          <mi mathvariant="italic">jj</mi>
        </msub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{vec z} sub {jj-1}=    {tilde  A}} rSub { size 8{jj-1} } {vec z} sub jj + { {vec  v}} rSub { size 8{jj-1} }   {}
</annotation>
  </semantics>
</math>
</file>

<file path=Object 105/content.xml><?xml version="1.0" encoding="utf-8"?>
<math xmlns="http://www.w3.org/1998/Math/MathML" display="block">
  <semantics>
    <mstyle mathsize="12pt">
      <mrow>
        <mrow>
          <msub>
            <mover accent="true">
              <mi>z</mi>
              <mo stretchy="false">⃗</mo>
            </mover>
            <mrow>
              <mi mathvariant="italic">jj</mi>
              <mo stretchy="false">+</mo>
              <mn>1</mn>
            </mrow>
          </msub>
          <mo stretchy="false">=</mo>
          <msubsup>
            <mover accent="true">
              <mi>A</mi>
              <mo stretchy="false">~</mo>
            </mover>
            <mstyle mathsize="8pt">
              <mi mathvariant="italic">jj</mi>
            </mstyle>
            <mrow>
              <mo stretchy="false">−</mo>
              <mn>1</mn>
            </mrow>
          </msubsup>
        </mrow>
        <mrow>
          <msub>
            <mover accent="true">
              <mi>z</mi>
              <mo stretchy="false">⃗</mo>
            </mover>
            <mi mathvariant="italic">jj</mi>
          </msub>
          <mo stretchy="false">−</mo>
          <msub>
            <mrow>
              <msubsup>
                <mover accent="true">
                  <mi>A</mi>
                  <mo stretchy="false">~</mo>
                </mover>
                <mi mathvariant="italic">jj</mi>
                <mrow>
                  <mo stretchy="false">−</mo>
                  <mn>1</mn>
                </mrow>
              </msubsup>
              <mover accent="true">
                <mi>v</mi>
                <mo stretchy="false">⃗</mo>
              </mover>
            </mrow>
            <mstyle mathsize="8pt">
              <mi mathvariant="italic">jj</mi>
            </mstyle>
          </msub>
        </mrow>
        <mrow/>
      </mrow>
    </mstyle>
    <annotation encoding="StarMath 5.0">size 12{ {vec z} sub {jj+1}=    {tilde  A} sup {-1} rSub { size 8{jj} } {vec z} sub {jj} - { {tilde A} sub {jj} sup -1 {vec  v}} rSub { size 8{jj} }   {}}
</annotation>
  </semantics>
</math>
</file>

<file path=Object 106/content.xml><?xml version="1.0" encoding="utf-8"?>
<math xmlns="http://www.w3.org/1998/Math/MathML" display="block">
  <semantics>
    <mrow>
      <msubsup>
        <mover accent="true">
          <mi>A</mi>
          <mo stretchy="false">~</mo>
        </mover>
        <mstyle mathsize="8pt">
          <mi mathvariant="italic">jj</mi>
        </mstyle>
        <mrow>
          <mo stretchy="false">−</mo>
          <mn>1</mn>
        </mrow>
      </msubsup>
      <mo stretchy="false">≠</mo>
      <msub>
        <mover accent="true">
          <mi>A</mi>
          <mo stretchy="false">¯</mo>
        </mover>
        <mrow>
          <mi mathvariant="italic">jj</mi>
          <mo stretchy="false">+</mo>
          <mn>1</mn>
        </mrow>
      </msub>
    </mrow>
    <annotation encoding="StarMath 5.0">{tilde  A} sup {-1} rSub { size 8{jj} } &lt;&gt; {bar A} sub { jj+1 } 
 </annotation>
  </semantics>
</math>
</file>

<file path=Object 107/content.xml><?xml version="1.0" encoding="utf-8"?>
<math xmlns="http://www.w3.org/1998/Math/MathML" display="block">
  <semantics>
    <mrow>
      <msubsup>
        <mover accent="true">
          <mi>A</mi>
          <mo stretchy="false">~</mo>
        </mover>
        <mi mathvariant="italic">jj</mi>
        <mrow>
          <mo stretchy="false">−</mo>
          <mn>1</mn>
        </mrow>
      </msubsup>
      <mrow>
        <msub>
          <mover accent="true">
            <mi>v</mi>
            <mo stretchy="false">⃗</mo>
          </mover>
          <mstyle mathsize="8pt">
            <mi mathvariant="italic">jj</mi>
          </mstyle>
        </msub>
        <mo stretchy="false">≠</mo>
        <mrow>
          <mo stretchy="false">−</mo>
          <msub>
            <mover accent="true">
              <mi>v</mi>
              <mo stretchy="false">¯</mo>
            </mover>
            <mrow>
              <mi mathvariant="italic">jj</mi>
              <mo stretchy="false">+</mo>
              <mn>1</mn>
            </mrow>
          </msub>
        </mrow>
      </mrow>
    </mrow>
    <annotation encoding="StarMath 5.0">{tilde A} sub {jj} sup -1 {vec  v} rSub { size 8{jj} }   &lt;&gt; -{bar v} sub  { jj+1 }
 </annotation>
  </semantics>
</math>
</file>

<file path=Object 108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i mathvariant="italic">jj</mi>
                    </msub>
                    <mo stretchy="false">¯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over accent="true">
              <msub>
                <mi>A</mi>
                <mi mathvariant="italic">jj</mi>
              </msub>
              <mo stretchy="false">¯</mo>
            </mover>
            <mrow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  <mo stretchy="false">+</mo>
              <mover accent="true">
                <msub>
                  <mi>v</mi>
                  <mi mathvariant="italic">jj</mi>
                </msub>
                <mo stretchy="false">¯</mo>
              </mover>
            </mrow>
          </mrow>
        </mrow>
        <mo fence="true" stretchy="true">}</mo>
      </mrow>
    </mrow>
    <annotation encoding="StarMath 5.0">vec z sub jj = left lbrace tilde I  - bar A  sub jj tilde A sub {jj-1} right rbrace sup {-1} left lbrace {bar A sub {jj} vec v sub {jj-1} + bar v sub {jj}}right rbrace</annotation>
  </semantics>
</math>
</file>

<file path=Object 109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  <mover accent="true">
                  <msub>
                    <mi>A</mi>
                    <mi mathvariant="italic">jj</mi>
                  </msub>
                  <mo stretchy="false">¯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  <mrow>
              <mover accent="true">
                <msub>
                  <mi>v</mi>
                  <mi mathvariant="italic">jj</mi>
                </msub>
                <mo stretchy="false">¯</mo>
              </mover>
              <mo stretchy="false">+</mo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</mrow>
          </mrow>
        </mrow>
        <mo fence="true" form="postfix" stretchy="true">}</mo>
      </mrow>
    </mrow>
    <annotation encoding="StarMath 5.0">vec z sub {jj-1} = left lbrace tilde I  - tilde A  sub {jj-1} bar A sub {jj} right rbrace sup {-1} left lbrace {tilde A sub {jj-1} bar v sub {jj} + vec v sub {jj-1}}right rbrace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sub>
            <mi>a</mi>
            <mi mathvariant="italic">ij</mi>
          </msub>
          <msub>
            <mi>z</mi>
            <mi>j</mi>
          </msub>
        </mrow>
      </mrow>
      <mo stretchy="false">=</mo>
      <msub>
        <mi>b</mi>
        <mi>i</mi>
      </msub>
    </mrow>
    <annotation encoding="StarMath 5.0">sum from j=1 to n {a_{ij}z_{ j }}=b_{ i }</annotation>
  </semantics>
</math>
</file>

<file path=Object 110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111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12/content.xml><?xml version="1.0" encoding="utf-8"?>
<math xmlns="http://www.w3.org/1998/Math/MathML" display="block">
  <semantics>
    <mover accent="true">
      <msub>
        <mi>J</mi>
        <mi>n</mi>
      </msub>
      <mo stretchy="false">~</mo>
    </mover>
    <annotation encoding="StarMath 5.0">tilde J sub n</annotation>
  </semantics>
</math>
</file>

<file path=Object 113/content.xml><?xml version="1.0" encoding="utf-8"?>
<math xmlns="http://www.w3.org/1998/Math/MathML" display="block">
  <semantics>
    <mrow>
      <mrow>
        <mover accent="true">
          <msub>
            <mi>z</mi>
            <mi>p</mi>
          </msub>
          <mo stretchy="false">⃗</mo>
        </mover>
        <mo stretchy="false">=</mo>
        <mtext>{ </mtext>
      </mrow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i>,</mi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2</mn>
        </mrow>
      </msub>
      <mi>,</mi>
      <mn>....</mn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i>p</mi>
        </mrow>
      </msub>
      <mtext>}</mtext>
    </mrow>
    <annotation encoding="StarMath 5.0">vec z sub {p} = "{ " z sub {(n-p)/2+1}, z sub { {(n-p)/2+2} },.... z sub {(n-p)/2+p} "}" </annotation>
  </semantics>
</math>
</file>

<file path=Object 114/content.xml><?xml version="1.0" encoding="utf-8"?>
<math xmlns="http://www.w3.org/1998/Math/MathML" display="block">
  <semantics>
    <mover accent="true">
      <msub>
        <mi>z</mi>
        <mi>j</mi>
      </msub>
      <mo stretchy="false">⃗</mo>
    </mover>
    <annotation encoding="StarMath 5.0">vec z sub j</annotation>
  </semantics>
</math>
</file>

<file path=Object 115/content.xml><?xml version="1.0" encoding="utf-8"?>
<math xmlns="http://www.w3.org/1998/Math/MathML" display="block">
  <semantics>
    <mrow>
      <mover accent="true">
        <msub>
          <mi>z</mi>
          <mrow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⃗</mo>
      </mover>
      <mo stretchy="false">=</mo>
      <mrow>
        <mo fence="true" form="prefix" stretchy="false">(</mo>
        <mrow>
          <mrow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  <mn>.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i mathvariant="italic">KU</mi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3</mn>
                <mo stretchy="false">−</mo>
                <mi mathvariant="italic">KU</mi>
              </mrow>
            </msub>
            <mn>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</mrow>
        </mrow>
        <mo fence="true" form="postfix" stretchy="false">)</mo>
      </mrow>
    </mrow>
    <annotation encoding="StarMath 5.0">vec z sub {(n-p)/2+1} =

(z sub {(n-p)/2+1},z sub {(n-p)/2+2}....z sub {(n-p)/2+KU},z sub {(n+p)/2+3-KU}...z sub {(n+p)/2+1},z sub {(n+p)/2+2 })</annotation>
  </semantics>
</math>
</file>

<file path=Object 116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17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8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9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+</mo>
                        <mn>1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sup>
          <mrow>
            <mo fence="true" form="prefix" stretchy="true">{</mo>
            <mrow>
              <mstyle mathsize="12pt">
                <msub>
                  <mrow>
                    <mrow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  <mo stretchy="false">+</mo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n>0</mn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n>0</mn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</mrow>
                    <mover accent="true">
                      <mi>A</mi>
                      <mo stretchy="false">~</mo>
                    </mover>
                  </mrow>
                  <mstyle mathsize="8pt"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style>
                </msub>
              </mstyle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v</mi>
                <mo stretchy="false">⃗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−</mo>
                  <mn>1</mn>
                </mrow>
              </mstyle>
            </msub>
          </mrow>
        </mrow>
        <mo fence="true" form="postfix" stretchy="true">}</mo>
      </mrow>
    </mrow>
    <annotation encoding="StarMath 5.0"> left [ matrix {
z rSub { size 8{n/2} }  rSup { size 8{""} }  {} ##
z rSub { size 8{n/2+1} }  rSup { size 8{""} } 
}  right ] =left lbrace size 12{ left [ matrix {
b rSub { size 8{n/2} }  {} # c rSub { size 8{n/2} } {} ##
a rSub { size 8{n/2+1} } {} # b rSub { size 8{n/2+1} } {}
}  right ]+ left [ matrix {
a rSub { size 8{n/2} }  {} # 0 {} ##
0 {} # c rSub { size 8{n/2+1} } {}
}  right ]  tilde  {A}} rSub { size 8{n/2-1} }  right rbrace sup {-1} left lbrace left [ matrix {
d rSub { size 8{n/2} }  {} ##
d rSub { size 8{n/2+1} } 
}  right ]- 
 left [ matrix {
a rSub { size 8{n/2} }  {} # 0 {} ##
0 {} # c rSub { size 8{n/2+1} } {}
}  right ]{ vec  {v}} rSub { size 8{n/2-1}} right rbrace

</annotation>
  </semantics>
</math>
</file>

<file path=Object 120/content.xml><?xml version="1.0" encoding="utf-8"?>
<math xmlns="http://www.w3.org/1998/Math/MathML" display="block">
  <semantics>
    <mrow>
      <mover accent="true">
        <msub>
          <mi>A</mi>
          <mrow>
            <mrow>
              <mrow>
                <mo fence="true" form="prefix" stretchy="false">(</mo>
                <mrow>
                  <mi>n</mi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¯</mo>
      </mover>
      <mo stretchy="false">=</mo>
      <mover accent="true">
        <msub>
          <mi>A</mi>
          <mn>0</mn>
        </msub>
        <mo stretchy="false">¯</mo>
      </mover>
    </mrow>
    <annotation encoding="StarMath 5.0">bar A sub { (n)/2+1 } = bar A sub 0</annotation>
  </semantics>
</math>
</file>

<file path=Object 121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2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23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4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25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26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style>
      <mrow>
        <msub>
          <mover accent="true">
            <mi>z</mi>
            <mo stretchy="false">⃗</mo>
          </mover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</msub>
        <mo stretchy="false">+</mo>
        <msub>
          <mover accent="true">
            <mi>v</mi>
            <mo stretchy="false">¯</mo>
          </mover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row>
      <mrow/>
    </mrow>
    <annotation encoding="StarMath 5.0">size 12{ {vec z} sub { (n-p)/2 +1}=    bar  {A}} rSub { size 8{ (n-p)/2 +1} } {vec z} sub {(n-p)/2} + { {bar  v}} rSub { size 8{ (n-p)/2 +1} }   {}
</annotation>
  </semantics>
</math>
</file>

<file path=Object 127/content.xml><?xml version="1.0" encoding="utf-8"?>
<math xmlns="http://www.w3.org/1998/Math/MathML" display="block">
  <semantics>
    <mstyle mathsize="12pt">
      <mrow>
        <mrow>
          <mover accent="true">
            <msub>
              <mi>z</mi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sub>
            <mo stretchy="false">⃗</mo>
          </mover>
          <mo stretchy="false">=</mo>
          <mover accent="true">
            <msub>
              <mi>A</mi>
              <mn>0</mn>
            </msub>
            <mo stretchy="false">~</mo>
          </mover>
        </mrow>
        <mover accent="true">
          <msub>
            <mi>z</mi>
            <mrow>
              <mi>n</mi>
              <mo stretchy="false">/</mo>
              <mn>2</mn>
            </mrow>
          </msub>
          <mo stretchy="false">⃗</mo>
        </mover>
      </mrow>
    </mstyle>
    <annotation encoding="StarMath 5.0">size 12{ vec z sub {n/2+1}=    tilde A sub 0 vec z sub {n/2} }</annotation>
  </semantics>
</math>
</file>

<file path=Object 128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C sub p  =
left lbrace alignl  {  stack {{AB[ KU+1+k-i,j+i-1 ]  "          " forall i,k "{"1,2...p "}"}  # else " 0" "                                        " j=(N-p)/2+1 } } right rbrace


  



 </annotation>
  </semantics>
</math>
</file>

<file path=Object 129/content.xml><?xml version="1.0" encoding="utf-8"?>
<math xmlns="http://www.w3.org/1998/Math/MathML" display="block">
  <semantics>
    <mrow>
      <mover accent="true">
        <msub>
          <mi>S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row>
                    <mi>k</mi>
                    <mo stretchy="false">≥</mo>
                    <mi>i</mi>
                  </mrow>
                  <mtext>  </mtext>
                  <mtext>k:{</mtext>
                  <mn>1,2.</mn>
                  <mn>..</mn>
                  <mi mathvariant="italic">KU</mi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>k</mi>
                          <mo stretchy="false">+</mo>
                          <mi>p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k</mi>
                  <mi mathvariant="normal">:</mi>
                  <mtext>{</mtext>
                  <mrow>
                    <mi mathvariant="italic">KU</mi>
                    <mo stretchy="false">+</mo>
                    <mn>1.</mn>
                  </mrow>
                  <mrow>
                    <mrow>
                      <mn>..2</mn>
                      <mo stretchy="false">∗</mo>
                      <mi mathvariant="italic">KU</mi>
                    </mrow>
                    <mo stretchy="false">−</mo>
                    <mi>p</mi>
                    <mo stretchy="false">+</mo>
                    <mi>i</mi>
                  </mrow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S sub p = left lbrace alignl  {  stack {{AB[ 1+k-i,j+i-1 ]  "          " forall k &gt;=i "  "  "k:{"1,2...KU "}"
 forall i: "{"1,2...p "}" } #  {AB[ k+p-i+1,j+i-1 ] "    "forall k: "{" KU+1...2*KU-p+i"}" forall i: "{"1,2...p "}" } # else " 0" "                                  " j=(N-p)/2+1} } right rbrace


  



 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30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31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3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33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34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v} sub { (n-p)/2 +1}</annotation>
  </semantics>
</math>
</file>

<file path=Object 135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36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7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38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9/content.xml><?xml version="1.0" encoding="utf-8"?>
<math xmlns="http://www.w3.org/1998/Math/MathML" display="block">
  <semantics>
    <mover accent="true">
      <msub>
        <mi>A</mi>
        <mn>0</mn>
      </msub>
      <mo stretchy="false">¯</mo>
    </mover>
    <annotation encoding="StarMath 5.0">bar A sub { 0 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40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41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2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43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4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v} sub { (n-p)/2 +1}</annotation>
  </semantics>
</math>
</file>

<file path=Object 145/content.xml><?xml version="1.0" encoding="utf-8"?>
<math xmlns="http://www.w3.org/1998/Math/MathML" display="block">
  <semantics>
    <mrow>
      <msubsup>
        <mi>C</mi>
        <mi>p</mi>
        <mrow>
          <mo stretchy="false">−</mo>
          <mn>1</mn>
        </mrow>
      </msubsup>
      <msub>
        <mi>b</mi>
        <mi>p</mi>
      </msub>
    </mrow>
    <annotation encoding="StarMath 5.0">C sub p sup { -1 }b sub p</annotation>
  </semantics>
</math>
</file>

<file path=Object 146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o fence="true" form="prefix" stretchy="false">(</mo>
          <mrow>
            <mi>n</mi>
          </mrow>
          <mo fence="true" form="postfix" stretchy="false">)</mo>
        </mrow>
        <mo stretchy="false">/</mo>
        <mn>2</mn>
      </mrow>
    </msub>
    <annotation encoding="StarMath 5.0">{bar v} sub { (n)/2 }</annotation>
  </semantics>
</math>
</file>

<file path=Object 147/content.xml><?xml version="1.0" encoding="utf-8"?>
<math xmlns="http://www.w3.org/1998/Math/MathML" display="block">
  <semantics>
    <mi>i</mi>
    <annotation encoding="StarMath 5.0">i</annotation>
  </semantics>
</math>
</file>

<file path=Object 148/content.xml><?xml version="1.0" encoding="utf-8"?>
<math xmlns="http://www.w3.org/1998/Math/MathML" display="block">
  <semantics>
    <mrow>
      <mi mathvariant="italic">AB</mi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i>j</mi>
            <mi>,</mi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AB(i,j)=aij(j,1+mod(N+i+j-2-KU,N))</annotation>
  </semantics>
</math>
</file>

<file path=Object 149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>i</mi>
                <mo stretchy="false">+</mo>
                <mi mathvariant="italic">KL</mi>
              </mrow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  <mi>,</mi>
            <mi>j</mi>
          </mrow>
        </mrow>
        <mo fence="true" stretchy="false">)</mo>
      </mrow>
    </mrow>
    <annotation encoding="StarMath 5.0">CD(i+KL,j)=aij(1+mod(N+i+j-2-KU,N),j)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50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51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15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15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154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15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56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157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>i</mi>
                <mo stretchy="false">+</mo>
                <mi mathvariant="italic">KL</mi>
              </mrow>
              <mi>,</mi>
              <mi>j</mi>
            </mrow>
          </mrow>
          <mo fence="true" stretchy="false">)</mo>
        </mrow>
        <mo stretchy="false">=</mo>
        <mi mathvariant="italic">AB</mi>
      </mrow>
      <mrow>
        <mo fence="true" stretchy="false">(</mo>
        <mrow>
          <mrow>
            <mrow>
              <mi>m</mi>
              <mo stretchy="false">−</mo>
              <mi>i</mi>
              <mo stretchy="false">+</mo>
              <mn>1,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+</mo>
                    <mi mathvariant="italic">KU</mi>
                    <mo stretchy="false">−</mo>
                    <mi>m</mi>
                    <mo stretchy="false">−</mo>
                    <mn>1</mn>
                  </mrow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CD(i+KL,j)=AB(m-i+1,1+mod(N+i+j+KU-m-1,N))</annotation>
  </semantics>
</math>
</file>

<file path=Object 158/content.xml><?xml version="1.0" encoding="utf-8"?>
<math xmlns="http://www.w3.org/1998/Math/MathML" display="block">
  <semantics>
    <msub>
      <mi>a</mi>
      <mi mathvariant="italic">ij</mi>
    </msub>
    <annotation encoding="StarMath 5.0">a_{ij} </annotation>
  </semantics>
</math>
</file>

<file path=Object 159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form="prefix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60/content.xml><?xml version="1.0" encoding="utf-8"?>
<math xmlns="http://www.w3.org/1998/Math/MathML" display="block">
  <semantics>
    <msubsup>
      <mi>a</mi>
      <mi mathvariant="italic">ij</mi>
      <mi>T</mi>
    </msubsup>
    <annotation encoding="StarMath 5.0">a_{ij}^{T} 
</annotation>
  </semantics>
</math>
</file>

<file path=Object 161/content.xml><?xml version="1.0" encoding="utf-8"?>
<math xmlns="http://www.w3.org/1998/Math/MathML" display="block">
  <semantics>
    <mstyle mathsize="12pt">
      <mrow>
        <msubsup>
          <mover accent="true">
            <mi>A</mi>
            <mo stretchy="false">~</mo>
          </mover>
          <mstyle mathsize="8pt">
            <mi>n</mi>
          </mstyle>
          <mi>k</mi>
        </msubsup>
        <mo stretchy="false">=</mo>
        <mrow>
          <mo fence="true" form="prefix" stretchy="true">[</mo>
          <mrow>
            <mtable>
              <mtr>
                <mtd>
                  <mrow>
                    <mn>0</mn>
                    <mrow/>
                  </mrow>
                </mtd>
                <mtd>
                  <mover accent="true">
                    <msub>
                      <mi>I</mi>
                      <mi>k</mi>
                    </msub>
                    <mo stretchy="false">~</mo>
                  </mover>
                </mtd>
              </mtr>
              <mtr>
                <mtd>
                  <mover accent="true">
                    <msub>
                      <mi>I</mi>
                      <mrow>
                        <mi>n</mi>
                        <mo stretchy="false">−</mo>
                        <mi>k</mi>
                      </mrow>
                    </msub>
                    <mo stretchy="false">~</mo>
                  </mover>
                </mtd>
                <mtd>
                  <mrow>
                    <mn>0</mn>
                    <mrow/>
                  </mrow>
                </mtd>
              </mtr>
            </mtable>
          </mrow>
          <mo fence="true" form="postfix" stretchy="true">]</mo>
        </mrow>
      </mrow>
    </mstyle>
    <annotation encoding="StarMath 5.0"> size 12 { { tilde  {A}} rSub { size 8{n} } rsup{k} = left [ matrix {
 0 {} # tilde I sub {k} ##
 tilde I sub {n-k} # 0{}
 }  right ]}</annotation>
  </semantics>
</math>
</file>

<file path=Object 162/content.xml><?xml version="1.0" encoding="utf-8"?>
<math xmlns="http://www.w3.org/1998/Math/MathML" display="block">
  <semantics>
    <mstyle mathsize="12pt">
      <mrow>
        <msub>
          <mover accent="true">
            <mi>J</mi>
            <mo stretchy="false">~</mo>
          </mover>
          <mstyle mathsize="8pt">
            <mn>4</mn>
          </mstyle>
        </msub>
        <mo stretchy="false">=</mo>
        <mrow>
          <mo fence="true" form="prefix" stretchy="true">[</mo>
          <mrow>
            <mtable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</mtable>
          </mrow>
          <mo fence="true" form="postfix" stretchy="true">]</mo>
        </mrow>
      </mrow>
    </mstyle>
    <annotation encoding="StarMath 5.0"> size 12{ { tilde  {J}} rSub { size 8{4} } = left [ matrix {
0 {} # 0 {} # 0 {} # 1 {} ##
0 {} # 0 {} # 1 {} # 0 {} ##
0 {} # 1 {} # 0 {} # 0 {} ##
1 {} # 0 {} #0 {} # 0 {}
}  right ]}</annotation>
  </semantics>
</math>
</file>

<file path=Object 163/content.xml><?xml version="1.0" encoding="utf-8"?>
<math xmlns="http://www.w3.org/1998/Math/MathML" display="block">
  <semantics>
    <mstyle mathsize="12pt">
      <msubsup>
        <mover accent="true">
          <mi>A</mi>
          <mo stretchy="false">~</mo>
        </mover>
        <mstyle mathsize="8pt">
          <mi>n</mi>
        </mstyle>
        <mi>k</mi>
      </msubsup>
    </mstyle>
    <annotation encoding="StarMath 5.0"> size 12 { { tilde  {A}} rSub { size 8{n} } rsup{k} }</annotation>
  </semantics>
</math>
</file>

<file path=Object 164/content.xml><?xml version="1.0" encoding="utf-8"?>
<math xmlns="http://www.w3.org/1998/Math/MathML" display="block">
  <semantics>
    <mstyle mathsize="12pt">
      <msubsup>
        <mover accent="true">
          <mi>A</mi>
          <mo stretchy="false">~</mo>
        </mover>
        <mstyle mathsize="8pt">
          <mi>n</mi>
        </mstyle>
        <mi>k</mi>
      </msubsup>
    </mstyle>
    <annotation encoding="StarMath 5.0"> size 12 { { tilde  {A}} rSub { size 8{n} } rsup{k} }</annotation>
  </semantics>
</math>
</file>

<file path=Object 165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166/content.xml><?xml version="1.0" encoding="utf-8"?>
<math xmlns="http://www.w3.org/1998/Math/MathML" display="block">
  <semantics>
    <mstyle mathsize="12pt">
      <msub>
        <mover accent="true">
          <mi>A</mi>
          <mo stretchy="false">¯</mo>
        </mover>
        <mstyle mathsize="8pt">
          <mrow>
            <mo fence="true" form="prefix" stretchy="false">(</mo>
            <mrow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row>
            <mo fence="true" form="postfix" stretchy="false">)</mo>
          </mrow>
        </mstyle>
      </msub>
    </mstyle>
    <annotation encoding="StarMath 5.0"> size 12 { { bar  {A}} rSub { size 8{(n/2+1)} } }</annotation>
  </semantics>
</math>
</file>

<file path=Object 167/content.xml><?xml version="1.0" encoding="utf-8"?>
<math xmlns="http://www.w3.org/1998/Math/MathML" display="block">
  <semantics>
    <mstyle mathsize="12pt">
      <msubsup>
        <mrow>
          <mover accent="true">
            <msub>
              <mi>J</mi>
              <mi>n</mi>
            </msub>
            <mo stretchy="false">~</mo>
          </mover>
          <mover accent="true">
            <mi>A</mi>
            <mo stretchy="false">~</mo>
          </mover>
        </mrow>
        <mstyle mathsize="8pt">
          <mi>n</mi>
        </mstyle>
        <mi>k</mi>
      </msubsup>
    </mstyle>
    <annotation encoding="StarMath 5.0"> size 12 { { tilde J sub n tilde  {A}} rSub { size 8{n} } rsup{k} }</annotation>
  </semantics>
</math>
</file>

<file path=Object 168/content.xml><?xml version="1.0" encoding="utf-8"?>
<math xmlns="http://www.w3.org/1998/Math/MathML" display="block">
  <semantics>
    <mstyle mathsize="12pt">
      <msub>
        <mover accent="true">
          <mi>b</mi>
          <mo stretchy="false">⃗</mo>
        </mover>
        <mstyle mathsize="8pt">
          <mi>j</mi>
        </mstyle>
      </msub>
    </mstyle>
    <annotation encoding="StarMath 5.0"> size 12 { { vec  {b}} rSub { size 8{j} }  }</annotation>
  </semantics>
</math>
</file>

<file path=Object 169/content.xml><?xml version="1.0" encoding="utf-8"?>
<math xmlns="http://www.w3.org/1998/Math/MathML" display="block">
  <semantics>
    <mstyle mathsize="12pt">
      <msub>
        <mover accent="true">
          <mi>b</mi>
          <mo stretchy="false">⃗</mo>
        </mover>
        <mstyle mathsize="8pt">
          <mi mathvariant="italic">jj</mi>
        </mstyle>
      </msub>
    </mstyle>
    <annotation encoding="StarMath 5.0"> size 12 { { vec  {b}} rSub { size 8{jj} }  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form="postfix" stretchy="true">]</mo>
                </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form="postfix" stretchy="true">]</mo>
                  </mrow>
                  <mo stretchy="false">+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form="prefix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form="postfix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form="postfix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70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sub>
            <mi>a</mi>
            <mi mathvariant="italic">ij</mi>
          </msub>
          <msub>
            <mi>z</mi>
            <mi>j</mi>
          </msub>
        </mrow>
      </mrow>
      <mo stretchy="false">=</mo>
      <msub>
        <mi>b</mi>
        <mi>i</mi>
      </msub>
    </mrow>
    <annotation encoding="StarMath 5.0">sum from j=1 to n {a_{ij}z_{ j }}=b_{ i }</annotation>
  </semantics>
</math>
</file>

<file path=Object 171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72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i>n</mi>
      </munderover>
      <mrow>
        <msub>
          <mi>a</mi>
          <mi mathvariant="italic">ij</mi>
        </msub>
        <mrow>
          <mover accent="true">
            <msub>
              <mi>z</mi>
              <mi>j</mi>
            </msub>
            <mo stretchy="false">^</mo>
          </mover>
          <mo stretchy="false">=</mo>
          <mstyle mathsize="12pt">
            <msubsup>
              <mrow>
                <mover accent="true">
                  <msub>
                    <mi>J</mi>
                    <mi>n</mi>
                  </msub>
                  <mo stretchy="false">~</mo>
                </mover>
                <mover accent="true">
                  <mi>A</mi>
                  <mo stretchy="false">~</mo>
                </mover>
              </mrow>
              <mstyle mathsize="8pt">
                <mi>n</mi>
              </mstyle>
              <mi>k</mi>
            </msubsup>
          </mstyle>
        </mrow>
        <msub>
          <mi>b</mi>
          <mi>i</mi>
        </msub>
      </mrow>
    </mrow>
    <annotation encoding="StarMath 5.0">sum from j=1 to n {a_{ij} hat{z rsub{ j } } =size 12 { { tilde {J sub n}tilde  {A}} rSub { size 8{n} } rsup{k} }b_{ i }}</annotation>
  </semantics>
</math>
</file>

<file path=Object 173/content.xml><?xml version="1.0" encoding="utf-8"?>
<math xmlns="http://www.w3.org/1998/Math/MathML" display="block">
  <semantics>
    <mover accent="true">
      <mover accent="true">
        <mi>z</mi>
        <mo stretchy="false">⃗</mo>
      </mover>
      <mo stretchy="false">^</mo>
    </mover>
    <annotation encoding="StarMath 5.0">{hat vec z} </annotation>
  </semantics>
</math>
</file>

<file path=Object 174/content.xml><?xml version="1.0" encoding="utf-8"?>
<math xmlns="http://www.w3.org/1998/Math/MathML" display="block">
  <semantics>
    <mrow>
      <mi>p</mi>
      <mo stretchy="false">≠</mo>
      <mn>0</mn>
    </mrow>
    <annotation encoding="StarMath 5.0"> p &lt;&gt; 0</annotation>
  </semantics>
</math>
</file>

<file path=Object 175/content.xml><?xml version="1.0" encoding="utf-8"?>
<math xmlns="http://www.w3.org/1998/Math/MathML" display="block">
  <semantics>
    <mrow>
      <mstyle mathsize="12pt">
        <msubsup>
          <mrow>
            <msub>
              <mover accent="true">
                <mi>J</mi>
                <mo stretchy="false">~</mo>
              </mover>
              <mi>n</mi>
            </msub>
            <mover accent="true">
              <mi>A</mi>
              <mo stretchy="false">~</mo>
            </mover>
          </mrow>
          <mstyle mathsize="8pt">
            <mi>n</mi>
          </mstyle>
          <mi>k</mi>
        </msubsup>
      </mstyle>
      <mrow>
        <mover accent="true">
          <mover accent="true">
            <mi>z</mi>
            <mo stretchy="false">⃗</mo>
          </mover>
          <mo stretchy="false">^</mo>
        </mover>
        <mo stretchy="false">=</mo>
        <mover accent="true">
          <mi>z</mi>
          <mo stretchy="false">⃗</mo>
        </mover>
      </mrow>
    </mrow>
    <annotation encoding="StarMath 5.0"> size 12 { {{tilde J} sub n {tilde  A}} rSub { size 8{n} } rsup{k} }{hat vec z} = {vec z}</annotation>
  </semantics>
</math>
</file>

<file path=Object 176/content.xml><?xml version="1.0" encoding="utf-8"?>
<math xmlns="http://www.w3.org/1998/Math/MathML" display="block">
  <semantics>
    <mrow>
      <mrow>
        <msub>
          <mover accent="true">
            <mover accent="true">
              <mi>z</mi>
              <mo stretchy="false">⃗</mo>
            </mover>
            <mo stretchy="false">^</mo>
          </mover>
          <mrow>
            <mi mathvariant="normal">Ω</mi>
            <mo stretchy="false">−</mo>
            <mi mathvariant="italic">jj</mi>
            <mo stretchy="false">+</mo>
            <mn>1</mn>
          </mrow>
        </msub>
        <mo stretchy="false">=</mo>
        <mstyle mathsize="12pt">
          <msubsup>
            <mrow>
              <msub>
                <mover accent="true">
                  <mi>J</mi>
                  <mo stretchy="false">~</mo>
                </mover>
                <mrow>
                  <mn>2</mn>
                  <mi mathvariant="italic">KU</mi>
                </mrow>
              </msub>
              <mover accent="true">
                <mi>A</mi>
                <mo stretchy="false">~</mo>
              </mover>
            </mrow>
            <mstyle mathsize="8pt">
              <mrow>
                <mn>2</mn>
                <mi mathvariant="italic">KU</mi>
              </mrow>
            </mstyle>
            <mi mathvariant="italic">KU</mi>
          </msubsup>
        </mstyle>
      </mrow>
      <msub>
        <mover accent="true">
          <mi>z</mi>
          <mo stretchy="false">⃗</mo>
        </mover>
        <mi mathvariant="italic">jj</mi>
      </msub>
    </mrow>
    <annotation encoding="StarMath 5.0">{hat vec z} rsub{ %OMEGA -jj+1 }  =size 12 { { {tilde J} sub {2KU}{tilde  A}} rSub { size 8{2KU} } rsup{KU} } {vec z} sub { jj }</annotation>
  </semantics>
</math>
</file>

<file path=Object 177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i mathvariant="italic">jj</mi>
            </msub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i>z</mi>
            <mo stretchy="false">⃗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{vec z} sub {jj}=    tilde  {A}} rSub { size 8{jj} } {vec z} sub {jj+1} + { {vec  v}} rSub { size 8{jj} }   {}
</annotation>
  </semantics>
</math>
</file>

<file path=Object 178/content.xml><?xml version="1.0" encoding="utf-8"?>
<math xmlns="http://www.w3.org/1998/Math/MathML" display="block">
  <semantics>
    <mrow>
      <mstyle mathsize="12pt">
        <msub>
          <mrow>
            <msub>
              <mover accent="true">
                <mover accent="true">
                  <mi>z</mi>
                  <mo stretchy="false">⃗</mo>
                </mover>
                <mo stretchy="false">^</mo>
              </mover>
              <mi mathvariant="italic">jj</mi>
            </msub>
            <mo stretchy="false">=</mo>
            <mover accent="true">
              <mi>B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over accent="true">
              <mi>z</mi>
              <mo stretchy="false">⃗</mo>
            </mover>
            <mo stretchy="false">^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u</mi>
            <mo stretchy="false">⃗</mo>
          </mover>
          <mstyle mathsize="8pt">
            <mi mathvariant="italic">jj</mi>
          </mstyle>
        </msub>
      </mrow>
      <mrow/>
    </mrow>
    <annotation encoding="StarMath 5.0">size 12{ {hat vec z} sub {jj}=    {tilde  B}} rSub { size 8{jj} } {hat vec z} sub {jj+1} + { vec  {u}} rSub { size 8{jj} }   {}
</annotation>
  </semantics>
</math>
</file>

<file path=Object 179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80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181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182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183/content.xml><?xml version="1.0" encoding="utf-8"?>
<math xmlns="http://www.w3.org/1998/Math/MathML" display="block">
  <semantics>
    <msub>
      <mover accent="true">
        <mi>z</mi>
        <mo stretchy="false">⃗</mo>
      </mover>
      <mrow>
        <mi mathvariant="italic">jj</mi>
        <mo stretchy="false">+</mo>
        <mn>1</mn>
      </mrow>
    </msub>
    <annotation encoding="StarMath 5.0">{vec z} sub {jj+1}</annotation>
  </semantics>
</math>
</file>

<file path=Object 184/content.xml><?xml version="1.0" encoding="utf-8"?>
<math xmlns="http://www.w3.org/1998/Math/MathML" display="block">
  <semantics>
    <mrow>
      <msub>
        <mi>z</mi>
        <mi mathvariant="italic">jj</mi>
      </msub>
      <mi>,</mi>
      <msub>
        <mover accent="true">
          <mi>z</mi>
          <mo stretchy="false">^</mo>
        </mover>
        <mrow>
          <mi mathvariant="normal">Ω</mi>
          <mo stretchy="false">−</mo>
          <mi mathvariant="italic">jj</mi>
          <mo stretchy="false">+</mo>
          <mn>1</mn>
        </mrow>
      </msub>
      <mi>,</mi>
      <msub>
        <mi>w</mi>
        <mrow>
          <mi>θ</mi>
          <mo stretchy="false">−</mo>
          <mi mathvariant="italic">jj</mi>
        </mrow>
      </msub>
      <mi>,</mi>
      <msub>
        <mover accent="true">
          <mi>w</mi>
          <mo stretchy="false">^</mo>
        </mover>
        <mrow>
          <mi>θ</mi>
          <mo stretchy="false">+</mo>
          <mi mathvariant="italic">jj</mi>
          <mo stretchy="false">+</mo>
          <mn>1</mn>
        </mrow>
      </msub>
    </mrow>
    <annotation encoding="StarMath 5.0"> {z sub {jj}, 
{hat z} sub {%OMEGA -jj + 1} , 
w sub {%theta - jj} ,
{hat w} sub {%theta + jj + 1}
}</annotation>
  </semantics>
</math>
</file>

<file path=Object 185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^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z</mi>
            <mo stretchy="false">^</mo>
          </mover>
          <mi mathvariant="italic">jj</mi>
        </msub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hat  z} sub {jj+1} =    {bar  A}} rSub { size 8{jj+1} } {hat z} sub jj + { {bar  v}} rSub { size 8{jj+1} }   {}
</annotation>
  </semantics>
</math>
</file>

<file path=Object 186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i mathvariant="italic">jj</mi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vec z sub {jj}=    tilde  {A}} rSub { size 8{jj} } vec z sub {jj+1} + { vec  {v}} rSub { size 8{jj} }   {}
</annotation>
  </semantics>
</math>
</file>

<file path=Object 187/content.xml><?xml version="1.0" encoding="utf-8"?>
<math xmlns="http://www.w3.org/1998/Math/MathML" display="block">
  <semantics>
    <mrow>
      <msub>
        <mover accent="true">
          <mover accent="true">
            <mi>z</mi>
            <mo stretchy="false">⃗</mo>
          </mover>
          <mo stretchy="false">^</mo>
        </mover>
        <mi mathvariant="italic">jj</mi>
      </msub>
      <mo stretchy="false">=</mo>
      <msub>
        <mover accent="true">
          <mi>z</mi>
          <mo stretchy="false">⃗</mo>
        </mover>
        <mi mathvariant="italic">jj</mi>
      </msub>
    </mrow>
    <annotation encoding="StarMath 5.0">{hat vec z} sub jj = {vec z} sub jj</annotation>
  </semantics>
</math>
</file>

<file path=Object 188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189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w</mi>
                <mo stretchy="false">⃗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B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w</mi>
            <mo stretchy="false">⃗</mo>
          </mover>
          <mi mathvariant="italic">jj</mi>
        </msub>
        <mo stretchy="false">+</mo>
        <msub>
          <mover accent="true">
            <mi>u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vec  w} sub {jj+1} =    {bar  B}} rSub { size 8{jj+1} } {vec w} sub jj + { bar  u} rSub { size 8{jj+1} }   {}
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190/content.xml><?xml version="1.0" encoding="utf-8"?>
<math xmlns="http://www.w3.org/1998/Math/MathML" display="block">
  <semantics>
    <mrow>
      <mstyle mathsize="12pt">
        <msub>
          <mrow>
            <mover accent="true">
              <mover accent="true">
                <msub>
                  <mi>w</mi>
                  <mi mathvariant="italic">jj</mi>
                </msub>
                <mo stretchy="false">⃗</mo>
              </mover>
              <mo stretchy="false">^</mo>
            </mover>
            <mo stretchy="false">=</mo>
            <mover accent="true">
              <mi>B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over accent="true">
              <mi>w</mi>
              <mo stretchy="false">⃗</mo>
            </mover>
            <mo stretchy="false">^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u</mi>
            <mo stretchy="false">⃗</mo>
          </mover>
          <mstyle mathsize="8pt">
            <mi mathvariant="italic">jj</mi>
          </mstyle>
        </msub>
      </mrow>
      <mrow/>
    </mrow>
    <annotation encoding="StarMath 5.0">size 12{ hat vec w sub {jj}=    {tilde  B}} rSub { size 8{jj} } {hat vec w} sub {jj+1} + { vec  u} rSub { size 8{jj} }   {}
</annotation>
  </semantics>
</math>
</file>

<file path=Object 191/content.xml><?xml version="1.0" encoding="utf-8"?>
<math xmlns="http://www.w3.org/1998/Math/MathML" display="block">
  <semantics>
    <mrow>
      <mrow>
        <msub>
          <mover accent="true">
            <mi>B</mi>
            <mo stretchy="false">¯</mo>
          </mover>
          <mi mathvariant="italic">jj</mi>
        </msub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subsup>
                      <mover accent="true">
                        <mi>C</mi>
                        <mo stretchy="false">~</mo>
                      </mover>
                      <mi mathvariant="italic">jj</mi>
                      <mi>r</mi>
                    </msubsup>
                    <mo stretchy="false">+</mo>
                    <msubsup>
                      <mover accent="true">
                        <mi>P</mi>
                        <mo stretchy="false">~</mo>
                      </mover>
                      <mi mathvariant="italic">jj</mi>
                      <mi>r</mi>
                    </msubsup>
                  </mrow>
                  <msub>
                    <mover accent="true">
                      <mi>B</mi>
                      <mo stretchy="false">¯</mo>
                    </mover>
                    <mrow>
                      <mi mathvariant="italic">jj</mi>
                      <mo stretchy="false">+</mo>
                      <mn>1</mn>
                    </mrow>
                  </msub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subsup>
        <mover accent="true">
          <mi>S</mi>
          <mo stretchy="false">~</mo>
        </mover>
        <mi mathvariant="italic">jj</mi>
        <mi>r</mi>
      </msubsup>
    </mrow>
    <annotation encoding="StarMath 5.0">{bar B} sub jj = -left lbrace {tilde C} sub jj sup r + {tilde P} sub jj sup r {bar B} sub {jj+1} right rbrace sup {-1} {tilde S} sub jj sup r</annotation>
  </semantics>
</math>
</file>

<file path=Object 192/content.xml><?xml version="1.0" encoding="utf-8"?>
<math xmlns="http://www.w3.org/1998/Math/MathML" display="block">
  <semantics>
    <mrow>
      <mrow>
        <msub>
          <mover accent="true">
            <mi>u</mi>
            <mo stretchy="false">¯</mo>
          </mover>
          <mi mathvariant="italic">jj</mi>
        </msub>
        <mo stretchy="false">=</mo>
        <msup>
          <mrow>
            <mo fence="true" form="prefix" stretchy="true">{</mo>
            <mrow>
              <mrow>
                <mrow>
                  <msubsup>
                    <mover accent="true">
                      <mi>C</mi>
                      <mo stretchy="false">~</mo>
                    </mover>
                    <mi mathvariant="italic">jj</mi>
                    <mi>r</mi>
                  </msubsup>
                  <mo stretchy="false">+</mo>
                  <msubsup>
                    <mover accent="true">
                      <mi>P</mi>
                      <mo stretchy="false">~</mo>
                    </mover>
                    <mi mathvariant="italic">jj</mi>
                    <mi>r</mi>
                  </msubsup>
                </mrow>
                <msub>
                  <mover accent="true">
                    <mi>B</mi>
                    <mo stretchy="false">¯</mo>
                  </mover>
                  <mrow>
                    <mi mathvariant="italic">jj</mi>
                    <mo stretchy="false">+</mo>
                    <mn>1</mn>
                  </mrow>
                </msub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sub>
                <mover accent="true">
                  <mi>c</mi>
                  <mo stretchy="false">⃗</mo>
                </mover>
                <mi mathvariant="italic">jj</mi>
              </msub>
              <mo stretchy="false">−</mo>
              <msubsup>
                <mover accent="true">
                  <mi>P</mi>
                  <mo stretchy="false">~</mo>
                </mover>
                <mi mathvariant="italic">jj</mi>
                <mi>r</mi>
              </msubsup>
            </mrow>
            <msub>
              <mover accent="true">
                <mi>u</mi>
                <mo stretchy="false">¯</mo>
              </mover>
              <mrow>
                <mi mathvariant="italic">jj</mi>
                <mo stretchy="false">+</mo>
                <mn>1</mn>
              </mrow>
            </msub>
          </mrow>
        </mrow>
        <mo fence="true" form="postfix" stretchy="true">}</mo>
      </mrow>
    </mrow>
    <annotation encoding="StarMath 5.0">{bar u} sub jj = left lbrace {tilde C} sub jj sup r + {tilde P} sub jj sup r {bar B} sub {jj+1} right rbrace sup {-1} left lbrace {{vec c} sub jj - {tilde P} sub jj sup r {bar u} sub {jj+1}}right rbrace</annotation>
  </semantics>
</math>
</file>

<file path=Object 193/content.xml><?xml version="1.0" encoding="utf-8"?>
<math xmlns="http://www.w3.org/1998/Math/MathML" display="block">
  <semantics>
    <mrow>
      <mrow>
        <msub>
          <mover accent="true">
            <mi>B</mi>
            <mo stretchy="false">~</mo>
          </mover>
          <mi mathvariant="italic">jj</mi>
        </msub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subsup>
                      <mover accent="true">
                        <mi>C</mi>
                        <mo stretchy="false">~</mo>
                      </mover>
                      <mi mathvariant="italic">jj</mi>
                      <mi>r</mi>
                    </msubsup>
                    <mo stretchy="false">+</mo>
                    <msubsup>
                      <mover accent="true">
                        <mi>S</mi>
                        <mo stretchy="false">~</mo>
                      </mover>
                      <mi mathvariant="italic">jj</mi>
                      <mi>r</mi>
                    </msubsup>
                  </mrow>
                  <msub>
                    <mover accent="true">
                      <mi>B</mi>
                      <mo stretchy="false">~</mo>
                    </mover>
                    <mrow>
                      <mi mathvariant="italic">jj</mi>
                      <mo stretchy="false">−</mo>
                      <mn>1</mn>
                    </mrow>
                  </msub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subsup>
        <mover accent="true">
          <mi>P</mi>
          <mo stretchy="false">~</mo>
        </mover>
        <mi mathvariant="italic">jj</mi>
        <mi>r</mi>
      </msubsup>
    </mrow>
    <annotation encoding="StarMath 5.0">{tilde B} sub {jj} = -left lbrace {tilde C} sub {jj} sup r + {tilde S} sub jj sup r {tilde B} sub {jj-1} right rbrace sup {-1} {tilde P} sub jj sup r</annotation>
  </semantics>
</math>
</file>

<file path=Object 194/content.xml><?xml version="1.0" encoding="utf-8"?>
<math xmlns="http://www.w3.org/1998/Math/MathML" display="block">
  <semantics>
    <mrow>
      <mrow>
        <msub>
          <mover accent="true">
            <mi>u</mi>
            <mo stretchy="false">⃗</mo>
          </mover>
          <mi mathvariant="italic">jj</mi>
        </msub>
        <mo stretchy="false">=</mo>
        <msup>
          <mrow>
            <mo fence="true" form="prefix" stretchy="true">{</mo>
            <mrow>
              <mrow>
                <mrow>
                  <msubsup>
                    <mover accent="true">
                      <mi>C</mi>
                      <mo stretchy="false">~</mo>
                    </mover>
                    <mi mathvariant="italic">jj</mi>
                    <mi>r</mi>
                  </msubsup>
                  <mo stretchy="false">+</mo>
                  <msubsup>
                    <mover accent="true">
                      <mi>S</mi>
                      <mo stretchy="false">~</mo>
                    </mover>
                    <mi mathvariant="italic">jj</mi>
                    <mi>r</mi>
                  </msubsup>
                </mrow>
                <msub>
                  <mover accent="true">
                    <mi>B</mi>
                    <mo stretchy="false">~</mo>
                  </mover>
                  <mrow>
                    <mi mathvariant="italic">jj</mi>
                    <mo stretchy="false">−</mo>
                    <mn>1</mn>
                  </mrow>
                </msub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sub>
                <mover accent="true">
                  <mi>c</mi>
                  <mo stretchy="false">⃗</mo>
                </mover>
                <mi mathvariant="italic">jj</mi>
              </msub>
              <mo stretchy="false">−</mo>
              <msubsup>
                <mover accent="true">
                  <mi>S</mi>
                  <mo stretchy="false">~</mo>
                </mover>
                <mi mathvariant="italic">jj</mi>
                <mi>r</mi>
              </msubsup>
            </mrow>
            <msub>
              <mover accent="true">
                <mi>u</mi>
                <mo stretchy="false">⃗</mo>
              </mover>
              <mrow>
                <mi mathvariant="italic">jj</mi>
                <mo stretchy="false">−</mo>
                <mn>1</mn>
              </mrow>
            </msub>
          </mrow>
        </mrow>
        <mo fence="true" form="postfix" stretchy="true">}</mo>
      </mrow>
    </mrow>
    <annotation encoding="StarMath 5.0">{vec u} sub jj = left lbrace {tilde C} sub {jj} sup r + {tilde S} sub {jj} sup r {tilde B} sub {jj-1} right rbrace sup {-1} left lbrace {{vec c} sub jj - {tilde S} sub {jj} sup r {vec u} sub {jj-1}} right rbrace</annotation>
  </semantics>
</math>
</file>

<file path=Object 195/content.xml><?xml version="1.0" encoding="utf-8"?>
<math xmlns="http://www.w3.org/1998/Math/MathML" display="block">
  <semantics>
    <mrow>
      <mrow>
        <msub>
          <mover accent="true">
            <mi>c</mi>
            <mo stretchy="false">⃗</mo>
          </mover>
          <mi>j</mi>
        </msub>
        <mo stretchy="false">=</mo>
        <mstyle mathsize="12pt">
          <msubsup>
            <mrow>
              <msub>
                <mover accent="true">
                  <mi>J</mi>
                  <mo stretchy="false">~</mo>
                </mover>
                <mi>n</mi>
              </msub>
              <mover accent="true">
                <mi>A</mi>
                <mo stretchy="false">~</mo>
              </mover>
            </mrow>
            <mstyle mathsize="8pt">
              <mi>n</mi>
            </mstyle>
            <mi>k</mi>
          </msubsup>
        </mstyle>
      </mrow>
      <msub>
        <mover accent="true">
          <mi>b</mi>
          <mo stretchy="false">⃗</mo>
        </mover>
        <mi>j</mi>
      </msub>
    </mrow>
    <annotation encoding="StarMath 5.0">{vec c} sub j = size 12 { { {tilde J} sub n {tilde  A}} rSub { size 8{n} } rsup{k} }{vec b} sub { j }</annotation>
  </semantics>
</math>
</file>

<file path=Object 196/content.xml><?xml version="1.0" encoding="utf-8"?>
<math xmlns="http://www.w3.org/1998/Math/MathML" display="block">
  <semantics>
    <mrow>
      <msub>
        <mi>c</mi>
        <mi mathvariant="italic">jj</mi>
      </msub>
      <mo stretchy="false">=</mo>
      <mrow>
        <mo fence="true" form="prefix" stretchy="false">(</mo>
        <mrow>
          <mrow>
            <msub>
              <mi>c</mi>
              <mi>j</mi>
            </msub>
            <mi>,</mi>
            <msub>
              <mi>c</mi>
              <mrow>
                <mi>j</mi>
                <mo stretchy="false">+</mo>
                <mn>1</mn>
              </mrow>
            </msub>
            <mn>....</mn>
            <msub>
              <mi>c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c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c</mi>
              <mrow>
                <mi>n</mi>
                <mo stretchy="false">−</mo>
                <mi>j</mi>
              </mrow>
            </msub>
            <mi>,</mi>
            <msub>
              <mi>c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c sub {jj} = (c sub j,c sub {j+1}....c sub {j+(m-3)/2},c sub {n-j+1-(m-3)/2}...c sub {n-j},c sub {n-j+1 }) </annotation>
  </semantics>
</math>
</file>

<file path=Object 197/content.xml><?xml version="1.0" encoding="utf-8"?>
<math xmlns="http://www.w3.org/1998/Math/MathML" display="block">
  <semantics>
    <mrow>
      <msubsup>
        <mover accent="true">
          <mi>J</mi>
          <mo stretchy="false">~</mo>
        </mover>
        <mi>n</mi>
        <mrow>
          <mo stretchy="false">−</mo>
          <mn>1</mn>
        </mrow>
      </msubsup>
      <mo stretchy="false">=</mo>
      <msub>
        <mover accent="true">
          <mi>J</mi>
          <mo stretchy="false">~</mo>
        </mover>
        <mi>n</mi>
      </msub>
    </mrow>
    <annotation encoding="StarMath 5.0">{tilde J} sub n sup{-1} = {tilde J} sub n</annotation>
  </semantics>
</math>
</file>

<file path=Object 199/content.xml><?xml version="1.0" encoding="utf-8"?>
<math xmlns="http://www.w3.org/1998/Math/MathML" display="block">
  <semantics>
    <msub>
      <mover accent="true">
        <mi>w</mi>
        <mo stretchy="false">⃗</mo>
      </mover>
      <mrow>
        <mi>θ</mi>
        <mo stretchy="false">−</mo>
        <mi mathvariant="italic">jj</mi>
        <mo stretchy="false">+</mo>
        <mn>1</mn>
      </mrow>
    </msub>
    <annotation encoding="StarMath 5.0">{vec w} sub {%theta-jj+1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00/content.xml><?xml version="1.0" encoding="utf-8"?>
<math xmlns="http://www.w3.org/1998/Math/MathML" display="block">
  <semantics>
    <msub>
      <mover accent="true">
        <mover accent="true">
          <mi>w</mi>
          <mo stretchy="false">⃗</mo>
        </mover>
        <mo stretchy="false">^</mo>
      </mover>
      <mrow>
        <mi mathvariant="normal">Ω</mi>
        <mo stretchy="false">−</mo>
        <mi>θ</mi>
        <mo stretchy="false">+</mo>
        <mi mathvariant="italic">jj</mi>
      </mrow>
    </msub>
    <annotation encoding="StarMath 5.0">{hat vec w} sub {%OMEGA-%theta+jj}</annotation>
  </semantics>
</math>
</file>

<file path=Object 201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sub>
                    <mover accent="true">
                      <mi>A</mi>
                      <mo stretchy="false">¯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o stretchy="false">−</mo>
                  <msub>
                    <mover accent="true">
                      <mi>I</mi>
                      <mo stretchy="false">~</mo>
                    </mover>
                    <mstyle mathsize="8pt">
                      <mrow>
                        <mn>2</mn>
                        <mi mathvariant="italic">KU</mi>
                      </mrow>
                    </mstyle>
                  </msub>
                </mrow>
              </mtd>
              <mtd>
                <msub>
                  <mover accent="true">
                    <mn>0</mn>
                    <mo stretchy="false">~</mo>
                  </mover>
                  <mrow>
                    <mn>2</mn>
                    <mi mathvariant="italic">KU</mi>
                  </mrow>
                </msub>
              </mtd>
              <mtd>
                <msub>
                  <mover accent="true">
                    <mn>0</mn>
                    <mo stretchy="false">~</mo>
                  </mover>
                  <mrow>
                    <mn>2</mn>
                    <mi mathvariant="italic">KU</mi>
                  </mrow>
                </msub>
              </mtd>
            </mtr>
            <mtr>
              <mtd>
                <mrow>
                  <msub>
                    <mover accent="true">
                      <mi>B</mi>
                      <mo stretchy="false">¯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  <mrow/>
                </mrow>
              </mtd>
              <mtd>
                <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  <mtd>
                <mrow>
                  <msub>
                    <mover accent="true">
                      <mi>B</mi>
                      <mo stretchy="false">¯</mo>
                    </mover>
                    <mrow>
                      <mi mathvariant="italic">ii</mi>
                      <mo stretchy="false">+</mo>
                      <mn>1</mn>
                    </mrow>
                  </msub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  <mtd>
                <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  <mtr>
              <mtd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  <mrow/>
                </mrow>
              </mtd>
              <mtd>
                <mrow>
                  <mrow>
                    <mo stretchy="false">−</mo>
                    <mover accent="true">
                      <msub>
                        <mi>B</mi>
                        <mi mathvariant="italic">jj</mi>
                      </msub>
                      <mo stretchy="false">~</mo>
                    </mover>
                  </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  <mtd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over accent="true">
                                <mn>0</mn>
                                <mo stretchy="false">~</mo>
                              </mover>
                              <mi mathvariant="italic">KU</mi>
                            </msub>
                            <mrow/>
                          </mrow>
                        </mtd>
                        <mtd>
                          <mrow>
                            <msub>
                              <mover accent="true">
                                <mi>J</mi>
                                <mo stretchy="false">~</mo>
                              </mover>
                              <mi mathvariant="italic">KU</mi>
                            </msub>
                            <mrow/>
                          </mrow>
                        </mtd>
                      </mtr>
                      <mtr>
                        <mtd>
                          <mrow>
                            <msub>
                              <mover accent="true">
                                <mn>0</mn>
                                <mo stretchy="false">~</mo>
                              </mover>
                              <mi mathvariant="italic">KU</mi>
                            </msub>
                            <mrow/>
                          </mrow>
                        </mtd>
                        <mtd>
                          <mrow>
                            <msub>
                              <mover accent="true">
                                <mn>0</mn>
                                <mo stretchy="false">~</mo>
                              </mover>
                              <mstyle mathsize="8pt">
                                <mi mathvariant="italic">KU</mi>
                              </mstyle>
                            </msub>
                            <mrow/>
                          </mrow>
                        </mtd>
                      </mtr>
                    </mtable>
                  </mrow>
                  <mo fence="true" form="postfix" stretchy="true">]</mo>
                </mrow>
              </mtd>
              <mtd>
                <mrow>
                  <mrow>
                    <mo stretchy="false">−</mo>
                    <msub>
                      <mover accent="true">
                        <mi>B</mi>
                        <mo stretchy="false">~</mo>
                      </mover>
                      <mstyle mathsize="8pt">
                        <mi mathvariant="italic">ii</mi>
                      </mstyle>
                    </msub>
                  </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  <mtr>
              <mtd>
                <mrow>
                  <msub>
                    <mover accent="true">
                      <mn>0</mn>
                      <mo stretchy="false">~</mo>
                    </mover>
                    <mrow>
                      <mn>2</mn>
                      <mi mathvariant="italic">KU</mi>
                    </mrow>
                  </msub>
                  <mrow/>
                </mrow>
              </mtd>
              <mtd>
                <msub>
                  <mover accent="true">
                    <mn>0</mn>
                    <mo stretchy="false">~</mo>
                  </mover>
                  <mrow>
                    <mn>2</mn>
                    <mi mathvariant="italic">KU</mi>
                  </mrow>
                </msub>
              </mtd>
              <mtd>
                <msub>
                  <mover accent="true">
                    <mi>I</mi>
                    <mo stretchy="false">~</mo>
                  </mover>
                  <mstyle mathsize="8pt">
                    <mrow>
                      <mn>2</mn>
                      <mi mathvariant="italic">KU</mi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A</mi>
                      <mo stretchy="false">~</mo>
                    </mover>
                    <mstyle mathsize="8pt">
                      <mi mathvariant="italic">ii</mi>
                    </mstyle>
                  </msub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row>
                          <mi mathvariant="italic">j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sub>
                      <mover accent="true">
                        <mover accent="true">
                          <mi>z</mi>
                          <mo stretchy="false">⃗</mo>
                        </mover>
                        <mo stretchy="false">^</mo>
                      </mover>
                      <mstyle mathsize="8pt">
                        <mi mathvariant="italic">ii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over accent="true">
                        <mi>z</mi>
                        <mo stretchy="false">⃗</mo>
                      </mover>
                      <mo stretchy="false">^</mo>
                    </mover>
                    <mstyle mathsize="8pt">
                      <mrow>
                        <mi mathvariant="italic">ii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sub>
                        <mover accent="true">
                          <mi>v</mi>
                          <mo stretchy="false">¯</mo>
                        </mover>
                        <mstyle mathsize="8pt">
                          <mrow>
                            <mi mathvariant="italic">jj</mi>
                            <mo stretchy="false">+</mo>
                            <mn>1</mn>
                          </mrow>
                        </mstyle>
                      </msub>
                    </mrow>
                    <mrow/>
                  </mrow>
                </mtd>
              </mtr>
              <mtr>
                <mtd>
                  <mrow>
                    <mrow>
                      <mo stretchy="false">−</mo>
                      <msub>
                        <mover accent="true">
                          <mi>u</mi>
                          <mo stretchy="false">¯</mo>
                        </mover>
                        <mstyle mathsize="8pt">
                          <mrow>
                            <mi mathvariant="italic">jj</mi>
                            <mo stretchy="false">+</mo>
                            <mn>1</mn>
                          </mrow>
                        </mstyle>
                      </msub>
                    </mrow>
                    <mrow/>
                  </mrow>
                </mtd>
              </mtr>
              <mtr>
                <mtd>
                  <mrow>
                    <msub>
                      <mover accent="true">
                        <mi>u</mi>
                        <mo stretchy="false">⃗</mo>
                      </mover>
                      <mstyle mathsize="8pt">
                        <mi mathvariant="italic">ii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v</mi>
                      <mo stretchy="false">⃗</mo>
                    </mover>
                    <mstyle mathsize="8pt">
                      <mi mathvariant="italic">ii</mi>
                    </mstyle>
                  </msub>
                </mtd>
              </mtr>
            </mtable>
          </mrow>
          <mo fence="true" form="postfix" stretchy="true">]</mo>
        </mrow>
      </mrow>
    </mrow>
    <annotation encoding="StarMath 5.0">left [ matrix {
{bar A} rSub { size 8{jj+1} }  {} # -{tilde I} rSub { size 8{2KU} } #  {tilde 0} sub {2KU}#  {tilde 0} sub {2KU} ## 

{bar B} rSub { size 8{jj+1} }left [ matrix {
{tilde J} sub {KU}  {} # {tilde 0} sub {KU} {} ##
{tilde 0} rSub { size 8{KU} } {} # {tilde 0} sub {KU}  {}
}right ]   {} # -left [ matrix {
{tilde 0} sub {KU}  {} # {tilde 0} sub {KU} {} ##
{tilde J} rSub { size 8{KU} } {} # {tilde 0} sub {KU}  {}
}right ] # {bar B} sub {ii+1} left [ matrix {
{tilde 0} rSub { size 8{KU} }  {} # {tilde J} sub {KU} {} ##
{tilde 0} sub {KU} {} # {tilde 0} sub {KU}  {}
}right ] # -left [ matrix {
{tilde 0} rSub { size 8{KU} }  {} # {tilde 0} sub {KU} {} ##
{tilde 0} sub {KU} {} # {tilde J} sub {KU}  {}
}right ] ##

left [ matrix {
{tilde J} sub {KU}  {} # {tilde 0} rSub { size 8{KU} } {} ##
{tilde 0} sub {KU} {} # {tilde 0} sub {KU}  {}
}right ]  {} # -tilde B sub {jj} left [ matrix {
{tilde 0} sub {KU}  {} # {tilde 0} rSub { size 8{KU} } {} ##
{tilde J} sub {KU} {} # {tilde 0} sub {KU}  {}
}right ] # left [ matrix {
{tilde 0} sub {KU}  {} # {tilde J} sub {KU} {} ##
{tilde 0} sub {KU} {} # {tilde 0} rSub { size 8{KU} }  {}
}right ] # -{tilde B} rSub { size 8{ii} }left [ matrix {
{tilde 0} sub {KU}  {} # {tilde 0} sub {KU} {} ##
{tilde 0} sub {KU} {} # {tilde J} rSub { size 8{KU} }  {}
}right ] ##
{tilde 0} sub {2KU}  {} # {tilde 0} sub {2KU} # {tilde I} rSub { size 8{2KU} } # -{tilde A} rSub { size 8{ii} } 
}
right ]


left [ matrix {
{vec z} rSub { size 8{jj} }    {} ##
{vec z} rSub { size 8{jj+1} }    {} ##
{hat vec z} rSub { size 8{ii} }    {} ##
{hat vec z} rSub { size 8{ii+1} }   
}  right ] 
= left [matrix {
-{bar v} rSub { size 8{jj+1} }    {} ##
-{bar u} rSub { size 8{jj+1} }    {} ##
{vec u} rSub { size 8{ii} }    {} ##
{vec v} rSub { size 8{ii} }   
}
right ]</annotation>
  </semantics>
</math>
</file>

<file path=Object 202/content.xml><?xml version="1.0" encoding="utf-8"?>
<math xmlns="http://www.w3.org/1998/Math/MathML" display="block">
  <semantics>
    <mi>θ</mi>
    <annotation encoding="StarMath 5.0">%theta</annotation>
  </semantics>
</math>
</file>

<file path=Object 203/content.xml><?xml version="1.0" encoding="utf-8"?>
<math xmlns="http://www.w3.org/1998/Math/MathML" display="block">
  <semantics>
    <mrow>
      <mover accent="true">
        <msubsup>
          <mi>C</mi>
          <mi mathvariant="italic">jj</mi>
          <mi>r</mi>
        </msubsup>
        <mo stretchy="false">~</mo>
      </mover>
      <mi>,</mi>
      <mover accent="true">
        <msubsup>
          <mi>S</mi>
          <mi mathvariant="italic">jj</mi>
          <mi>r</mi>
        </msubsup>
        <mo stretchy="false">~</mo>
      </mover>
      <mi>,</mi>
      <mover accent="true">
        <msubsup>
          <mi>P</mi>
          <mi mathvariant="italic">jj</mi>
          <mi>r</mi>
        </msubsup>
        <mo stretchy="false">~</mo>
      </mover>
      <mi>,</mi>
      <mover accent="true">
        <msubsup>
          <mi>b</mi>
          <mi mathvariant="italic">jj</mi>
          <mi>r</mi>
        </msubsup>
        <mo stretchy="false">⃗</mo>
      </mover>
    </mrow>
    <annotation encoding="StarMath 5.0">tilde C sub jj sup r , tilde S sub jj sup r  , tilde P sub jj sup r ,vec b sub jj sup r</annotation>
  </semantics>
</math>
</file>

<file path=Object 204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05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</mrow>
        </mrow>
        <mo fence="true" form="postfix" stretchy="false">)</mo>
      </mrow>
      <mi>,</mi>
      <mrow>
        <mo fence="true" form="prefix" stretchy="false">(</mo>
        <mrow>
          <mrow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
(z sub j,z sub {j+1}....z sub {j+(m-3)/2}) ,

(z sub {n-j+1-(m-3)/2}...z sub {n-j},z sub {n-j+1 }) 
</annotation>
  </semantics>
</math>
</file>

<file path=Object 206/content.xml><?xml version="1.0" encoding="utf-8"?>
<math xmlns="http://www.w3.org/1998/Math/MathML" display="block">
  <semantics>
    <msub>
      <mi>z</mi>
      <mi mathvariant="italic">jj</mi>
    </msub>
    <annotation encoding="StarMath 5.0">z sub jj</annotation>
  </semantics>
</math>
</file>

<file path=Object 207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i mathvariant="italic">ii</mi>
    </msub>
    <annotation encoding="StarMath 5.0">{hat vec z} sub {ii}</annotation>
  </semantics>
</math>
</file>

<file path=Object 208/content.xml><?xml version="1.0" encoding="utf-8"?>
<math xmlns="http://www.w3.org/1998/Math/MathML" display="block">
  <semantics>
    <mrow>
      <mrow>
        <mi>θ</mi>
        <mo stretchy="false">=</mo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4</mn>
        </mrow>
      </mrow>
      <mi mathvariant="italic">KU</mi>
    </mrow>
    <annotation encoding="StarMath 5.0"> %theta = (N-p)/4KU</annotation>
  </semantics>
</math>
</file>

<file path=Object 209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row>
        <mi mathvariant="italic">ii</mi>
        <mo stretchy="false">+</mo>
        <mn>1</mn>
      </mrow>
    </msub>
    <annotation encoding="StarMath 5.0">{hat vec z} sub {ii+1}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form="postfix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10/content.xml><?xml version="1.0" encoding="utf-8"?>
<math xmlns="http://www.w3.org/1998/Math/MathML" display="block">
  <semantics>
    <mtable>
      <mtr>
        <mtd>
          <mrow>
            <mrow>
              <msub>
                <mover accent="true">
                  <mi>w</mi>
                  <mo stretchy="false">⃗</mo>
                </mover>
                <mrow>
                  <mi>θ</mi>
                  <mo stretchy="false">−</mo>
                  <mi mathvariant="italic">jj</mi>
                  <mo stretchy="false">+</mo>
                  <mn>1</mn>
                </mrow>
              </msub>
              <mo stretchy="false">=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row>
              <msub>
                <mover accent="true">
                  <mi>z</mi>
                  <mo stretchy="false">⃗</mo>
                </mover>
                <mi>j</mi>
              </msub>
              <mo stretchy="false">+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over accent="true">
                  <mi>z</mi>
                  <mo stretchy="false">⃗</mo>
                </mover>
                <mo stretchy="false">^</mo>
              </mover>
              <mi>i</mi>
            </msub>
          </mrow>
        </mtd>
      </mtr>
      <mtr>
        <mtd>
          <mrow>
            <mrow>
              <msub>
                <mover accent="true">
                  <mover accent="true">
                    <mi>w</mi>
                    <mo stretchy="false">⃗</mo>
                  </mover>
                  <mo stretchy="false">^</mo>
                </mover>
                <mrow>
                  <mi mathvariant="normal">Ω</mi>
                  <mo stretchy="false">−</mo>
                  <mi>θ</mi>
                  <mo stretchy="false">+</mo>
                  <mi mathvariant="italic">jj</mi>
                </mrow>
              </msub>
              <mo stretchy="false">=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row>
              <msub>
                <mover accent="true">
                  <mi>z</mi>
                  <mo stretchy="false">⃗</mo>
                </mover>
                <mi>j</mi>
              </msub>
              <mo stretchy="false">+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over accent="true">
                  <mi>z</mi>
                  <mo stretchy="false">⃗</mo>
                </mover>
                <mo stretchy="false">^</mo>
              </mover>
              <mi>i</mi>
            </msub>
          </mrow>
        </mtd>
      </mtr>
    </mtable>
    <annotation encoding="StarMath 5.0">matrix {
{vec w} sub {%theta - jj+1} = left [ matrix {
{tilde J} rSub { size 8{KU} }  {} # {tilde 0} rSub { size 8{KU} } {} ## {tilde 0} rSub { size 8{KU} } {} # {tilde 0} rSub { size 8{KU} }  {} }right ] {vec z} sub {j}+
left [ matrix {
{tilde 0} rSub { size 8{KU} }  {} # {tilde 0} rSub { size 8{KU} } {} ## {tilde J} rSub { size 8{KU} } {} # {tilde 0} rSub { size 8{KU} }  {} }right ] {hat vec z} sub {i}
##
{hat vec w} sub {%OMEGA - %theta + jj } = left [ matrix {
{tilde 0} rSub { size 8{KU} }  {} # {tilde J} rSub { size 8{KU} } {} ## {tilde 0} rSub { size 8{KU} } {} # {tilde 0} rSub { size 8{KU} }  {} }right ] {vec z} sub {j}+
left [ matrix {
{tilde 0} rSub { size 8{KU} }  {} # {tilde 0} rSub { size 8{KU} } {} ## {tilde 0} rSub { size 8{KU} } {} # {tilde J} rSub { size 8{KU} }  {} }right ] {hat vec z} sub {i}

}</annotation>
  </semantics>
</math>
</file>

<file path=Object 211/content.xml><?xml version="1.0" encoding="utf-8"?>
<math xmlns="http://www.w3.org/1998/Math/MathML" display="block">
  <semantics>
    <mover accent="true">
      <mi>c</mi>
      <mo stretchy="false">⃗</mo>
    </mover>
    <annotation encoding="StarMath 5.0">vec c</annotation>
  </semantics>
</math>
</file>

<file path=Object 212/content.xml><?xml version="1.0" encoding="utf-8"?>
<math xmlns="http://www.w3.org/1998/Math/MathML" display="block">
  <semantics>
    <mrow>
      <mi>p</mi>
      <mo stretchy="false">≠</mo>
      <mn>0</mn>
    </mrow>
    <annotation encoding="StarMath 5.0">p &lt;&gt; 0</annotation>
  </semantics>
</math>
</file>

<file path=Object 213/content.xml><?xml version="1.0" encoding="utf-8"?>
<math xmlns="http://www.w3.org/1998/Math/MathML" display="block">
  <semantics>
    <mover accent="true">
      <msub>
        <mi>z</mi>
        <mrow>
          <mi mathvariant="italic">jj</mi>
          <mo stretchy="false">+</mo>
          <mn>1</mn>
        </mrow>
      </msub>
      <mo stretchy="false">⃗</mo>
    </mover>
    <annotation encoding="StarMath 5.0">vec {z sub {jj+1}}</annotation>
  </semantics>
</math>
</file>

<file path=Object 214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i mathvariant="italic">jj</mi>
    </msub>
    <annotation encoding="StarMath 5.0">{hat vec z} sub {jj}</annotation>
  </semantics>
</math>
</file>

<file path=Object 215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row>
        <mi mathvariant="italic">jj</mi>
        <mo stretchy="false">+</mo>
        <mn>1</mn>
      </mrow>
    </msub>
    <annotation encoding="StarMath 5.0">{hat vec z} sub {jj+1}</annotation>
  </semantics>
</math>
</file>

<file path=Object 216/content.xml><?xml version="1.0" encoding="utf-8"?>
<math xmlns="http://www.w3.org/1998/Math/MathML" display="block">
  <semantics>
    <mtable>
      <mtr>
        <mtd>
          <mrow>
            <mrow>
              <msub>
                <mover accent="true">
                  <mi>w</mi>
                  <mo stretchy="false">⃗</mo>
                </mover>
                <mrow>
                  <mi>θ</mi>
                  <mo stretchy="false">−</mo>
                  <mi mathvariant="italic">jj</mi>
                </mrow>
              </msub>
              <mo stretchy="false">=</mo>
              <mrow>
                <mo fence="true" form="prefix" stretchy="false">(</mo>
                <mrow>
                  <mrow>
                    <msub>
                      <mi>z</mi>
                      <mrow>
                        <mi>j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  <mn>...</mn>
                    <msub>
                      <mi>z</mi>
                      <mrow>
                        <mi>j</mi>
                        <mo stretchy="false">+</mo>
                        <mn>1</mn>
                      </mrow>
                    </msub>
                    <mi>,</mi>
                    <msub>
                      <mi>z</mi>
                      <mi>j</mi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n>1</mn>
                    </mrow>
                  </msub>
                  <mi>,</mi>
                  <msub>
                    <mover accent="true">
                      <mi>z</mi>
                      <mo stretchy="false">^</mo>
                    </mover>
                    <mi>i</mi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over accent="true">
                  <mover accent="true">
                    <mi>w</mi>
                    <mo stretchy="false">⃗</mo>
                  </mover>
                  <mo stretchy="false">^</mo>
                </mover>
                <mrow>
                  <mi>θ</mi>
                  <mo stretchy="false">+</mo>
                  <mi mathvariant="italic">jj</mi>
                  <mo stretchy="false">−</mo>
                  <mn>1</mn>
                </mrow>
              </msub>
              <mo stretchy="false">=</mo>
              <mrow>
                <mo fence="true" form="prefix" stretchy="false">(</mo>
                <mrow>
                  <mrow>
                    <msub>
                      <mi>z</mi>
                      <mrow>
                        <mi>j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  <mn>...</mn>
                    <msub>
                      <mi>z</mi>
                      <mrow>
                        <mi>j</mi>
                        <mo stretchy="false">+</mo>
                        <mn>1</mn>
                      </mrow>
                    </msub>
                    <mi>,</mi>
                    <msub>
                      <mi>z</mi>
                      <mi>j</mi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n>1</mn>
                    </mrow>
                  </msub>
                  <mi>,</mi>
                  <msub>
                    <mover accent="true">
                      <mi>z</mi>
                      <mo stretchy="false">^</mo>
                    </mover>
                    <mi>i</mi>
                  </msub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over accent="true">
                      <mi>z</mi>
                      <mo stretchy="false">^</mo>
                    </mover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ub>
                  <mi>,</mi>
                  <msub>
                    <mover accent="true">
                      <mi>z</mi>
                      <mo stretchy="false">^</mo>
                    </mover>
                    <mrow>
                      <mi>n</mi>
                      <mo stretchy="false">−</mo>
                      <mi>j</mi>
                    </mrow>
                  </msub>
                  <mn>...</mn>
                  <msub>
                    <mover accent="true">
                      <mi>z</mi>
                      <mo stretchy="false">^</mo>
                    </mover>
                    <mrow>
                      <mi>n</mi>
                      <mo stretchy="false">−</mo>
                      <mi>j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</mrow>
                  </msub>
                  <mi>,</mi>
                  <msub>
                    <mi>z</mi>
                    <mrow>
                      <mi>n</mi>
                      <mo stretchy="false">−</mo>
                      <mi>i</mi>
                    </mrow>
                  </msub>
                  <mn>...</mn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</mrow>
              </mrow>
              <mo fence="true" form="postfix" stretchy="false">)</mo>
            </mrow>
          </mrow>
        </mtd>
      </mtr>
    </mtable>
    <annotation encoding="StarMath 5.0">matrix {
{vec w} sub {%theta - jj} = 

(z sub {j+(m-3)/2}...z sub {j+1},z sub j),({hat z} sub {i+(m-3)/2}...{hat z} sub {i+1},{hat z} sub i)
##
{hat vec w} sub {%theta + jj - 1} 
 
=(z sub {j+(m-3)/2}...z sub {j+1},z sub j),({hat z} sub {i+(m-3)/2}...{hat z} sub {i+1},{hat z} sub i)
({hat z} sub {n-j+1 },{hat z} sub {n-j} ...{hat z} sub {n-j+1-(m-3)/2}),(z sub {n-i+1 },z sub {n-i} ...z sub {n-i+1-(m-3)/2}) 
}</annotation>
  </semantics>
</math>
</file>

<file path=Object 218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sub>
                    <mover accent="true">
                      <mi>A</mi>
                      <mo stretchy="false">¯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o stretchy="false">−</mo>
                  <msub>
                    <mover accent="true">
                      <mi>I</mi>
                      <mo stretchy="false">~</mo>
                    </mover>
                    <mstyle mathsize="8pt">
                      <mrow>
                        <mi>m</mi>
                        <mo stretchy="false">−</mo>
                        <mn>1</mn>
                      </mrow>
                    </mstyle>
                  </msub>
                </mrow>
              </mtd>
            </mtr>
            <mtr>
              <mtd>
                <msub>
                  <mover accent="true">
                    <mi>I</mi>
                    <mo stretchy="false">~</mo>
                  </mover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A</mi>
                      <mo stretchy="false">~</mo>
                    </mover>
                    <mstyle mathsize="8pt">
                      <mi mathvariant="italic">jj</mi>
                    </mstyle>
                  </msub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z</mi>
                      <mo stretchy="false">⃗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sub>
                        <mover accent="true">
                          <mi>v</mi>
                          <mo stretchy="false">¯</mo>
                        </mover>
                        <mstyle mathsize="8pt">
                          <mrow>
                            <mi mathvariant="italic">jj</mi>
                            <mo stretchy="false">+</mo>
                            <mn>1</mn>
                          </mrow>
                        </mstyle>
                      </msub>
                    </mrow>
                    <mrow/>
                  </mrow>
                </mtd>
              </mtr>
              <mtr>
                <mtd>
                  <msub>
                    <mover accent="true">
                      <mi>v</mi>
                      <mo stretchy="false">⃗</mo>
                    </mover>
                    <mstyle mathsize="8pt">
                      <mi mathvariant="italic">jj</mi>
                    </mstyle>
                  </msub>
                </mtd>
              </mtr>
            </mtable>
          </mrow>
          <mo fence="true" form="postfix" stretchy="true">]</mo>
        </mrow>
      </mrow>
    </mrow>
    <annotation encoding="StarMath 5.0">left [ matrix {
{bar A} rSub { size 8{jj+1} }  {} # -{tilde I} rSub { size 8{m-1} }  ## 


 {tilde I} rSub { size 8{m-1} } # -{tilde A} rSub { size 8{jj} } 
}
right ]


left [ matrix {
{vec z} rSub { size 8{jj} }    {} ##

{vec z} rSub { size 8{jj+1} }   
}  right ] 
= left [matrix {
-{bar v} rSub { size 8{jj+1} }    {} ##

{vec v} rSub { size 8{jj} }   
}
right ]</annotation>
  </semantics>
</math>
</file>

<file path=Object 219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sub jj tilde A sub {jj-1} right rbrace vec { z sub jj } 
+ tilde S sub jj vec { v sub {jj-1} } = vec b sub jj -tilde P sub jj vec { z sub {jj+1} }</annotation>
  </semantics>
</math>
</file>

<file path=Object 221/content.xml><?xml version="1.0" encoding="utf-8"?>
<math xmlns="http://www.w3.org/1998/Math/MathML" display="block">
  <semantics>
    <mover accent="true">
      <msub>
        <mi>w</mi>
        <mi mathvariant="italic">jj</mi>
      </msub>
      <mo stretchy="false">⃗</mo>
    </mover>
    <annotation encoding="StarMath 5.0">vec {w sub jj}</annotation>
  </semantics>
</math>
</file>

<file path=Object 222/content.xml><?xml version="1.0" encoding="utf-8"?>
<math xmlns="http://www.w3.org/1998/Math/MathML" display="block">
  <semantics>
    <msub>
      <mover accent="true">
        <mi>w</mi>
        <mo stretchy="false">⃗</mo>
      </mover>
      <mrow>
        <mi mathvariant="italic">jj</mi>
        <mo stretchy="false">+</mo>
        <mn>1</mn>
      </mrow>
    </msub>
    <annotation encoding="StarMath 5.0">{vec w} sub {jj+1}</annotation>
  </semantics>
</math>
</file>

<file path=Object 223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224/content.xml><?xml version="1.0" encoding="utf-8"?>
<math xmlns="http://www.w3.org/1998/Math/MathML" display="block">
  <semantics>
    <msub>
      <mover accent="true">
        <mi>w</mi>
        <mo stretchy="false">⃗</mo>
      </mover>
      <mi mathvariant="italic">jj</mi>
    </msub>
    <annotation encoding="StarMath 5.0">{vec w} sub {jj}</annotation>
  </semantics>
</math>
</file>

<file path=Object 225/content.xml><?xml version="1.0" encoding="utf-8"?>
<math xmlns="http://www.w3.org/1998/Math/MathML" display="block">
  <semantics>
    <mrow>
      <mrow>
        <mover accent="true">
          <msub>
            <mi>w</mi>
            <mi>j</mi>
          </msub>
          <mo stretchy="false">⃗</mo>
        </mover>
        <mo stretchy="false">=</mo>
        <mstyle mathsize="12pt">
          <msubsup>
            <mrow>
              <mover accent="true">
                <msub>
                  <mi>J</mi>
                  <mi>n</mi>
                </msub>
                <mo stretchy="false">~</mo>
              </mover>
              <mover accent="true">
                <mi>A</mi>
                <mo stretchy="false">~</mo>
              </mover>
            </mrow>
            <mstyle mathsize="8pt">
              <mi>n</mi>
            </mstyle>
            <mi>k</mi>
          </msubsup>
        </mstyle>
      </mrow>
      <mover accent="true">
        <msub>
          <mi>z</mi>
          <mi>j</mi>
        </msub>
        <mo stretchy="false">⃗</mo>
      </mover>
    </mrow>
    <annotation encoding="StarMath 5.0">vec w sub j = size 12 { { tilde J sub n tilde  {A}} rSub { size 8{n} } rsup{k} }vec z_{ j }</annotation>
  </semantics>
</math>
</file>

<file path=Object 226/content.xml><?xml version="1.0" encoding="utf-8"?>
<math xmlns="http://www.w3.org/1998/Math/MathML" display="block">
  <semantics>
    <msub>
      <mi>w</mi>
      <mi>j</mi>
    </msub>
    <annotation encoding="StarMath 5.0"> {w sub j}</annotation>
  </semantics>
</math>
</file>

<file path=Object 227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228/content.xml><?xml version="1.0" encoding="utf-8"?>
<math xmlns="http://www.w3.org/1998/Math/MathML" display="block">
  <semantics>
    <msub>
      <mover accent="true">
        <mi>z</mi>
        <mo stretchy="false">⃗</mo>
      </mover>
      <mi mathvariant="italic">jj</mi>
    </msub>
    <annotation encoding="StarMath 5.0">{vec z} sub jj</annotation>
  </semantics>
</math>
</file>

<file path=Object 229/content.xml><?xml version="1.0" encoding="utf-8"?>
<math xmlns="http://www.w3.org/1998/Math/MathML" display="block">
  <semantics>
    <msub>
      <mover accent="true">
        <mi>z</mi>
        <mo stretchy="false">⃗</mo>
      </mover>
      <mrow>
        <mi mathvariant="italic">jj</mi>
        <mo stretchy="false">+</mo>
        <mn>1</mn>
      </mrow>
    </msub>
    <annotation encoding="StarMath 5.0">{vec z} sub {jj+1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30/content.xml><?xml version="1.0" encoding="utf-8"?>
<math xmlns="http://www.w3.org/1998/Math/MathML" display="block">
  <semantics>
    <mover accent="true">
      <mi>z</mi>
      <mo stretchy="false">⃗</mo>
    </mover>
    <annotation encoding="StarMath 5.0"> vec z </annotation>
  </semantics>
</math>
</file>

<file path=Object 232/content.xml><?xml version="1.0" encoding="utf-8"?>
<math xmlns="http://www.w3.org/1998/Math/MathML" display="block">
  <semantics>
    <mrow>
      <mrow>
        <msub>
          <mover accent="true">
            <mi>z</mi>
            <mo stretchy="false">⃗</mo>
          </mover>
          <mrow>
            <mi mathvariant="italic">jj</mi>
            <mo stretchy="false">+</mo>
            <mn>1</mn>
          </mrow>
        </msub>
        <mo stretchy="false">=</mo>
        <msub>
          <mover accent="true">
            <mi>A</mi>
            <mo stretchy="false">~</mo>
          </mover>
          <mn>0</mn>
        </msub>
      </mrow>
      <msub>
        <mover accent="true">
          <mi>z</mi>
          <mo stretchy="false">⃗</mo>
        </mover>
        <mi mathvariant="italic">jj</mi>
      </msub>
    </mrow>
    <annotation encoding="StarMath 5.0">{vec z} sub { jj+1 } = {tilde A} sub 0 {vec z} sub jj </annotation>
  </semantics>
</math>
</file>

<file path=Object 233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i mathvariant="italic">ii</mi>
    </msub>
    <annotation encoding="StarMath 5.0">{hat vec z} sub {ii}</annotation>
  </semantics>
</math>
</file>

<file path=Object 234/content.xml><?xml version="1.0" encoding="utf-8"?>
<math xmlns="http://www.w3.org/1998/Math/MathML" display="block">
  <semantics>
    <mrow>
      <mrow>
        <msub>
          <mover accent="true">
            <mi>z</mi>
            <mo stretchy="false">⃗</mo>
          </mover>
          <mrow>
            <mi mathvariant="italic">jj</mi>
            <mo stretchy="false">−</mo>
            <mn>1</mn>
          </mrow>
        </msub>
        <mo stretchy="false">=</mo>
        <msub>
          <mover accent="true">
            <mi>A</mi>
            <mo stretchy="false">¯</mo>
          </mover>
          <mn>0</mn>
        </msub>
      </mrow>
      <msub>
        <mover accent="true">
          <mi>z</mi>
          <mo stretchy="false">⃗</mo>
        </mover>
        <mi mathvariant="italic">jj</mi>
      </msub>
    </mrow>
    <annotation encoding="StarMath 5.0">{vec z} sub { jj -1 } = {bar A} sub 0 {vec z} sub {jj} </annotation>
  </semantics>
</math>
</file>

<file path=Object 236/content.xml><?xml version="1.0" encoding="utf-8"?>
<math xmlns="http://www.w3.org/1998/Math/MathML" display="block">
  <semantics>
    <msub>
      <mover accent="true">
        <mover accent="true">
          <mi>w</mi>
          <mo stretchy="false">⃗</mo>
        </mover>
        <mo stretchy="false">^</mo>
      </mover>
      <mi mathvariant="italic">jj</mi>
    </msub>
    <annotation encoding="StarMath 5.0">{hat vec w} sub {jj}</annotation>
  </semantics>
</math>
</file>

<file path=Object 237/content.xml><?xml version="1.0" encoding="utf-8"?>
<math xmlns="http://www.w3.org/1998/Math/MathML" display="block">
  <semantics>
    <msub>
      <mover accent="true">
        <mover accent="true">
          <mi>w</mi>
          <mo stretchy="false">⃗</mo>
        </mover>
        <mo stretchy="false">^</mo>
      </mover>
      <mrow>
        <mi mathvariant="italic">jj</mi>
        <mo stretchy="false">+</mo>
        <mn>1</mn>
      </mrow>
    </msub>
    <annotation encoding="StarMath 5.0">{hat vec w} sub {jj+1}</annotation>
  </semantics>
</math>
</file>

<file path=Object 238/content.xml><?xml version="1.0" encoding="utf-8"?>
<math xmlns="http://www.w3.org/1998/Math/MathML" display="block">
  <semantics>
    <msub>
      <mover accent="true">
        <mover accent="true">
          <mi>w</mi>
          <mo stretchy="false">⃗</mo>
        </mover>
        <mo stretchy="false">^</mo>
      </mover>
      <mi mathvariant="italic">jj</mi>
    </msub>
    <annotation encoding="StarMath 5.0">{hat vec w} sub {jj}</annotation>
  </semantics>
</math>
</file>

<file path=Object 239/content.xml><?xml version="1.0" encoding="utf-8"?>
<math xmlns="http://www.w3.org/1998/Math/MathML" display="block">
  <semantics>
    <mrow>
      <msup>
        <mrow>
          <mo fence="true" form="prefix" stretchy="true">[</mo>
          <mrow>
            <mstyle mathsize="12pt">
              <msubsup>
                <mover accent="true">
                  <mi>A</mi>
                  <mo stretchy="false">~</mo>
                </mover>
                <mstyle mathsize="8pt">
                  <mi>n</mi>
                </mstyle>
                <mi>k</mi>
              </msubsup>
            </mstyle>
          </mrow>
          <mo fence="true" form="postfix" stretchy="true">]</mo>
        </mrow>
        <mrow>
          <mo stretchy="false">−</mo>
          <mn>1</mn>
        </mrow>
      </msup>
      <mo stretchy="false">=</mo>
      <mstyle mathsize="12pt">
        <msubsup>
          <mover accent="true">
            <mi>A</mi>
            <mo stretchy="false">~</mo>
          </mover>
          <mstyle mathsize="8pt">
            <mi>n</mi>
          </mstyle>
          <mrow>
            <mi>n</mi>
            <mo stretchy="false">−</mo>
            <mi>k</mi>
          </mrow>
        </msubsup>
      </mstyle>
    </mrow>
    <annotation encoding="StarMath 5.0">left [ size 12 { { tilde  {A}} rSub { size 8{n} } rsup{k} } right ] sup {-1} = size 12 { { tilde  {A}} rSub { size 8{n} } rsup{n-k} }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40/content.xml><?xml version="1.0" encoding="utf-8"?>
<math xmlns="http://www.w3.org/1998/Math/MathML" display="block">
  <semantics>
    <mrow>
      <mrow>
        <mover accent="true">
          <msub>
            <mi>z</mi>
            <mi>j</mi>
          </msub>
          <mo stretchy="false">⃗</mo>
        </mover>
        <mo stretchy="false">=</mo>
        <mstyle mathsize="12pt">
          <msubsup>
            <mrow>
              <mover accent="true">
                <msub>
                  <mi>J</mi>
                  <mi>n</mi>
                </msub>
                <mo stretchy="false">~</mo>
              </mover>
              <mover accent="true">
                <mi>A</mi>
                <mo stretchy="false">~</mo>
              </mover>
            </mrow>
            <mstyle mathsize="8pt">
              <mi>n</mi>
            </mstyle>
            <mrow>
              <mi>n</mi>
              <mo stretchy="false">−</mo>
              <mi>k</mi>
            </mrow>
          </msubsup>
        </mstyle>
      </mrow>
      <mover accent="true">
        <msub>
          <mi>w</mi>
          <mi>j</mi>
        </msub>
        <mo stretchy="false">⃗</mo>
      </mover>
    </mrow>
    <annotation encoding="StarMath 5.0">vec z sub j = size 12 { { tilde J sub n tilde  {A}} rSub { size 8{n} } rsup{n-k} }vec w_{ j }</annotation>
  </semantics>
</math>
</file>

<file path=Object 241/content.xml><?xml version="1.0" encoding="utf-8"?>
<math xmlns="http://www.w3.org/1998/Math/MathML" display="block">
  <semantics>
    <mtable>
      <mtr>
        <mtd>
          <mrow>
            <mrow>
              <mover accent="true">
                <msub>
                  <mi>z</mi>
                  <mi mathvariant="italic">jj</mi>
                </msub>
                <mo stretchy="false">⃗</mo>
              </mover>
              <mo stretchy="false">=</mo>
              <mrow>
                <mo fence="true" form="prefix" stretchy="false">(</mo>
                <mrow>
                  <mrow>
                    <msub>
                      <mi>z</mi>
                      <mi>j</mi>
                    </msub>
                    <mi>,</mi>
                    <msub>
                      <mi>z</mi>
                      <mrow>
                        <mi>j</mi>
                        <mo stretchy="false">+</mo>
                        <mn>1</mn>
                      </mrow>
                    </msub>
                    <mn>....</mn>
                    <msub>
                      <mi>z</mi>
                      <mrow>
                        <mi>j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i>z</mi>
                    <mrow>
                      <mi>n</mi>
                      <mo stretchy="false">−</mo>
                      <mi>j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i>z</mi>
                    <mrow>
                      <mi>n</mi>
                      <mo stretchy="false">−</mo>
                      <mi>j</mi>
                    </mrow>
                  </msub>
                  <mi>,</mi>
                  <msub>
                    <mi>z</mi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over accent="true">
                  <mover accent="true">
                    <mi>z</mi>
                    <mo stretchy="false">⃗</mo>
                  </mover>
                  <mo stretchy="false">^</mo>
                </mover>
                <mrow>
                  <mi mathvariant="normal">Ω</mi>
                  <mo stretchy="false">−</mo>
                  <mi mathvariant="italic">jj</mi>
                  <mo stretchy="false">+</mo>
                  <mn>1</mn>
                </mrow>
              </msub>
              <mo stretchy="false">=</mo>
              <msub>
                <mover accent="true">
                  <mover accent="true">
                    <mi>z</mi>
                    <mo stretchy="false">⃗</mo>
                  </mover>
                  <mo stretchy="false">^</mo>
                </mover>
                <mi mathvariant="italic">ii</mi>
              </msub>
              <mo stretchy="false">=</mo>
              <mrow>
                <mo fence="true" form="prefix" stretchy="false">(</mo>
                <mrow>
                  <mrow>
                    <msub>
                      <mi>z</mi>
                      <mi>i</mi>
                    </msub>
                    <mi>,</mi>
                    <msub>
                      <mi>z</mi>
                      <mrow>
                        <mi>i</mi>
                        <mo stretchy="false">+</mo>
                        <mn>1</mn>
                      </mrow>
                    </msub>
                    <mn>....</mn>
                    <msub>
                      <mi>z</mi>
                      <mrow>
                        <mi>i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i>z</mi>
                    <mrow>
                      <mi>n</mi>
                      <mo stretchy="false">−</mo>
                      <mi>i</mi>
                    </mrow>
                  </msub>
                  <mi>,</mi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</mrow>
        </mtd>
      </mtr>
    </mtable>
    <annotation encoding="StarMath 5.0">matrix {
vec z sub {jj} = (z sub j,z sub {j+1}....z sub {j+(m-3)/2}),(z sub {n-j+1-(m-3)/2}...z sub {n-j},z sub {n-j+1 }) 
##
{hat vec z} sub {%OMEGA - jj + 1} ={hat vec z} sub {ii}= (z sub i,z sub {i+1}....z sub {i+(m-3)/2}),(z sub {n-i+1-(m-3)/2}...z sub {n-i},z sub {n-i+1 }) 
}</annotation>
  </semantics>
</math>
</file>

<file path=Object 243/content.xml><?xml version="1.0" encoding="utf-8"?>
<math xmlns="http://www.w3.org/1998/Math/MathML" display="block">
  <semantics>
    <mrow>
      <mi mathvariant="normal">Ω</mi>
      <mo stretchy="false">=</mo>
      <mrow>
        <mrow>
          <mo fence="true" form="prefix" stretchy="false">(</mo>
          <mrow>
            <mrow>
              <mi>n</mi>
              <mo stretchy="false">−</mo>
              <mi>p</mi>
            </mrow>
          </mrow>
          <mo fence="true" form="postfix" stretchy="false">)</mo>
        </mrow>
        <mo stretchy="false">/</mo>
        <mrow>
          <mo fence="true" form="prefix" stretchy="false">(</mo>
          <mrow>
            <mrow>
              <mn>2</mn>
              <mi mathvariant="italic">KU</mi>
            </mrow>
          </mrow>
          <mo fence="true" form="postfix" stretchy="false">)</mo>
        </mrow>
      </mrow>
    </mrow>
    <annotation encoding="StarMath 5.0">%OMEGA = (n-p)/(2KU)</annotation>
  </semantics>
</math>
</file>

<file path=Object 244/content.xml><?xml version="1.0" encoding="utf-8"?>
<math xmlns="http://www.w3.org/1998/Math/MathML" display="block">
  <semantics>
    <msub>
      <mi>z</mi>
      <mi mathvariant="italic">jj</mi>
    </msub>
    <annotation encoding="StarMath 5.0"> {z sub jj}</annotation>
  </semantics>
</math>
</file>

<file path=Object 245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row>
                    <mo stretchy="false">−</mo>
                    <msub>
                      <mover accent="true">
                        <mi>B</mi>
                        <mo stretchy="false">~</mo>
                      </mover>
                      <mstyle mathsize="8pt">
                        <mi mathvariant="italic">jj</mi>
                      </mstyle>
                    </msub>
                  </mrow>
                  <msub>
                    <mover accent="true">
                      <mi>J</mi>
                      <mo stretchy="false">~</mo>
                    </mover>
                    <mrow>
                      <mn>2</mn>
                      <mi mathvariant="italic">KU</mi>
                    </mrow>
                  </msub>
                  <msubsup>
                    <mover accent="true">
                      <mi>A</mi>
                      <mo stretchy="false">~</mo>
                    </mover>
                    <mstyle mathsize="8pt">
                      <mrow>
                        <mn>2</mn>
                        <mi mathvariant="italic">KU</mi>
                      </mrow>
                    </mstyle>
                    <mi mathvariant="italic">KU</mi>
                  </msubsup>
                  <mrow/>
                </mrow>
              </mtd>
              <mtd>
                <mrow>
                  <msub>
                    <mover accent="true">
                      <mi>J</mi>
                      <mo stretchy="false">~</mo>
                    </mover>
                    <mrow>
                      <mn>2</mn>
                      <mi mathvariant="italic">KU</mi>
                    </mrow>
                  </msub>
                  <msubsup>
                    <mover accent="true">
                      <mi>A</mi>
                      <mo stretchy="false">~</mo>
                    </mover>
                    <mstyle mathsize="8pt">
                      <mrow>
                        <mn>2</mn>
                        <mi mathvariant="italic">KU</mi>
                      </mrow>
                    </mstyle>
                    <mi mathvariant="italic">KU</mi>
                  </msubsup>
                </mrow>
              </mtd>
            </mtr>
            <mtr>
              <mtd>
                <msub>
                  <mover accent="true">
                    <mi>I</mi>
                    <mo stretchy="false">~</mo>
                  </mover>
                  <mstyle mathsize="8pt">
                    <mrow>
                      <mn>2</mn>
                      <mi mathvariant="italic">KU</mi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A</mi>
                      <mo stretchy="false">~</mo>
                    </mover>
                    <mstyle mathsize="8pt">
                      <mi mathvariant="italic">jj</mi>
                    </mstyle>
                  </msub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z</mi>
                      <mo stretchy="false">⃗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u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v</mi>
                      <mo stretchy="false">⃗</mo>
                    </mover>
                    <mstyle mathsize="8pt">
                      <mi mathvariant="italic">jj</mi>
                    </mstyle>
                  </msub>
                </mtd>
              </mtr>
            </mtable>
          </mrow>
          <mo fence="true" form="postfix" stretchy="true">]</mo>
        </mrow>
      </mrow>
    </mrow>
    <annotation encoding="StarMath 5.0">left [ matrix {
 -{tilde B} rSub { size 8{jj} }{tilde J} sub {2KU}  {tilde A} rSub { size 8{2KU}} rsup KU   {} # {tilde J} sub {2KU}  {tilde A} rSub { size 8{2KU}} rsup KU  ## 


 {tilde I} rSub { size 8{2KU} } # -{tilde A} rSub { size 8{jj} } 
}
right ]


left [ matrix {
{vec z} rSub { size 8{jj} }    {} ##

{vec z} rSub { size 8{jj+1} }   
}  right ] 
= left [matrix {
{vec u} rSub { size 8{jj} }    {} ##

{vec v} rSub { size 8{jj} }   
}
right ]</annotation>
  </semantics>
</math>
</file>

<file path=Object 246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 {vec z sub jj}</annotation>
  </semantics>
</math>
</file>

<file path=Object 247/content.xml><?xml version="1.0" encoding="utf-8"?>
<math xmlns="http://www.w3.org/1998/Math/MathML" display="block">
  <semantics>
    <msub>
      <mover accent="true">
        <mi>z</mi>
        <mo stretchy="false">^</mo>
      </mover>
      <mi mathvariant="italic">jj</mi>
    </msub>
    <annotation encoding="StarMath 5.0"> {hat z} sub {jj}</annotation>
  </semantics>
</math>
</file>

<file path=Object 248/content.xml><?xml version="1.0" encoding="utf-8"?>
<math xmlns="http://www.w3.org/1998/Math/MathML" display="block">
  <semantics>
    <mrow>
      <mover accent="true">
        <msubsup>
          <mi>C</mi>
          <mi mathvariant="italic">jj</mi>
          <mi>r</mi>
        </msubsup>
        <mo stretchy="false">~</mo>
      </mover>
      <mi>,</mi>
      <mover accent="true">
        <msubsup>
          <mi>S</mi>
          <mi mathvariant="italic">jj</mi>
          <mi>r</mi>
        </msubsup>
        <mo stretchy="false">~</mo>
      </mover>
      <mi>,</mi>
      <mover accent="true">
        <msubsup>
          <mi>P</mi>
          <mi mathvariant="italic">jj</mi>
          <mi>r</mi>
        </msubsup>
        <mo stretchy="false">~</mo>
      </mover>
      <mi>,</mi>
      <mover accent="true">
        <msubsup>
          <mi>b</mi>
          <mi mathvariant="italic">jj</mi>
          <mi>r</mi>
        </msubsup>
        <mo stretchy="false">⃗</mo>
      </mover>
    </mrow>
    <annotation encoding="StarMath 5.0">tilde C sub jj sup r , tilde S sub jj sup r  , tilde P sub jj sup r ,vec b sub jj sup r</annotation>
  </semantics>
</math>
</file>

<file path=Object 249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50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251/content.xml><?xml version="1.0" encoding="utf-8"?>
<math xmlns="http://www.w3.org/1998/Math/MathML" display="block">
  <semantics>
    <mrow>
      <mover accent="true">
        <msub>
          <mi>B</mi>
          <mi mathvariant="italic">jj</mi>
        </msub>
        <mo stretchy="false">~</mo>
      </mover>
      <mi>,</mi>
      <mover accent="true">
        <msub>
          <mi>u</mi>
          <mi mathvariant="italic">jj</mi>
        </msub>
        <mo stretchy="false">⃗</mo>
      </mover>
    </mrow>
    <annotation encoding="StarMath 5.0">tilde B sub jj ,vec u sub jj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row>
              <mi>i</mi>
              <mo stretchy="false">=</mo>
              <mrow>
                <mn>1</mn>
                <mo stretchy="false">+</mo>
                <mn>2</mn>
              </mrow>
            </mrow>
            <mi mathvariant="italic">KU</mi>
          </mrow>
        </munderover>
        <mrow>
          <mi mathvariant="italic">AB</mi>
          <mrow>
            <mrow>
              <mo fence="true" form="prefix" stretchy="false">(</mo>
              <mrow>
                <mrow>
                  <mi>i</mi>
                  <mi>,</mi>
                  <mi>j</mi>
                </mrow>
              </mrow>
              <mo fence="true" form="postfix" stretchy="false">)</mo>
            </mrow>
            <mo stretchy="false">∗</mo>
            <mi>z</mi>
          </mrow>
          <mrow>
            <mo fence="true" form="prefix" stretchy="false">(</mo>
            <mrow>
              <mrow>
                <mrow>
                  <mn>1</mn>
                  <mo stretchy="false">+</mo>
                  <mi mathvariant="italic">mod</mi>
                </mrow>
                <mrow>
                  <mo fence="true" form="prefix" stretchy="false">(</mo>
                  <mrow>
                    <mrow>
                      <mrow>
                        <mi>N</mi>
                        <mo stretchy="false">+</mo>
                        <mi>i</mi>
                        <mo stretchy="false">+</mo>
                        <mi>j</mi>
                        <mo stretchy="false">−</mo>
                        <mn>2</mn>
                      </mrow>
                      <mi>,</mi>
                      <mi>N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  <mo stretchy="false">=</mo>
      <msub>
        <mi>b</mi>
        <mi>j</mi>
      </msub>
    </mrow>
    <annotation encoding="StarMath 5.0">sum from{i=1} to{i=1+2KU}{AB(i,j)*z(1+mod(N+i+j-2,N))}=b_{ j }  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row>
          <mrow>
            <mo fence="true" form="prefix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−</mo>
          <mrow>
            <mo fence="true" form="prefix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</mrow>
      </mrow>
      <mrow>
        <mo fence="true" form="prefix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form="postfix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4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5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form="postfix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form="prefix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form="postfix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form="postfix" stretchy="true">}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row>
    </mrow>
    <annotation encoding="StarMath 5.0">CD(KU+1+i-j,j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n>2</mn>
              <mrow>
                <mi mathvariant="italic">KU</mi>
                <mo stretchy="false">+</mo>
                <mn>2</mn>
                <mo stretchy="false">−</mo>
                <mi mathvariant="italic">mod</mi>
              </mrow>
              <mrow>
                <mo fence="true" form="prefix" stretchy="false">(</mo>
                <mrow>
                  <mrow>
                    <mi>N</mi>
                    <mo stretchy="false">+</mo>
                    <mi mathvariant="italic">KU</mi>
                    <mo stretchy="false">+</mo>
                    <mn>1</mn>
                    <mo stretchy="false">+</mo>
                    <mi>i</mi>
                    <mo stretchy="false">−</mo>
                    <mi>j</mi>
                  </mrow>
                </mrow>
                <mo fence="true" form="postfix" stretchy="false">)</mo>
              </mrow>
              <mi>,</mi>
              <mi>i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2KU+2-mod(N+KU+1+i-j),i) = a_{ij} with KU=(m-1)/2 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over accent="true">
      <msub>
        <mi>v</mi>
        <mrow>
          <mi mathvariant="italic">jj</mi>
          <mo stretchy="false">−</mo>
          <mn>1</mn>
        </mrow>
      </msub>
      <mo stretchy="false">⃗</mo>
    </mover>
    <annotation encoding="StarMath 5.0">vec 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82/content.xml><?xml version="1.0" encoding="utf-8"?>
<math xmlns="http://www.w3.org/1998/Math/MathML" display="block">
  <semantics>
    <mover accent="true">
      <msub>
        <mi>A</mi>
        <mn>1</mn>
      </msub>
      <mo stretchy="false">~</mo>
    </mover>
    <annotation encoding="StarMath 5.0">tilde A sub {1 }</annotation>
  </semantics>
</math>
</file>

<file path=Object 83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84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85/content.xml><?xml version="1.0" encoding="utf-8"?>
<math xmlns="http://www.w3.org/1998/Math/MathML" display="block">
  <semantics>
    <mover accent="true">
      <msub>
        <mi>A</mi>
        <mi>j</mi>
      </msub>
      <mo stretchy="false">~</mo>
    </mover>
    <annotation encoding="StarMath 5.0">tilde A sub { j }</annotation>
  </semantics>
</math>
</file>

<file path=Object 86/content.xml><?xml version="1.0" encoding="utf-8"?>
<math xmlns="http://www.w3.org/1998/Math/MathML" display="block">
  <semantics>
    <mover accent="true">
      <msub>
        <mi>v</mi>
        <mi>j</mi>
      </msub>
      <mo stretchy="false">⃗</mo>
    </mover>
    <annotation encoding="StarMath 5.0">vec v sub { j }</annotation>
  </semantics>
</math>
</file>

<file path=Object 87/content.xml><?xml version="1.0" encoding="utf-8"?>
<math xmlns="http://www.w3.org/1998/Math/MathML" display="block">
  <semantics>
    <mover accent="true">
      <msub>
        <mi>v</mi>
        <mn>1</mn>
      </msub>
      <mo stretchy="false">⃗</mo>
    </mover>
    <annotation encoding="StarMath 5.0">vec v sub { 1 }</annotation>
  </semantics>
</math>
</file>

<file path=Object 88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89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ver accent="true">
            <msub>
              <mi>C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  <mo stretchy="false">+</mo>
          <mover accent="true">
            <msub>
              <mi>P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=tilde C sub {N/(2KU)} + tilde P sub {N/(2KU)} tilde A sub 0 

  



 </annotation>
  </semantics>
</math>
</file>

<file path=Object 90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P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S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−</mo>
            <mn>1</mn>
          </mrow>
        </msub>
        <mo stretchy="false">⃗</mo>
      </mover>
    </mrow>
    <annotation encoding="StarMath 5.0">left lbrace tilde C sub jj + tilde P sub jj bar A sub {jj+1} right rbrace vec { z sub jj } 
+ tilde P sub jj vec { v sub {jj+1} } = vec b sub jj -tilde S sub jj vec { z sub {jj-1} }</annotation>
  </semantics>
</math>
</file>

<file path=Object 91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¯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P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+</mo>
                        <mn>1</mn>
                      </mrow>
                    </msub>
                    <mo stretchy="false">¯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S</mi>
          <mi mathvariant="italic">jj</mi>
        </msub>
        <mo stretchy="false">~</mo>
      </mover>
    </mrow>
    <annotation encoding="StarMath 5.0">bar A sub jj = -left lbrace tilde C sub jj + tilde P sub jj bar A sub {jj+1} right rbrace sup {-1} tilde S sub jj</annotation>
  </semantics>
</math>
</file>

<file path=Object 9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¯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+</mo>
                      <mn>1</mn>
                    </mrow>
                  </msub>
                  <mo stretchy="false">¯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form="postfix" stretchy="true">}</mo>
      </mrow>
    </mrow>
    <annotation encoding="StarMath 5.0">bar v sub jj = left lbrace tilde C sub jj + tilde P sub jj bar A sub {jj+1} right rbrace sup {-1} left lbrace {vec b sub jj - tilde P sub jj bar v sub {jj+1}}right rbrace</annotation>
  </semantics>
</math>
</file>

<file path=Object 93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+1 }</annotation>
  </semantics>
</math>
</file>

<file path=Object 9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+1 }</annotation>
  </semantics>
</math>
</file>

<file path=Object 95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¯</mo>
        </mover>
      </mrow>
      <mover accent="true">
        <msub>
          <mi>z</mi>
          <mi mathvariant="italic">jj</mi>
        </msub>
        <mo stretchy="false">⃗</mo>
      </mover>
    </mrow>
    <annotation encoding="StarMath 5.0">vec z sub { jj -1 } = bar A sub 0 vec z sub {jj} </annotation>
  </semantics>
</math>
</file>

<file path=Object 96/content.xml><?xml version="1.0" encoding="utf-8"?>
<math xmlns="http://www.w3.org/1998/Math/MathML" display="block">
  <semantics>
    <mrow>
      <mover accent="true">
        <msub>
          <mi>A</mi>
          <mi>j</mi>
        </msub>
        <mo stretchy="false">¯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¯</mo>
            </mover>
          </mrow>
          <mo fence="true" stretchy="false">}</mo>
        </mrow>
        <mrow>
          <mo stretchy="false">−</mo>
          <mn>1</mn>
        </mrow>
      </msup>
    </mrow>
    <annotation encoding="StarMath 5.0">bar A sub { j } = lbrace bar A sub 0 rbrace sup { -1 }</annotation>
  </semantics>
</math>
</file>

<file path=Object 97/content.xml><?xml version="1.0" encoding="utf-8"?>
<math xmlns="http://www.w3.org/1998/Math/MathML" display="block">
  <semantics>
    <mrow>
      <mrow>
        <mover accent="true">
          <msub>
            <mi>z</mi>
            <mn>1</mn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n>1</mn>
                    </msub>
                    <mo stretchy="false">~</mo>
                  </mover>
                  <mo stretchy="false">+</mo>
                  <mover accent="true">
                    <msub>
                      <mi>S</mi>
                      <mn>1</mn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¯</mo>
                  </mover>
                  <mo stretchy="false">+</mo>
                  <mover accent="true">
                    <msub>
                      <mi>P</mi>
                      <mn>1</mn>
                    </msub>
                    <mo stretchy="false">~</mo>
                  </mover>
                </mrow>
                <mover accent="true">
                  <msub>
                    <mi>A</mi>
                    <mn>2</mn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n>1</mn>
                </msub>
                <mo stretchy="false">⃗</mo>
              </mover>
              <mo stretchy="false">−</mo>
              <mover accent="true">
                <msub>
                  <mi>P</mi>
                  <mn>1</mn>
                </msub>
                <mo stretchy="false">~</mo>
              </mover>
            </mrow>
            <mover accent="true">
              <msub>
                <mi>v</mi>
                <mn>2</mn>
              </msub>
              <mo stretchy="false">¯</mo>
            </mover>
          </mrow>
        </mrow>
        <mo fence="true" stretchy="true">}</mo>
      </mrow>
    </mrow>
    <annotation encoding="StarMath 5.0"> vec { z sub 1 } 
 = left lbrace tilde C sub 1 + tilde S sub 1 bar A sub 0 + tilde P sub 1 bar A sub {2}  right rbrace sup -1 left lbrace vec b sub 1-tilde P sub 1 bar { v sub {2} } right rbrace

</annotation>
  </semantics>
</math>
</file>

<file path=Object 98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</mtr>
                  <mtr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over accent="true">
              <mn>0</mn>
              <mo stretchy="false">⃗</mo>
            </mover>
          </mrow>
        </mrow>
      </mstyle>
      <mrow/>
    </mrow>
    <annotation encoding="StarMath 5.0"> size 12 { { bar  {A}} rSub { size 8{(n/2+1)} } = left [ matrix {
 0 {} # tilde I sub {KU} ##
 tilde I sub {KU} # 0{}
 }  right ], { bar  {v}} rSub { size 8{(n/2+1)} } = vec 0} {}</annotation>
  </semantics>
</math>
</file>

<file path=Object 99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